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40000006340D6D93DB3DDD5E9.png" manifest:media-type="image/png"/>
  <manifest:file-entry manifest:full-path="Pictures/100000000000018C000001BEF5C296466C8F2D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" style:family="graphic" style:parent-style-name="objectwithoutfill">
      <style:graphic-properties draw:stroke="dash" draw:stroke-dash="Fine_20_Dashed" svg:stroke-width="0.028cm" draw:marker-start-width="0.242cm" draw:marker-end="Arrow" draw:marker-end-width="0.342cm" svg:stroke-opacity="100%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735cm" fo:min-width="10.803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068cm" fo:min-width="16.391cm"/>
    </style:style>
    <style:style style:name="gr2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068cm" fo:min-width="11.184cm"/>
    </style:style>
    <style:style style:name="gr3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0" style:family="graphic" style:parent-style-name="standard">
      <style:graphic-properties draw:stroke="solid" draw:stroke-dash="Fine_20_Dashed" svg:stroke-color="#0000ff" draw:fill="none" draw:textarea-horizontal-align="justify" draw:textarea-vertical-align="middle" draw:auto-grow-height="false" fo:min-height="3.659cm" fo:min-width="16.26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6cm" fo:min-width="0cm"/>
    </style:style>
    <style:style style:name="gr42" style:family="graphic" style:parent-style-name="standard">
      <style:graphic-properties draw:stroke="solid" draw:stroke-dash="Fine_20_Dashed" svg:stroke-color="#009900" draw:fill="none" draw:textarea-horizontal-align="justify" draw:textarea-vertical-align="middle" draw:auto-grow-height="false" fo:min-height="3.56cm" fo:min-width="10.44cm"/>
    </style:style>
    <style:style style:name="gr4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6" style:family="graphic" style:parent-style-name="standard">
      <style:graphic-properties svg:stroke-color="#ff0000" draw:fill="none" draw:textarea-horizontal-align="justify" draw:textarea-vertical-align="middle" draw:auto-grow-height="false" fo:min-height="11.996cm" fo:min-width="4.834cm"/>
    </style:style>
    <style:style style:name="gr47" style:family="graphic" style:parent-style-name="standard">
      <style:graphic-properties draw:stroke="solid" svg:stroke-color="#ff6600" draw:fill="none" draw:textarea-horizontal-align="justify" draw:textarea-vertical-align="middle" draw:auto-grow-height="false" fo:min-height="3.306cm" fo:min-width="4.834cm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9" style:family="graphic" style:parent-style-name="standard" style:list-style-name="L1">
      <style:graphic-properties draw:stroke="solid" svg:stroke-color="#000000" draw:fill="none" draw:fill-color="#ffffff" draw:textarea-vertical-align="middle" fo:min-height="2.829cm"/>
    </style:style>
    <style:style style:name="gr6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2" style:family="graphic" style:parent-style-name="standard" style:list-style-name="L1">
      <style:graphic-properties draw:stroke="solid" svg:stroke-color="#000000" draw:fill="none" draw:fill-color="#ffffff" draw:textarea-vertical-align="middle" fo:min-height="2.393cm"/>
    </style:style>
    <style:style style:name="gr63" style:family="graphic" style:parent-style-name="standard" style:list-style-name="L1">
      <style:graphic-properties draw:stroke="solid" svg:stroke-color="#000000" draw:fill="none" draw:fill-color="#ffffff" draw:textarea-vertical-align="middle" fo:min-height="2.829cm"/>
    </style:style>
    <style:style style:name="gr6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5" style:family="graphic" style:parent-style-name="standard">
      <style:graphic-properties draw:stroke="none" svg:stroke-color="#000000" draw:fill="none" draw:fill-color="#ffffff" fo:min-height="1.575cm"/>
    </style:style>
    <style:style style:name="gr66" style:family="graphic" style:parent-style-name="standard">
      <style:graphic-properties draw:stroke="none" svg:stroke-color="#000000" draw:fill="none" draw:fill-color="#ffffff" fo:min-height="0.788cm"/>
    </style:style>
    <style:style style:name="gr67" style:family="graphic" style:parent-style-name="standard">
      <style:graphic-properties draw:stroke="none" svg:stroke-color="#000000" draw:fill="none" draw:fill-color="#ffffff" fo:min-height="0.871cm"/>
    </style:style>
    <style:style style:name="gr6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6" style:family="graphic" style:parent-style-name="standard" style:list-style-name="L1">
      <style:graphic-properties draw:stroke="solid" svg:stroke-color="#000000" draw:fill="none" draw:fill-color="#ffffff" draw:textarea-vertical-align="middle" fo:min-height="2.393cm"/>
    </style:style>
    <style:style style:name="gr7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8" style:family="graphic" style:parent-style-name="standard" style:list-style-name="L1">
      <style:graphic-properties draw:stroke="dash" draw:stroke-dash="Fine_20_Dashed" svg:stroke-color="#000000" draw:fill="none" draw:fill-color="#ffffff" draw:textarea-vertical-align="middle" fo:min-height="2.29cm"/>
    </style:style>
    <style:style style:name="gr7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5" style:family="graphic" style:parent-style-name="standard" style:list-style-name="L1">
      <style:graphic-properties draw:stroke="solid" svg:stroke-color="#000000" draw:fill="none" draw:fill-color="#ffffff" draw:textarea-vertical-align="middle" fo:min-height="2.393cm"/>
    </style:style>
    <style:style style:name="gr8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8" style:family="graphic" style:parent-style-name="standard">
      <style:graphic-properties draw:stroke="none" svg:stroke-color="#000000" draw:fill="none" draw:fill-color="#ffffff" fo:min-height="1.149cm"/>
    </style:style>
    <style:style style:name="gr8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9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91" style:family="graphic" style:parent-style-name="objectwithoutfill">
      <style:graphic-properties svg:stroke-color="#9999ff" draw:fill="solid" draw:fill-color="#729fcf" draw:opacity="59%" draw:textarea-vertical-align="middle" draw:shadow="hidden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26cm, 4.721cm, 0cm)" draw:image-opacity="100%" style:mirror="none"/>
    </style:style>
    <style:style style:name="gr93" style:family="graphic" style:parent-style-name="standard">
      <style:graphic-properties svg:stroke-width="0.776cm" svg:stroke-color="#666666" draw:marker-start-width="1.158cm" draw:marker-end-width="1.158cm" draw:opacity="100%" draw:textarea-horizontal-align="justify" draw:textarea-vertical-align="middle" draw:auto-grow-height="false" fo:min-height="17.535cm" fo:min-width="15.754cm" fo:padding-top="0.507cm" fo:padding-bottom="0.507cm" fo:padding-left="0.632cm" fo:padding-right="0.632cm" draw:shadow="hidden"/>
    </style:style>
    <style:style style:name="gr94" style:family="graphic" style:parent-style-name="standard">
      <style:graphic-properties draw:stroke="none" svg:stroke-color="#000000" draw:fill="none" draw:fill-color="#ffffff" fo:min-height="5.689cm"/>
    </style:style>
    <style:style style:name="gr95" style:family="graphic" style:parent-style-name="objectwithoutfill">
      <style:graphic-properties draw:fill="none" draw:fill-color="#9999ff" draw:textarea-vertical-align="middle"/>
    </style:style>
    <style:style style:name="gr96" style:family="graphic" style:parent-style-name="standard">
      <style:graphic-properties svg:stroke-color="#ff0000" draw:fill="solid" draw:fill-color="#ff3333" draw:textarea-horizontal-align="justify" draw:textarea-vertical-align="middle" draw:auto-grow-height="false" fo:min-height="0.12cm" fo:min-width="0cm"/>
    </style:style>
    <style:style style:name="gr9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2cm" fo:min-width="0cm"/>
    </style:style>
    <style:style style:name="gr98" style:family="graphic" style:parent-style-name="standard">
      <style:graphic-properties svg:stroke-color="#009900" draw:fill="solid" draw:fill-color="#009900" draw:textarea-horizontal-align="justify" draw:textarea-vertical-align="middle" draw:auto-grow-height="false" fo:min-height="0.12cm" fo:min-width="0cm"/>
    </style:style>
    <style:style style:name="gr99" style:family="graphic" style:parent-style-name="standard">
      <style:graphic-properties draw:stroke="none" svg:stroke-color="#000000" draw:fill="none" draw:fill-color="#ffffff" fo:min-height="1.528cm"/>
    </style:style>
    <style:style style:name="gr100" style:family="graphic" style:parent-style-name="standard">
      <style:graphic-properties draw:stroke="none" svg:stroke-color="#000000" draw:fill="none" draw:fill-color="#ffffff" fo:min-height="2.134cm"/>
    </style:style>
    <style:style style:name="gr101" style:family="graphic" style:parent-style-name="standard">
      <style:graphic-properties draw:stroke="none" svg:stroke-color="#000000" draw:fill="none" draw:fill-color="#ffffff" fo:min-height="2.671cm"/>
    </style:style>
    <style:style style:name="gr102" style:family="graphic" style:parent-style-name="standard">
      <style:graphic-properties draw:stroke="none" svg:stroke-color="#000000" draw:fill="none" draw:fill-color="#ffffff" fo:min-height="1.423cm"/>
    </style:style>
    <style:style style:name="gr103" style:family="graphic" style:parent-style-name="standard">
      <style:graphic-properties svg:stroke-color="#000000" draw:fill-color="#9999ff" draw:textarea-horizontal-align="justify" draw:textarea-vertical-align="middle" draw:auto-grow-height="false" fo:min-height="3.306cm" fo:min-width="0.77cm"/>
    </style:style>
    <style:style style:name="gr104" style:family="graphic" style:parent-style-name="standard">
      <style:graphic-properties draw:stroke="none" svg:stroke-color="#000000" draw:fill="none" draw:fill-color="#ffffff" fo:min-height="0.76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</style:style>
    <style:style style:name="gr10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3.56cm" fo:min-width="0cm"/>
    </style:style>
    <style:style style:name="gr108" style:family="graphic" style:parent-style-name="standard">
      <style:graphic-properties svg:stroke-width="0.035cm" svg:stroke-color="#000000" draw:marker-start-width="0.052cm" draw:marker-end-width="0.0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9" style:family="graphic" style:parent-style-name="objectwithoutfill">
      <style:graphic-properties svg:stroke-width="0.035cm" draw:marker-start-width="0.052cm" draw:marker-end-width="0.052cm" draw:fill="none" draw:textarea-vertical-align="middle" fo:padding-top="0.142cm" fo:padding-bottom="0.142cm" fo:padding-left="0.267cm" fo:padding-right="0.267cm"/>
    </style:style>
    <style:style style:name="gr110" style:family="graphic" style:parent-style-name="standard">
      <style:graphic-properties draw:stroke="solid" svg:stroke-width="0.028cm" svg:stroke-color="#000000" draw:marker-start-width="0.042cm" draw:marker-end-width="0.042cm" draw:textarea-horizontal-align="justify" draw:textarea-vertical-align="middle" draw:auto-grow-height="false" fo:min-height="1.588cm" fo:min-width="1.338cm" fo:padding-top="0.139cm" fo:padding-bottom="0.139cm" fo:padding-left="0.264cm" fo:padding-right="0.264cm"/>
    </style:style>
    <style:style style:name="gr111" style:family="graphic" style:parent-style-name="standard">
      <style:graphic-properties draw:stroke="solid" svg:stroke-width="0.028cm" svg:stroke-color="#000000" draw:marker-start-width="0.042cm" draw:marker-end-width="0.042cm" draw:textarea-horizontal-align="justify" draw:textarea-vertical-align="middle" draw:auto-grow-height="false" fo:min-height="1.556cm" fo:min-width="1.306cm" fo:padding-top="0.139cm" fo:padding-bottom="0.139cm" fo:padding-left="0.264cm" fo:padding-right="0.264cm"/>
    </style:style>
    <style:style style:name="gr112" style:family="graphic" style:parent-style-name="objectwithoutfill">
      <style:graphic-properties draw:stroke="solid" svg:stroke-width="0.028cm" svg:stroke-color="#000000" draw:marker-start-width="0.042cm" draw:marker-end="Arrow" draw:marker-end-width="0.342cm" draw:fill="none" draw:textarea-vertical-align="middle" fo:padding-top="0.139cm" fo:padding-bottom="0.139cm" fo:padding-left="0.264cm" fo:padding-right="0.264cm"/>
    </style:style>
    <style:style style:name="gr113" style:family="graphic" style:parent-style-name="objectwithoutfill">
      <style:graphic-properties draw:stroke="solid" svg:stroke-width="0.035cm" svg:stroke-color="#000000" draw:marker-start-width="0.052cm" draw:marker-end-width="0.052cm" draw:fill="none" draw:textarea-vertical-align="middle" fo:padding-top="0.142cm" fo:padding-bottom="0.142cm" fo:padding-left="0.267cm" fo:padding-right="0.267cm"/>
    </style:style>
    <style:style style:name="gr1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139cm, 0.423cm)" draw:image-opacity="100%" style:mirror="none"/>
    </style:style>
    <style:style style:name="gr115" style:family="graphic" style:parent-style-name="objectwithoutfill">
      <style:graphic-properties draw:stroke="solid" svg:stroke-width="0.035cm" svg:stroke-color="#000000" draw:marker-start="" draw:marker-start-width="0.053cm" draw:marker-end="Rounded_20_large_20_Arrow" draw:marker-end-width="0.053cm" draw:fill="none" draw:textarea-vertical-align="middle" fo:padding-top="0.143cm" fo:padding-bottom="0.143cm" fo:padding-left="0.268cm" fo:padding-right="0.268cm"/>
    </style:style>
    <style:style style:name="gr116" style:family="graphic" style:parent-style-name="standard">
      <style:graphic-properties svg:stroke-color="#000000" draw:fill="hatch" draw:fill-hatch-name="Black_20_45_20_Degrees_20_Wide" draw:opacity="50%" draw:opacity-name="" draw:textarea-horizontal-align="justify" draw:textarea-vertical-align="middle" draw:auto-grow-height="false" fo:min-height="4.865cm" fo:min-width="9.115cm"/>
    </style:style>
    <style:style style:name="gr117" style:family="graphic" style:parent-style-name="standard">
      <style:graphic-properties draw:fill="solid" draw:fill-color="#ffffff" draw:textarea-horizontal-align="justify" draw:textarea-vertical-align="middle" draw:auto-grow-height="false" fo:min-height="3.666cm" fo:min-width="5.709cm"/>
    </style:style>
    <style:style style:name="gr1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16cm, 5.048cm, 3.395cm)" draw:image-opacity="100%" style:mirror="none"/>
    </style:style>
    <style:style style:name="gr119" style:family="graphic" style:parent-style-name="standard">
      <style:graphic-properties draw:fill="hatch" draw:fill-hatch-name="Black_20_0_20_Degrees" draw:textarea-horizontal-align="justify" draw:textarea-vertical-align="middle" draw:auto-grow-height="false" fo:min-height="3.63cm" fo:min-width="0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20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20pt" fo:font-style="italic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text-properties style:font-name="Times New Roman" fo:font-size="20pt" fo:font-style="italic" style:font-size-asian="14pt" style:font-style-asian="italic" style:font-size-complex="14pt" style:font-style-complex="italic"/>
    </style:style>
    <style:style style:name="P12" style:family="paragraph">
      <loext:graphic-properties draw:fill="none" draw:fill-color="#ffffff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solid" draw:fill-color="#729fcf" draw:opacity="59%"/>
      <style:paragraph-properties fo:text-align="center"/>
    </style:style>
    <style:style style:name="P14" style:family="paragraph">
      <loext:graphic-properties draw:opacity="100%"/>
      <style:paragraph-properties fo:text-align="center"/>
    </style:style>
    <style:style style:name="P15" style:family="paragraph">
      <loext:graphic-properties draw:fill="none" draw:fill-color="#ffffff"/>
      <style:text-properties fo:font-size="50pt"/>
    </style:style>
    <style:style style:name="P16" style:family="paragraph">
      <loext:graphic-properties draw:fill="none" draw:fill-color="#9999ff"/>
      <style:paragraph-properties fo:text-align="center"/>
    </style:style>
    <style:style style:name="P17" style:family="paragraph">
      <loext:graphic-properties draw:fill="solid" draw:fill-color="#ff3333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009900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text-align="center"/>
      <style:text-properties fo:font-style="italic"/>
    </style:style>
    <style:style style:name="P23" style:family="paragraph">
      <loext:graphic-properties draw:fill-color="#9999ff"/>
      <style:paragraph-properties fo:text-align="center"/>
    </style:style>
    <style:style style:name="P24" style:family="paragraph">
      <loext:graphic-properties draw:fill="none" draw:fill-color="#ffffff"/>
      <style:text-properties fo:font-size="25pt" style:font-size-asian="25pt" style:font-size-complex="25pt"/>
    </style:style>
    <style:style style:name="P25" style:family="paragraph">
      <loext:graphic-properties draw:fill="none" draw:fill-color="#ffffff"/>
      <style:text-properties fo:font-size="25pt" style:font-size-asian="20pt" style:font-size-complex="20pt"/>
    </style:style>
    <style:style style:name="P26" style:family="paragraph">
      <style:paragraph-properties fo:text-align="center"/>
      <style:text-properties fo:font-size="40pt" style:font-size-asian="40pt" style:font-size-complex="40pt"/>
    </style:style>
    <style:style style:name="P27" style:family="paragraph">
      <loext:graphic-properties draw:fill="hatch" draw:fill-hatch-name="Black_20_45_20_Degrees_20_Wide" draw:opacity="50%"/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hatch" draw:fill-hatch-name="Black_20_0_20_Degrees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20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style="italic" style:font-size-asian="14pt" style:font-style-asian="italic" style:font-size-complex="14pt" style:font-style-complex="italic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5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25pt" style:font-size-asian="20pt" style:font-size-complex="20pt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4" draw:id="id4" draw:layer="layout" svg:width="2.667cm" svg:height="2.54cm" svg:x="1.635cm" svg:y="1.227cm">
          <draw:text-box>
            <text:p text:style-name="P1"><text:span text:style-name="T1">И</text:span><text:span text:style-name="T1">Э</text:span></text:p>
          </draw:text-box>
        </draw:frame>
        <draw:frame draw:style-name="gr2" draw:text-style-name="P2" xml:id="id2" draw:id="id2" draw:layer="layout" svg:width="2.54cm" svg:height="2.54cm" svg:x="5.572cm" svg:y="1.227cm">
          <draw:text-box>
            <text:p text:style-name="P1"><text:span text:style-name="T1">Д</text:span><text:span text:style-name="T1">в</text:span></text:p>
          </draw:text-box>
        </draw:frame>
        <draw:frame draw:style-name="gr3" draw:text-style-name="P2" draw:layer="layout" svg:width="2.54cm" svg:height="2.54cm" svg:x="9.382cm" svg:y="1.227cm">
          <draw:text-box>
            <text:p text:style-name="P1"><text:span text:style-name="T1">Т</text:span><text:span text:style-name="T1">р</text:span></text:p>
          </draw:text-box>
        </draw:frame>
        <draw:frame draw:style-name="gr4" draw:text-style-name="P2" xml:id="id5" draw:id="id5" draw:layer="layout" svg:width="2.54cm" svg:height="2.54cm" svg:x="13.192cm" svg:y="1.227cm">
          <draw:text-box>
            <text:p text:style-name="P1"><text:span text:style-name="T1">Р</text:span><text:span text:style-name="T1">о</text:span></text:p>
          </draw:text-box>
        </draw:frame>
        <draw:line draw:style-name="gr5" draw:text-style-name="P3" draw:layer="layout" svg:x1="4.302cm" svg:y1="2.497cm" svg:x2="5.572cm" svg:y2="2.497cm">
          <text:p/>
        </draw:line>
        <draw:line draw:style-name="gr5" draw:text-style-name="P3" draw:layer="layout" svg:x1="8.112cm" svg:y1="2.497cm" svg:x2="9.382cm" svg:y2="2.497cm">
          <text:p/>
        </draw:line>
        <draw:line draw:style-name="gr5" draw:text-style-name="P3" draw:layer="layout" svg:x1="11.922cm" svg:y1="2.497cm" svg:x2="13.192cm" svg:y2="2.497cm">
          <text:p/>
        </draw:line>
        <draw:frame draw:style-name="gr6" draw:text-style-name="P2" xml:id="id7" draw:id="id7" draw:layer="layout" svg:width="2.54cm" svg:height="2.54cm" svg:x="17.002cm" svg:y="1.227cm">
          <draw:text-box>
            <text:p text:style-name="P1"><text:span text:style-name="T1">И</text:span><text:span text:style-name="T1">з</text:span></text:p>
          </draw:text-box>
        </draw:frame>
        <draw:line draw:style-name="gr5" draw:text-style-name="P3" draw:layer="layout" svg:x1="15.732cm" svg:y1="2.497cm" svg:x2="17.002cm" svg:y2="2.497cm">
          <text:p/>
        </draw:line>
        <draw:frame draw:style-name="gr7" draw:text-style-name="P2" xml:id="id1" draw:id="id1" draw:layer="layout" svg:width="2.54cm" svg:height="2.54cm" svg:x="9.382cm" svg:y="4.529cm">
          <draw:text-box>
            <text:p text:style-name="P1"><text:span text:style-name="T1">О</text:span><text:span text:style-name="T1">У</text:span></text:p>
          </draw:text-box>
        </draw:frame>
        <draw:connector draw:style-name="gr5" draw:text-style-name="P3" xml:id="id3" draw:id="id3" draw:layer="layout" svg:x1="9.382cm" svg:y1="5.799cm" svg:x2="6.842cm" svg:y2="3.767cm" draw:start-shape="id1" draw:start-glue-point="3" draw:end-shape="id2" draw:end-glue-point="2" svg:d="M9382 5799h-2540v-2032" svg:viewBox="0 0 2541 2033">
          <text:p/>
        </draw:connector>
        <draw:connector draw:style-name="gr8" draw:text-style-name="P3" draw:layer="layout" svg:x1="6.842cm" svg:y1="5.799cm" svg:x2="2.968cm" svg:y2="3.767cm" draw:start-shape="id3" draw:start-glue-point="0" draw:end-shape="id4" draw:end-glue-point="2" svg:d="M6842 5799h-3874v-2032" svg:viewBox="0 0 3875 2033">
          <text:p/>
        </draw:connector>
        <draw:connector draw:style-name="gr5" draw:text-style-name="P3" xml:id="id6" draw:id="id6" draw:layer="layout" svg:x1="11.922cm" svg:y1="5.799cm" svg:x2="14.462cm" svg:y2="3.767cm" draw:start-shape="id1" draw:start-glue-point="1" draw:end-shape="id5" draw:end-glue-point="2" svg:d="M11922 5799h2540v-2032" svg:viewBox="0 0 2541 2033">
          <text:p/>
        </draw:connector>
        <draw:connector draw:style-name="gr9" draw:text-style-name="P3" draw:layer="layout" svg:x1="14.462cm" svg:y1="5.799cm" svg:x2="18.272cm" svg:y2="3.767cm" draw:start-shape="id6" draw:start-glue-point="0" draw:end-shape="id7" draw:end-glue-point="2" svg:d="M14462 5799h3810v-2032" svg:viewBox="0 0 3811 2033">
          <text:p/>
        </draw:connector>
        <draw:custom-shape draw:style-name="gr10" draw:text-style-name="P3" draw:layer="layout" svg:width="11.303cm" svg:height="6.985cm" svg:x="4.937cm" svg:y="0.619cm">
          <text:p/>
          <draw:enhanced-geometry svg:viewBox="0 0 21600 21600" draw:type="rectangle" draw:enhanced-path="M 0 0 L 21600 0 21600 21600 0 21600 0 0 Z N"/>
        </draw:custom-shape>
        <draw:frame draw:style-name="gr11" draw:text-style-name="P4" xml:id="id11" draw:id="id11" draw:layer="layout" svg:width="2.667cm" svg:height="2.54cm" svg:x="2.27cm" svg:y="17.864cm">
          <draw:text-box>
            <text:p text:style-name="P1"><text:span text:style-name="T2">И</text:span><text:span text:style-name="T2">Э</text:span><text:span text:style-name="T2">1</text:span></text:p>
          </draw:text-box>
        </draw:frame>
        <draw:frame draw:style-name="gr12" draw:text-style-name="P2" xml:id="id9" draw:id="id9" draw:layer="layout" svg:width="2.54cm" svg:height="2.54cm" svg:x="6.207cm" svg:y="17.864cm">
          <draw:text-box>
            <text:p text:style-name="P1"><text:span text:style-name="T1">Дв</text:span></text:p>
          </draw:text-box>
        </draw:frame>
        <draw:frame draw:style-name="gr13" draw:text-style-name="P2" draw:layer="layout" svg:width="2.54cm" svg:height="2.54cm" svg:x="10.017cm" svg:y="17.864cm">
          <draw:text-box>
            <text:p text:style-name="P1"><text:span text:style-name="T1">Тр</text:span></text:p>
          </draw:text-box>
        </draw:frame>
        <draw:frame draw:style-name="gr14" draw:text-style-name="P2" xml:id="id12" draw:id="id12" draw:layer="layout" svg:width="2.54cm" svg:height="2.54cm" svg:x="13.827cm" svg:y="17.864cm">
          <draw:text-box>
            <text:p text:style-name="P1"><text:span text:style-name="T1">Ро</text:span></text:p>
          </draw:text-box>
        </draw:frame>
        <draw:line draw:style-name="gr5" draw:text-style-name="P3" draw:layer="layout" svg:x1="4.937cm" svg:y1="19.134cm" svg:x2="6.207cm" svg:y2="19.134cm">
          <text:p/>
        </draw:line>
        <draw:line draw:style-name="gr5" draw:text-style-name="P3" draw:layer="layout" svg:x1="8.747cm" svg:y1="19.134cm" svg:x2="10.017cm" svg:y2="19.134cm">
          <text:p/>
        </draw:line>
        <draw:line draw:style-name="gr5" draw:text-style-name="P3" draw:layer="layout" svg:x1="12.557cm" svg:y1="19.134cm" svg:x2="13.827cm" svg:y2="19.134cm">
          <text:p/>
        </draw:line>
        <draw:frame draw:style-name="gr15" draw:text-style-name="P2" xml:id="id14" draw:id="id14" draw:layer="layout" svg:width="2.54cm" svg:height="2.54cm" svg:x="17.637cm" svg:y="17.864cm">
          <draw:text-box>
            <text:p text:style-name="P1"><text:span text:style-name="T1">И</text:span><text:span text:style-name="T1">з</text:span></text:p>
          </draw:text-box>
        </draw:frame>
        <draw:line draw:style-name="gr5" draw:text-style-name="P3" draw:layer="layout" svg:x1="16.367cm" svg:y1="19.134cm" svg:x2="17.637cm" svg:y2="19.134cm">
          <text:p/>
        </draw:line>
        <draw:frame draw:style-name="gr16" draw:text-style-name="P2" xml:id="id8" draw:id="id8" draw:layer="layout" svg:width="2.54cm" svg:height="2.54cm" svg:x="10.017cm" svg:y="21.166cm">
          <draw:text-box>
            <text:p text:style-name="P1"><text:span text:style-name="T1">ОУ</text:span></text:p>
          </draw:text-box>
        </draw:frame>
        <draw:connector draw:style-name="gr5" draw:text-style-name="P3" xml:id="id10" draw:id="id10" draw:layer="layout" svg:x1="10.017cm" svg:y1="22.436cm" svg:x2="7.477cm" svg:y2="20.404cm" draw:start-shape="id8" draw:start-glue-point="3" draw:end-shape="id9" draw:end-glue-point="2" svg:d="M10017 22436h-2540v-2032" svg:viewBox="0 0 2541 2033">
          <text:p/>
        </draw:connector>
        <draw:connector draw:style-name="gr8" draw:text-style-name="P3" draw:layer="layout" svg:x1="7.477cm" svg:y1="22.436cm" svg:x2="3.603cm" svg:y2="20.404cm" draw:start-shape="id10" draw:start-glue-point="0" draw:end-shape="id11" draw:end-glue-point="2" svg:d="M7477 22436h-3874v-2032" svg:viewBox="0 0 3875 2033">
          <text:p/>
        </draw:connector>
        <draw:connector draw:style-name="gr5" draw:text-style-name="P3" xml:id="id13" draw:id="id13" draw:layer="layout" svg:x1="12.557cm" svg:y1="22.436cm" svg:x2="15.097cm" svg:y2="20.404cm" draw:start-shape="id8" draw:start-glue-point="1" draw:end-shape="id12" draw:end-glue-point="2" svg:d="M12557 22436h2540v-2032" svg:viewBox="0 0 2541 2033">
          <text:p/>
        </draw:connector>
        <draw:connector draw:style-name="gr9" draw:text-style-name="P3" draw:layer="layout" svg:x1="15.097cm" svg:y1="22.436cm" svg:x2="18.907cm" svg:y2="20.404cm" draw:start-shape="id13" draw:start-glue-point="0" draw:end-shape="id14" draw:end-glue-point="2" svg:d="M15097 22436h3810v-2032" svg:viewBox="0 0 3811 2033">
          <text:p/>
        </draw:connector>
        <draw:custom-shape draw:style-name="gr10" draw:text-style-name="P3" draw:layer="layout" svg:width="11.303cm" svg:height="6.985cm" svg:x="5.572cm" svg:y="17.256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2.667cm" svg:height="2.54cm" svg:x="2.524cm" svg:y="13.319cm">
          <draw:text-box>
            <text:p text:style-name="P1"><text:span text:style-name="T2">И</text:span><text:span text:style-name="T2">Э</text:span><text:span text:style-name="T2">1</text:span></text:p>
          </draw:text-box>
        </draw:frame>
      </draw:page>
      <draw:page draw:name="page2" draw:style-name="dp1" draw:master-page-name="Default">
        <draw:frame draw:style-name="gr18" draw:text-style-name="P5" xml:id="id15" draw:id="id15" draw:layer="layout" svg:width="2.667cm" svg:height="2.54cm" svg:x="2.778cm" svg:y="8.406cm">
          <draw:text-box>
            <text:p text:style-name="P1"><text:span text:style-name="T3">И</text:span><text:span text:style-name="T3">Э</text:span><text:span text:style-name="T3">1</text:span></text:p>
          </draw:text-box>
        </draw:frame>
        <draw:frame draw:style-name="gr19" draw:text-style-name="P5" xml:id="id16" draw:id="id16" draw:layer="layout" svg:width="3.81cm" svg:height="2.54cm" svg:x="7.442cm" svg:y="8.406cm">
          <draw:text-box>
            <text:p text:style-name="P1"><text:span text:style-name="T3">Б</text:span><text:span text:style-name="T3">а</text:span><text:span text:style-name="T3">л</text:span><text:span text:style-name="T3">к</text:span><text:span text:style-name="T3">а</text:span></text:p>
          </draw:text-box>
        </draw:frame>
        <draw:frame draw:style-name="gr20" draw:text-style-name="P5" xml:id="id17" draw:id="id17" draw:layer="layout" svg:width="3.81cm" svg:height="2.54cm" svg:x="13.222cm" svg:y="8.406cm">
          <draw:text-box>
            <text:p text:style-name="P1"><text:span text:style-name="T3">Щ</text:span><text:span text:style-name="T3">у</text:span><text:span text:style-name="T3">п</text:span></text:p>
          </draw:text-box>
        </draw:frame>
        <draw:frame draw:style-name="gr21" draw:text-style-name="P5" xml:id="id18" draw:id="id18" draw:layer="layout" svg:width="3.81cm" svg:height="2.54cm" svg:x="19.002cm" svg:y="8.406cm">
          <draw:text-box>
            <text:p text:style-name="P1"><text:span text:style-name="T3">П</text:span><text:span text:style-name="T3">о</text:span><text:span text:style-name="T3">д</text:span><text:span text:style-name="T3">л</text:span><text:span text:style-name="T3">о</text:span><text:span text:style-name="T3">ж</text:span><text:span text:style-name="T3">к</text:span><text:span text:style-name="T3">а</text:span></text:p>
          </draw:text-box>
        </draw:frame>
        <draw:frame draw:style-name="gr22" draw:text-style-name="P5" xml:id="id19" draw:id="id19" draw:layer="layout" svg:width="3.81cm" svg:height="2.54cm" svg:x="24.582cm" svg:y="8.406cm">
          <draw:text-box>
            <text:p text:style-name="P1"><text:span text:style-name="T3">П</text:span><text:span text:style-name="T3">л</text:span><text:span text:style-name="T3">а</text:span><text:span text:style-name="T3">с</text:span><text:span text:style-name="T3">т</text:span><text:span text:style-name="T3">и</text:span><text:span text:style-name="T3">н</text:span><text:span text:style-name="T3">а</text:span></text:p>
          </draw:text-box>
        </draw:frame>
        <draw:frame draw:style-name="gr23" draw:text-style-name="P5" xml:id="id20" draw:id="id20" draw:layer="layout" svg:width="3.81cm" svg:height="2.54cm" svg:x="30.237cm" svg:y="8.406cm">
          <draw:text-box>
            <text:p text:style-name="P1"><text:span text:style-name="T3">Мост. схема</text:span></text:p>
          </draw:text-box>
        </draw:frame>
        <draw:frame draw:style-name="gr24" draw:text-style-name="P5" xml:id="id21" draw:id="id21" draw:layer="layout" svg:width="3.81cm" svg:height="2.54cm" svg:x="36.152cm" svg:y="8.366cm">
          <draw:text-box>
            <text:p text:style-name="P1"><text:span text:style-name="T3">Усилитель</text:span></text:p>
          </draw:text-box>
        </draw:frame>
        <draw:frame draw:style-name="gr25" draw:text-style-name="P5" xml:id="id22" draw:id="id22" draw:layer="layout" svg:width="3.81cm" svg:height="2.54cm" svg:x="41.259cm" svg:y="8.42cm">
          <draw:text-box>
            <text:p text:style-name="P1"><text:span text:style-name="T3">Индикатор</text:span></text:p>
          </draw:text-box>
        </draw:frame>
        <draw:connector draw:style-name="gr5" draw:text-style-name="P3" draw:layer="layout" svg:x1="5.445cm" svg:y1="9.676cm" svg:x2="7.442cm" svg:y2="9.676cm" draw:start-shape="id15" draw:start-glue-point="1" draw:end-shape="id16" draw:end-glue-point="3" svg:d="M5445 9676h1997" svg:viewBox="0 0 1998 1">
          <text:p/>
        </draw:connector>
        <draw:connector draw:style-name="gr5" draw:text-style-name="P3" draw:layer="layout" svg:x1="11.252cm" svg:y1="9.676cm" svg:x2="13.222cm" svg:y2="9.676cm" draw:start-shape="id16" draw:start-glue-point="1" draw:end-shape="id17" draw:end-glue-point="3" svg:d="M11252 9676h1970" svg:viewBox="0 0 1971 1">
          <text:p/>
        </draw:connector>
        <draw:connector draw:style-name="gr5" draw:text-style-name="P3" draw:layer="layout" svg:x1="17.032cm" svg:y1="9.676cm" svg:x2="19.002cm" svg:y2="9.676cm" draw:start-shape="id17" draw:start-glue-point="1" draw:end-shape="id18" draw:end-glue-point="3" svg:d="M17032 9676h1970" svg:viewBox="0 0 1971 1">
          <text:p/>
        </draw:connector>
        <draw:connector draw:style-name="gr5" draw:text-style-name="P3" draw:layer="layout" svg:x1="22.812cm" svg:y1="9.676cm" svg:x2="24.582cm" svg:y2="9.676cm" draw:start-shape="id18" draw:start-glue-point="1" draw:end-shape="id19" draw:end-glue-point="3" svg:d="M22812 9676h1770" svg:viewBox="0 0 1771 1">
          <text:p/>
        </draw:connector>
        <draw:frame draw:style-name="gr26" draw:text-style-name="P6" draw:layer="layout" svg:width="1.272cm" svg:height="0.962cm" svg:x="7.096cm" svg:y="10.96cm">
          <draw:text-box>
            <text:p>Дв</text:p>
          </draw:text-box>
        </draw:frame>
        <draw:frame draw:style-name="gr27" draw:text-style-name="P6" draw:layer="layout" svg:width="1.205cm" svg:height="0.962cm" svg:x="11.987cm" svg:y="12.176cm">
          <draw:text-box>
            <text:p>Тр</text:p>
          </draw:text-box>
        </draw:frame>
        <draw:custom-shape draw:style-name="gr28" draw:text-style-name="P3" draw:layer="layout" svg:width="16.891cm" svg:height="4.318cm" svg:x="12.176cm" svg:y="7.858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.247cm" svg:height="0.962cm" svg:x="29.702cm" svg:y="10.96cm">
          <draw:text-box>
            <text:p>Ро</text:p>
          </draw:text-box>
        </draw:frame>
        <draw:custom-shape draw:style-name="gr29" draw:text-style-name="P3" draw:layer="layout" svg:width="11.684cm" svg:height="4.318cm" svg:x="34.809cm" svg:y="7.858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.251cm" svg:height="0.962cm" svg:x="34.881cm" svg:y="12.257cm">
          <draw:text-box>
            <text:p>Из</text:p>
          </draw:text-box>
        </draw:frame>
        <draw:frame draw:style-name="gr30" draw:text-style-name="P5" xml:id="id23" draw:id="id23" draw:layer="layout" svg:width="3.683cm" svg:height="2.54cm" svg:x="30.31cm" svg:y="3.967cm">
          <draw:text-box>
            <text:p text:style-name="P1"><text:span text:style-name="T3">ИЭ1</text:span></text:p>
          </draw:text-box>
        </draw:frame>
        <draw:connector draw:style-name="gr5" draw:text-style-name="P3" draw:layer="layout" svg:x1="28.392cm" svg:y1="9.676cm" svg:x2="30.237cm" svg:y2="9.676cm" draw:start-shape="id19" draw:start-glue-point="1" draw:end-shape="id20" draw:end-glue-point="3" svg:d="M28392 9676h1845" svg:viewBox="0 0 1846 1">
          <text:p/>
        </draw:connector>
        <draw:connector draw:style-name="gr5" draw:text-style-name="P3" draw:layer="layout" svg:x1="34.047cm" svg:y1="9.676cm" svg:x2="36.152cm" svg:y2="9.636cm" draw:start-shape="id20" draw:start-glue-point="1" draw:end-shape="id21" draw:end-glue-point="3" svg:d="M34047 9676h1053v-40h1052" svg:viewBox="0 0 2106 41">
          <text:p/>
        </draw:connector>
        <draw:connector draw:style-name="gr5" draw:text-style-name="P3" draw:layer="layout" svg:x1="39.962cm" svg:y1="9.636cm" svg:x2="41.259cm" svg:y2="9.69cm" draw:start-shape="id21" draw:start-glue-point="1" draw:end-shape="id22" draw:end-glue-point="3" svg:d="M39962 9636h649v54h648" svg:viewBox="0 0 1298 55">
          <text:p/>
        </draw:connector>
        <draw:connector draw:style-name="gr5" draw:text-style-name="P3" draw:layer="layout" svg:x1="32.151cm" svg:y1="6.507cm" svg:x2="32.142cm" svg:y2="8.406cm" draw:start-shape="id23" draw:start-glue-point="2" draw:end-shape="id20" draw:end-glue-point="0" svg:d="M32151 6507v950h-9v949" svg:viewBox="0 0 10 1900">
          <text:p/>
        </draw:connector>
        <draw:frame draw:style-name="gr31" draw:text-style-name="P5" xml:id="id24" draw:id="id24" draw:layer="layout" svg:width="3.81cm" svg:height="2.54cm" svg:x="30.183cm" svg:y="13.7cm">
          <draw:text-box>
            <text:p text:style-name="P1"><text:span text:style-name="T3">ОУ</text:span></text:p>
          </draw:text-box>
        </draw:frame>
        <draw:connector draw:style-name="gr5" draw:text-style-name="P3" draw:layer="layout" svg:x1="32.088cm" svg:y1="13.7cm" svg:x2="32.142cm" svg:y2="10.946cm" draw:start-shape="id24" draw:start-glue-point="0" draw:end-shape="id20" draw:end-glue-point="2" svg:d="M32088 13700v-1377h54v-1377" svg:viewBox="0 0 55 2755">
          <text:p/>
        </draw:connector>
      </draw:page>
      <draw:page draw:name="page3" draw:style-name="dp1" draw:master-page-name="Default">
        <draw:frame draw:style-name="gr32" draw:text-style-name="P5" xml:id="id25" draw:id="id25" draw:layer="layout" svg:width="2.667cm" svg:height="2.54cm" svg:x="3.54cm" svg:y="9.877cm">
          <draw:text-box>
            <text:p text:style-name="P1"><text:span text:style-name="T3">ИЭ1</text:span></text:p>
          </draw:text-box>
        </draw:frame>
        <draw:frame draw:style-name="gr33" draw:text-style-name="P5" xml:id="id26" draw:id="id26" draw:layer="layout" svg:width="3.81cm" svg:height="2.54cm" svg:x="8.204cm" svg:y="9.877cm">
          <draw:text-box>
            <text:p text:style-name="P1"><text:span text:style-name="T3">Балка</text:span></text:p>
          </draw:text-box>
        </draw:frame>
        <draw:frame draw:style-name="gr34" draw:text-style-name="P5" xml:id="id27" draw:id="id27" draw:layer="layout" svg:width="3.81cm" svg:height="2.54cm" svg:x="13.984cm" svg:y="9.877cm">
          <draw:text-box>
            <text:p text:style-name="P1"><text:span text:style-name="T3">Щ</text:span><text:span text:style-name="T3">у</text:span><text:span text:style-name="T3">п</text:span></text:p>
          </draw:text-box>
        </draw:frame>
        <draw:frame draw:style-name="gr35" draw:text-style-name="P5" xml:id="id28" draw:id="id28" draw:layer="layout" svg:width="3.81cm" svg:height="2.54cm" svg:x="19.764cm" svg:y="9.877cm">
          <draw:text-box>
            <text:p text:style-name="P1"><text:span text:style-name="T3">П</text:span><text:span text:style-name="T3">о</text:span><text:span text:style-name="T3">д</text:span><text:span text:style-name="T3">л</text:span><text:span text:style-name="T3">о</text:span><text:span text:style-name="T3">ж</text:span><text:span text:style-name="T3">к</text:span><text:span text:style-name="T3">а</text:span></text:p>
          </draw:text-box>
        </draw:frame>
        <draw:frame draw:style-name="gr36" draw:text-style-name="P5" xml:id="id29" draw:id="id29" draw:layer="layout" svg:width="3.81cm" svg:height="2.54cm" svg:x="25.344cm" svg:y="9.877cm">
          <draw:text-box>
            <text:p text:style-name="P1"><text:span text:style-name="T3">П</text:span><text:span text:style-name="T3">л</text:span><text:span text:style-name="T3">а</text:span><text:span text:style-name="T3">с</text:span><text:span text:style-name="T3">т</text:span><text:span text:style-name="T3">и</text:span><text:span text:style-name="T3">н</text:span><text:span text:style-name="T3">а</text:span></text:p>
          </draw:text-box>
        </draw:frame>
        <draw:frame draw:style-name="gr37" draw:text-style-name="P5" xml:id="id33" draw:id="id33" draw:layer="layout" svg:width="3.81cm" svg:height="2.54cm" svg:x="25.356cm" svg:y="6.204cm">
          <draw:text-box>
            <text:p text:style-name="P1"><text:span text:style-name="T3">П</text:span><text:span text:style-name="T3">о</text:span><text:span text:style-name="T3">т</text:span><text:span text:style-name="T3">е</text:span><text:span text:style-name="T3">н</text:span><text:span text:style-name="T3">ц</text:span><text:span text:style-name="T3">и</text:span><text:span text:style-name="T3">а</text:span><text:span text:style-name="T3">л</text:span><text:span text:style-name="T3">ь</text:span><text:span text:style-name="T3">н</text:span><text:span text:style-name="T3">ы</text:span><text:span text:style-name="T3">й</text:span><text:span text:style-name="T3"> </text:span><text:span text:style-name="T3">э</text:span><text:span text:style-name="T3">л</text:span><text:span text:style-name="T3">е</text:span><text:span text:style-name="T3">к</text:span><text:span text:style-name="T3">т</text:span><text:span text:style-name="T3">р</text:span><text:span text:style-name="T3">о</text:span><text:span text:style-name="T3">д</text:span></text:p>
          </draw:text-box>
        </draw:frame>
        <draw:frame draw:style-name="gr38" draw:text-style-name="P5" xml:id="id30" draw:id="id30" draw:layer="layout" svg:width="3.81cm" svg:height="2.54cm" svg:x="32.298cm" svg:y="9.89cm">
          <draw:text-box>
            <text:p text:style-name="P1"><text:span text:style-name="T3">У</text:span><text:span text:style-name="T3">с</text:span><text:span text:style-name="T3">и</text:span><text:span text:style-name="T3">л</text:span><text:span text:style-name="T3">и</text:span><text:span text:style-name="T3">т</text:span><text:span text:style-name="T3">е</text:span><text:span text:style-name="T3">л</text:span><text:span text:style-name="T3">ь</text:span></text:p>
          </draw:text-box>
        </draw:frame>
        <draw:frame draw:style-name="gr39" draw:text-style-name="P5" xml:id="id31" draw:id="id31" draw:layer="layout" svg:width="3.81cm" svg:height="2.54cm" svg:x="37.405cm" svg:y="9.944cm">
          <draw:text-box>
            <text:p text:style-name="P1"><text:span text:style-name="T3">И</text:span><text:span text:style-name="T3">н</text:span><text:span text:style-name="T3">д</text:span><text:span text:style-name="T3">и</text:span><text:span text:style-name="T3">к</text:span><text:span text:style-name="T3">а</text:span><text:span text:style-name="T3">т</text:span><text:span text:style-name="T3">о</text:span><text:span text:style-name="T3">р</text:span></text:p>
          </draw:text-box>
        </draw:frame>
        <draw:connector draw:style-name="gr5" draw:text-style-name="P3" draw:layer="layout" svg:x1="6.207cm" svg:y1="11.147cm" svg:x2="8.204cm" svg:y2="11.147cm" draw:start-shape="id25" draw:start-glue-point="1" draw:end-shape="id26" draw:end-glue-point="3" svg:d="M6207 11147h1997" svg:viewBox="0 0 1998 1">
          <text:p/>
        </draw:connector>
        <draw:connector draw:style-name="gr5" draw:text-style-name="P3" draw:layer="layout" svg:x1="12.014cm" svg:y1="11.147cm" svg:x2="13.984cm" svg:y2="11.147cm" draw:start-shape="id26" draw:start-glue-point="1" draw:end-shape="id27" draw:end-glue-point="3" svg:d="M12014 11147h1970" svg:viewBox="0 0 1971 1">
          <text:p/>
        </draw:connector>
        <draw:connector draw:style-name="gr5" draw:text-style-name="P3" draw:layer="layout" svg:x1="17.794cm" svg:y1="11.147cm" svg:x2="19.764cm" svg:y2="11.147cm" draw:start-shape="id27" draw:start-glue-point="1" draw:end-shape="id28" draw:end-glue-point="3" svg:d="M17794 11147h1970" svg:viewBox="0 0 1971 1">
          <text:p/>
        </draw:connector>
        <draw:connector draw:style-name="gr5" draw:text-style-name="P3" draw:layer="layout" svg:x1="23.574cm" svg:y1="11.147cm" svg:x2="25.344cm" svg:y2="11.147cm" draw:start-shape="id28" draw:start-glue-point="1" draw:end-shape="id29" draw:end-glue-point="3" svg:d="M23574 11147h1770" svg:viewBox="0 0 1771 1">
          <text:p/>
        </draw:connector>
        <draw:frame draw:style-name="gr26" draw:text-style-name="P6" draw:layer="layout" svg:width="1.272cm" svg:height="0.962cm" svg:x="7.858cm" svg:y="12.431cm">
          <draw:text-box>
            <text:p>Дв</text:p>
          </draw:text-box>
        </draw:frame>
        <draw:frame draw:style-name="gr27" draw:text-style-name="P6" draw:layer="layout" svg:width="1.205cm" svg:height="0.962cm" svg:x="12.811cm" svg:y="13.238cm">
          <draw:text-box>
            <text:p>Тр</text:p>
          </draw:text-box>
        </draw:frame>
        <draw:custom-shape draw:style-name="gr40" draw:text-style-name="P3" draw:layer="layout" svg:width="16.763cm" svg:height="3.909cm" svg:x="12.938cm" svg:y="9.329cm">
          <text:p/>
          <draw:enhanced-geometry svg:viewBox="0 0 21600 21600" draw:type="rectangle" draw:enhanced-path="M 0 0 L 21600 0 21600 21600 0 21600 0 0 Z N"/>
        </draw:custom-shape>
        <draw:frame draw:style-name="gr41" draw:text-style-name="P6" draw:layer="layout" svg:width="1.247cm" svg:height="1.116cm" svg:x="24.645cm" svg:y="17.864cm">
          <draw:text-box>
            <text:p>Ро</text:p>
          </draw:text-box>
        </draw:frame>
        <draw:custom-shape draw:style-name="gr42" draw:text-style-name="P3" draw:layer="layout" svg:width="10.94cm" svg:height="3.81cm" svg:x="30.955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51cm" svg:height="0.962cm" svg:x="30.867cm" svg:y="13.292cm">
          <draw:text-box>
            <text:p>Из</text:p>
          </draw:text-box>
        </draw:frame>
        <draw:frame draw:style-name="gr43" draw:text-style-name="P5" xml:id="id32" draw:id="id32" draw:layer="layout" svg:width="3.81cm" svg:height="2.54cm" svg:x="25.411cm" svg:y="2.143cm">
          <draw:text-box>
            <text:p text:style-name="P1"><text:span text:style-name="T3">И</text:span><text:span text:style-name="T3">Э</text:span><text:span text:style-name="T3">1</text:span></text:p>
          </draw:text-box>
        </draw:frame>
        <draw:connector draw:style-name="gr5" draw:text-style-name="P3" draw:layer="layout" svg:x1="36.108cm" svg:y1="11.16cm" svg:x2="37.405cm" svg:y2="11.214cm" draw:start-shape="id30" draw:start-glue-point="1" draw:end-shape="id31" draw:end-glue-point="3" svg:d="M36108 11160h649v54h648" svg:viewBox="0 0 1298 55">
          <text:p/>
        </draw:connector>
        <draw:frame draw:style-name="gr44" draw:text-style-name="P5" xml:id="id35" draw:id="id35" draw:layer="layout" svg:width="3.81cm" svg:height="2.54cm" svg:x="25.385cm" svg:y="19.496cm">
          <draw:text-box>
            <text:p text:style-name="P1"><text:span text:style-name="T3">Подстроечный конденсатор</text:span></text:p>
          </draw:text-box>
        </draw:frame>
        <draw:frame draw:style-name="gr45" draw:text-style-name="P5" xml:id="id34" draw:id="id34" draw:layer="layout" svg:width="3.81cm" svg:height="2.54cm" svg:x="25.356cm" svg:y="14.608cm">
          <draw:text-box>
            <text:p text:style-name="P1"><text:span text:style-name="T3">Измерительный электрод</text:span></text:p>
          </draw:text-box>
        </draw:frame>
        <draw:custom-shape draw:style-name="gr46" draw:text-style-name="P3" draw:layer="layout" svg:width="5.334cm" svg:height="12.246cm" svg:x="24.621cm" svg:y="5.518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7.316cm" svg:y1="4.683cm" svg:x2="27.261cm" svg:y2="6.204cm" draw:start-shape="id32" draw:start-glue-point="2" draw:end-shape="id33" draw:end-glue-point="0" svg:d="M27316 4683v761h-55v760" svg:viewBox="0 0 56 1522">
          <text:p/>
        </draw:connector>
        <draw:connector draw:style-name="gr5" draw:text-style-name="P3" draw:layer="layout" svg:x1="27.261cm" svg:y1="8.744cm" svg:x2="27.249cm" svg:y2="9.877cm" draw:start-shape="id33" draw:start-glue-point="2" draw:end-shape="id29" draw:end-glue-point="0" svg:d="M27261 8744v567h-12v566" svg:viewBox="0 0 13 1134">
          <text:p/>
        </draw:connector>
        <draw:connector draw:style-name="gr5" draw:text-style-name="P3" draw:layer="layout" svg:x1="27.249cm" svg:y1="12.417cm" svg:x2="27.261cm" svg:y2="14.608cm" draw:start-shape="id29" draw:start-glue-point="2" draw:end-shape="id34" draw:end-glue-point="0" svg:d="M27249 12417v1096h12v1095" svg:viewBox="0 0 13 2192">
          <text:p/>
        </draw:connector>
        <draw:custom-shape draw:style-name="gr47" draw:text-style-name="P3" draw:layer="layout" svg:width="5.334cm" svg:height="3.556cm" svg:x="24.624cm" svg:y="19.088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769cm" svg:height="0.962cm" svg:x="24.495cm" svg:y="22.771cm">
          <draw:text-box>
            <text:p>ОУ</text:p>
          </draw:text-box>
        </draw:frame>
        <draw:connector draw:style-name="gr5" draw:text-style-name="P3" draw:layer="layout" svg:x1="29.154cm" svg:y1="11.147cm" svg:x2="32.298cm" svg:y2="11.16cm" draw:start-shape="id29" draw:start-glue-point="1" draw:end-shape="id30" draw:end-glue-point="3" svg:d="M29154 11147h1572v13h1572" svg:viewBox="0 0 3145 14">
          <text:p/>
        </draw:connector>
        <draw:connector draw:style-name="gr48" draw:text-style-name="P3" draw:layer="layout" svg:x1="27.261cm" svg:y1="17.148cm" svg:x2="27.29cm" svg:y2="19.496cm" draw:start-shape="id34" draw:start-glue-point="2" draw:end-shape="id35" draw:end-glue-point="0" svg:d="M27261 17148v1174h29v1174" svg:viewBox="0 0 30 2349">
          <text:p/>
        </draw:connector>
        <draw:connector draw:style-name="gr48" draw:text-style-name="P3" xml:id="id36" draw:id="id36" draw:layer="layout" svg:x1="29.195cm" svg:y1="20.766cm" svg:x2="34.203cm" svg:y2="12.43cm" draw:start-shape="id35" draw:start-glue-point="1" draw:end-shape="id30" draw:end-glue-point="2" svg:d="M29195 20766h5008v-8336" svg:viewBox="0 0 5009 8337">
          <text:p/>
        </draw:connector>
        <draw:connector draw:style-name="gr5" draw:text-style-name="P3" draw:layer="layout" svg:x1="34.203cm" svg:y1="20.766cm" svg:x2="39.31cm" svg:y2="12.484cm" draw:start-shape="id36" draw:start-glue-point="0" draw:end-shape="id31" draw:end-glue-point="2" svg:d="M34203 20766h5107v-8282" svg:viewBox="0 0 5108 8283">
          <text:p/>
        </draw:connector>
      </draw:page>
      <draw:page draw:name="page4" draw:style-name="dp1" draw:master-page-name="Default">
        <draw:frame draw:style-name="gr49" draw:text-style-name="P5" xml:id="id37" draw:id="id37" draw:layer="layout" svg:width="2.667cm" svg:height="2.54cm" svg:x="3.414cm" svg:y="9.831cm">
          <draw:text-box>
            <text:p text:style-name="P1"><text:span text:style-name="T3">И</text:span><text:span text:style-name="T3">Э</text:span><text:span text:style-name="T3">1</text:span></text:p>
          </draw:text-box>
        </draw:frame>
        <draw:frame draw:style-name="gr50" draw:text-style-name="P5" xml:id="id38" draw:id="id38" draw:layer="layout" svg:width="3.81cm" svg:height="2.54cm" svg:x="8.078cm" svg:y="9.831cm">
          <draw:text-box>
            <text:p text:style-name="P1"><text:span text:style-name="T3">Балка</text:span></text:p>
          </draw:text-box>
        </draw:frame>
        <draw:frame draw:style-name="gr51" draw:text-style-name="P5" xml:id="id39" draw:id="id39" draw:layer="layout" svg:width="3.81cm" svg:height="2.54cm" svg:x="13.858cm" svg:y="9.831cm">
          <draw:text-box>
            <text:p text:style-name="P1"><text:span text:style-name="T3">Щуп</text:span></text:p>
          </draw:text-box>
        </draw:frame>
        <draw:frame draw:style-name="gr52" draw:text-style-name="P5" xml:id="id40" draw:id="id40" draw:layer="layout" svg:width="3.81cm" svg:height="2.54cm" svg:x="19.638cm" svg:y="9.831cm">
          <draw:text-box>
            <text:p text:style-name="P1"><text:span text:style-name="T3">Подложка</text:span></text:p>
          </draw:text-box>
        </draw:frame>
        <draw:frame draw:style-name="gr53" draw:text-style-name="P5" xml:id="id41" draw:id="id41" draw:layer="layout" svg:width="3.81cm" svg:height="2.54cm" svg:x="25.218cm" svg:y="9.831cm">
          <draw:text-box>
            <text:p text:style-name="P1"><text:span text:style-name="T3">П</text:span><text:span text:style-name="T3">л</text:span><text:span text:style-name="T3">а</text:span><text:span text:style-name="T3">с</text:span><text:span text:style-name="T3">т</text:span><text:span text:style-name="T3">и</text:span><text:span text:style-name="T3">н</text:span><text:span text:style-name="T3">а</text:span></text:p>
          </draw:text-box>
        </draw:frame>
        <draw:frame draw:style-name="gr54" draw:text-style-name="P5" xml:id="id42" draw:id="id42" draw:layer="layout" svg:width="3.81cm" svg:height="2.54cm" svg:x="25.23cm" svg:y="6.158cm">
          <draw:text-box>
            <text:p text:style-name="P1"><text:span text:style-name="T3">Потенц. электрод</text:span></text:p>
          </draw:text-box>
        </draw:frame>
        <draw:connector draw:style-name="gr5" draw:text-style-name="P3" draw:layer="layout" svg:x1="6.081cm" svg:y1="11.101cm" svg:x2="8.078cm" svg:y2="11.101cm" draw:start-shape="id37" draw:start-glue-point="1" draw:end-shape="id38" draw:end-glue-point="3" svg:d="M6081 11101h1997" svg:viewBox="0 0 1998 1">
          <text:p/>
        </draw:connector>
        <draw:connector draw:style-name="gr5" draw:text-style-name="P3" draw:layer="layout" svg:x1="11.888cm" svg:y1="11.101cm" svg:x2="13.858cm" svg:y2="11.101cm" draw:start-shape="id38" draw:start-glue-point="1" draw:end-shape="id39" draw:end-glue-point="3" svg:d="M11888 11101h1970" svg:viewBox="0 0 1971 1">
          <text:p/>
        </draw:connector>
        <draw:connector draw:style-name="gr5" draw:text-style-name="P3" draw:layer="layout" svg:x1="17.668cm" svg:y1="11.101cm" svg:x2="19.638cm" svg:y2="11.101cm" draw:start-shape="id39" draw:start-glue-point="1" draw:end-shape="id40" draw:end-glue-point="3" svg:d="M17668 11101h1970" svg:viewBox="0 0 1971 1">
          <text:p/>
        </draw:connector>
        <draw:connector draw:style-name="gr5" draw:text-style-name="P3" draw:layer="layout" svg:x1="23.448cm" svg:y1="11.101cm" svg:x2="25.218cm" svg:y2="11.101cm" draw:start-shape="id40" draw:start-glue-point="1" draw:end-shape="id41" draw:end-glue-point="3" svg:d="M23448 11101h1770" svg:viewBox="0 0 1771 1">
          <text:p/>
        </draw:connector>
        <draw:frame draw:style-name="gr55" draw:text-style-name="P5" xml:id="id43" draw:id="id43" draw:layer="layout" svg:width="3.81cm" svg:height="2.54cm" svg:x="30.591cm" svg:y="9.89cm">
          <draw:text-box>
            <text:p text:style-name="P1"><text:span text:style-name="T3">И</text:span><text:span text:style-name="T3">з</text:span><text:span text:style-name="T3">м</text:span><text:span text:style-name="T3">е</text:span><text:span text:style-name="T3">р</text:span><text:span text:style-name="T3">и</text:span><text:span text:style-name="T3">т</text:span><text:span text:style-name="T3">.</text:span><text:span text:style-name="T3"> </text:span><text:span text:style-name="T3">э</text:span><text:span text:style-name="T3">л</text:span><text:span text:style-name="T3">е</text:span><text:span text:style-name="T3">к</text:span><text:span text:style-name="T3">т</text:span><text:span text:style-name="T3">р</text:span><text:span text:style-name="T3">о</text:span><text:span text:style-name="T3">д</text:span></text:p>
          </draw:text-box>
        </draw:frame>
        <draw:connector draw:style-name="gr5" draw:text-style-name="P3" draw:layer="layout" svg:x1="27.135cm" svg:y1="8.698cm" svg:x2="27.123cm" svg:y2="9.831cm" draw:start-shape="id42" draw:start-glue-point="2" draw:end-shape="id41" draw:end-glue-point="0" svg:d="M27135 8698v567h-12v566" svg:viewBox="0 0 13 1134">
          <text:p/>
        </draw:connector>
        <draw:connector draw:style-name="gr5" draw:text-style-name="P3" draw:layer="layout" svg:x1="29.028cm" svg:y1="11.101cm" svg:x2="30.591cm" svg:y2="11.16cm" draw:start-shape="id41" draw:start-glue-point="1" draw:end-shape="id43" draw:end-glue-point="3" svg:d="M29028 11101h782v59h781" svg:viewBox="0 0 1564 60">
          <text:p/>
        </draw:connector>
      </draw:page>
      <draw:page draw:name="page5" draw:style-name="dp1" draw:master-page-name="Default">
        <draw:frame draw:style-name="gr56" draw:text-style-name="P7" xml:id="id44" draw:id="id44" draw:layer="layout" svg:width="3.81cm" svg:height="2.54cm" svg:x="2.284cm" svg:y="11.156cm">
          <draw:text-box>
            <text:p text:style-name="P1"><text:span text:style-name="T4">Щ</text:span><text:span text:style-name="T4">у</text:span><text:span text:style-name="T4">п</text:span></text:p>
          </draw:text-box>
        </draw:frame>
        <draw:frame draw:style-name="gr57" draw:text-style-name="P7" xml:id="id45" draw:id="id45" draw:layer="layout" svg:width="3.81cm" svg:height="2.54cm" svg:x="9.264cm" svg:y="11.156cm">
          <draw:text-box>
            <text:p text:style-name="P1"><text:span text:style-name="T4">Подлож.</text:span></text:p>
          </draw:text-box>
        </draw:frame>
        <draw:frame draw:style-name="gr58" draw:text-style-name="P7" xml:id="id48" draw:id="id48" draw:layer="layout" svg:width="3.81cm" svg:height="2.54cm" svg:x="16.044cm" svg:y="11.156cm">
          <draw:text-box>
            <text:p text:style-name="P1"><text:span text:style-name="T4">П</text:span><text:span text:style-name="T4">л</text:span><text:span text:style-name="T4">а</text:span><text:span text:style-name="T4">с</text:span><text:span text:style-name="T4">т</text:span><text:span text:style-name="T4">.</text:span></text:p>
          </draw:text-box>
        </draw:frame>
        <draw:frame draw:style-name="gr59" draw:text-style-name="P7" xml:id="id47" draw:id="id47" draw:layer="layout" svg:width="3.81cm" svg:height="3.079cm" svg:x="16.056cm" svg:y="7.114cm">
          <draw:text-box>
            <text:p text:style-name="P1"><text:span text:style-name="T4">П</text:span><text:span text:style-name="T4">о</text:span><text:span text:style-name="T4">т</text:span><text:span text:style-name="T4">е</text:span><text:span text:style-name="T4">н</text:span><text:span text:style-name="T4">ц</text:span><text:span text:style-name="T4">.</text:span><text:span text:style-name="T4"> </text:span><text:span text:style-name="T4">Э</text:span><text:span text:style-name="T4">л</text:span><text:span text:style-name="T4">е</text:span><text:span text:style-name="T4">к</text:span><text:span text:style-name="T4">т</text:span><text:span text:style-name="T4">р</text:span><text:span text:style-name="T4">.</text:span></text:p>
          </draw:text-box>
        </draw:frame>
        <draw:frame draw:style-name="gr60" draw:text-style-name="P7" xml:id="id50" draw:id="id50" draw:layer="layout" svg:width="3.81cm" svg:height="2.54cm" svg:x="36.008cm" svg:y="11.141cm">
          <draw:text-box>
            <text:p text:style-name="P1"><text:span text:style-name="T4">У</text:span><text:span text:style-name="T4">с</text:span><text:span text:style-name="T4">и</text:span><text:span text:style-name="T4">л</text:span><text:span text:style-name="T4">и</text:span><text:span text:style-name="T4">т</text:span><text:span text:style-name="T4">.</text:span></text:p>
          </draw:text-box>
        </draw:frame>
        <draw:connector draw:style-name="gr5" draw:text-style-name="P8" draw:layer="layout" svg:x1="6.094cm" svg:y1="12.426cm" svg:x2="9.264cm" svg:y2="12.426cm" draw:start-shape="id44" draw:start-glue-point="1" draw:end-shape="id45" draw:end-glue-point="3" svg:d="M6094 12426h3170" svg:viewBox="0 0 3171 1">
          <text:p/>
        </draw:connector>
        <draw:frame draw:style-name="gr61" draw:text-style-name="P7" xml:id="id46" draw:id="id46" draw:layer="layout" svg:width="3.937cm" svg:height="2.54cm" svg:x="15.983cm" svg:y="3.575cm">
          <draw:text-box>
            <text:p text:style-name="P1"><text:span text:style-name="T4">И</text:span><text:span text:style-name="T4">Э</text:span><text:span text:style-name="T4">2</text:span></text:p>
          </draw:text-box>
        </draw:frame>
        <draw:frame draw:style-name="gr62" draw:text-style-name="P7" xml:id="id52" draw:id="id52" draw:layer="layout" svg:width="3.756cm" svg:height="2.643cm" svg:x="29.29cm" svg:y="15.07cm">
          <draw:text-box>
            <text:p text:style-name="P1"><text:span text:style-name="T4">П</text:span><text:span text:style-name="T4">о</text:span><text:span text:style-name="T4">д</text:span><text:span text:style-name="T4">с</text:span><text:span text:style-name="T4">т</text:span><text:span text:style-name="T4">р</text:span><text:span text:style-name="T4">.</text:span><text:span text:style-name="T4"> </text:span><text:span text:style-name="T4">к</text:span><text:span text:style-name="T4">о</text:span><text:span text:style-name="T4">н</text:span><text:span text:style-name="T4">д</text:span><text:span text:style-name="T4">-</text:span><text:span text:style-name="T4">р</text:span></text:p>
          </draw:text-box>
        </draw:frame>
        <draw:frame draw:style-name="gr63" draw:text-style-name="P7" xml:id="id49" draw:id="id49" draw:layer="layout" svg:width="3.81cm" svg:height="3.079cm" svg:x="22.793cm" svg:y="10.872cm">
          <draw:text-box>
            <text:p text:style-name="P1"><text:span text:style-name="T4">И</text:span><text:span text:style-name="T4">з</text:span><text:span text:style-name="T4">м</text:span><text:span text:style-name="T4">е</text:span><text:span text:style-name="T4">р</text:span><text:span text:style-name="T4">. </text:span><text:span text:style-name="T4">Э</text:span><text:span text:style-name="T4">л</text:span><text:span text:style-name="T4">е</text:span><text:span text:style-name="T4">к</text:span><text:span text:style-name="T4">т</text:span><text:span text:style-name="T4">р</text:span><text:span text:style-name="T4">.</text:span></text:p>
          </draw:text-box>
        </draw:frame>
        <draw:connector draw:style-name="gr5" draw:text-style-name="P8" draw:layer="layout" svg:x1="17.951cm" svg:y1="6.115cm" svg:x2="17.961cm" svg:y2="7.114cm" draw:start-shape="id46" draw:start-glue-point="2" draw:end-shape="id47" draw:end-glue-point="0" svg:d="M17951 6115v500h10v499" svg:viewBox="0 0 11 1000">
          <text:p/>
        </draw:connector>
        <draw:connector draw:style-name="gr5" draw:text-style-name="P8" draw:layer="layout" svg:x1="17.961cm" svg:y1="10.193cm" svg:x2="17.949cm" svg:y2="11.156cm" draw:start-shape="id47" draw:start-glue-point="2" draw:end-shape="id48" draw:end-glue-point="0" svg:d="M17961 10193v482h-12v481" svg:viewBox="0 0 13 964">
          <text:p/>
        </draw:connector>
        <draw:connector draw:style-name="gr5" draw:text-style-name="P8" draw:layer="layout" draw:type="line" svg:x1="19.854cm" svg:y1="12.426cm" svg:x2="22.793cm" svg:y2="12.411cm" draw:start-shape="id48" draw:start-glue-point="1" draw:end-shape="id49" draw:end-glue-point="3" svg:d="M19854 12426l2939-15" svg:viewBox="0 0 2940 16">
          <text:p/>
        </draw:connector>
        <draw:connector draw:style-name="gr5" draw:text-style-name="P8" draw:layer="layout" draw:type="line" svg:x1="39.818cm" svg:y1="12.411cm" svg:x2="41.009cm" svg:y2="12.438cm" draw:start-shape="id50" draw:start-glue-point="1" svg:d="M39818 12411l1191 27" svg:viewBox="0 0 1192 28">
          <text:p/>
        </draw:connector>
        <draw:frame draw:style-name="gr64" draw:text-style-name="P7" xml:id="id51" draw:id="id51" draw:layer="layout" svg:width="3.81cm" svg:height="2.54cm" svg:x="29.252cm" svg:y="11.168cm">
          <draw:text-box>
            <text:p text:style-name="P1"><text:span text:style-name="T4">Мост.</text:span></text:p>
            <text:p text:style-name="P1"><text:span text:style-name="T4">схема</text:span></text:p>
          </draw:text-box>
        </draw:frame>
        <draw:connector draw:style-name="gr5" draw:text-style-name="P8" draw:layer="layout" draw:type="line" svg:x1="4.186cm" svg:y1="9.925cm" svg:x2="4.189cm" svg:y2="11.156cm" draw:end-shape="id44" draw:end-glue-point="0" svg:d="M4186 9925l3 1231" svg:viewBox="0 0 4 1232">
          <text:p/>
        </draw:connector>
        <draw:connector draw:style-name="gr5" draw:text-style-name="P8" draw:layer="layout" draw:type="line" svg:x1="13.074cm" svg:y1="12.426cm" svg:x2="16.044cm" svg:y2="12.426cm" draw:start-shape="id45" draw:start-glue-point="1" draw:end-shape="id48" draw:end-glue-point="3" svg:d="M13074 12426h2970" svg:viewBox="0 0 2971 1">
          <text:p/>
        </draw:connector>
        <draw:connector draw:style-name="gr5" draw:text-style-name="P8" draw:layer="layout" draw:type="line" svg:x1="26.603cm" svg:y1="12.411cm" svg:x2="29.252cm" svg:y2="12.438cm" draw:start-shape="id49" draw:start-glue-point="1" draw:end-shape="id51" draw:end-glue-point="3" svg:d="M26603 12411l2649 27" svg:viewBox="0 0 2650 28">
          <text:p/>
        </draw:connector>
        <draw:connector draw:style-name="gr5" draw:text-style-name="P8" draw:layer="layout" draw:type="line" svg:x1="33.062cm" svg:y1="12.438cm" svg:x2="36.008cm" svg:y2="12.411cm" draw:start-shape="id51" draw:start-glue-point="1" draw:end-shape="id50" draw:end-glue-point="3" svg:d="M33062 12438l2946-27" svg:viewBox="0 0 2947 28">
          <text:p/>
        </draw:connector>
        <draw:connector draw:style-name="gr5" draw:text-style-name="P8" draw:layer="layout" draw:type="line" svg:x1="31.168cm" svg:y1="15.07cm" svg:x2="31.157cm" svg:y2="13.708cm" draw:start-shape="id52" draw:start-glue-point="0" draw:end-shape="id51" draw:end-glue-point="2" svg:d="M31168 15070l-11-1362" svg:viewBox="0 0 12 1363">
          <text:p/>
        </draw:connector>
        <draw:frame draw:style-name="gr65" draw:text-style-name="P10" draw:layer="layout" svg:width="4.572cm" svg:height="1.825cm" svg:x="2.016cm" svg:y="7.731cm">
          <draw:text-box>
            <text:p text:style-name="P9"><text:span text:style-name="T5">Поле давления</text:span></text:p>
          </draw:text-box>
        </draw:frame>
        <draw:frame draw:style-name="gr65" draw:text-style-name="P10" draw:layer="layout" svg:width="4.572cm" svg:height="1.825cm" svg:x="5.318cm" svg:y="9.462cm">
          <draw:text-box>
            <text:p text:style-name="P9"><text:span text:style-name="T5">Поле</text:span></text:p>
            <text:p text:style-name="P9"><text:span text:style-name="T5"><text:s/></text:span><text:span text:style-name="T5">давления</text:span></text:p>
          </draw:text-box>
        </draw:frame>
        <draw:frame draw:style-name="gr66" draw:text-style-name="P11" draw:layer="layout" svg:width="4.572cm" svg:height="1.038cm" svg:x="19.669cm" svg:y="11.011cm">
          <draw:text-box>
            <text:p><text:span text:style-name="T5">Эл. поле</text:span></text:p>
          </draw:text-box>
        </draw:frame>
        <draw:frame draw:style-name="gr66" draw:text-style-name="P11" draw:layer="layout" svg:width="4.572cm" svg:height="1.038cm" svg:x="18.189cm" svg:y="10.1cm">
          <draw:text-box>
            <text:p><text:span text:style-name="T5">Эл. поле</text:span></text:p>
          </draw:text-box>
        </draw:frame>
        <draw:frame draw:style-name="gr67" draw:text-style-name="P11" draw:layer="layout" svg:width="4.572cm" svg:height="1.121cm" svg:x="18.162cm" svg:y="6.207cm">
          <draw:text-box>
            <text:p><text:span text:style-name="T5">Эл. поле</text:span></text:p>
          </draw:text-box>
        </draw:frame>
        <draw:frame draw:style-name="gr66" draw:text-style-name="P11" draw:layer="layout" svg:width="4.572cm" svg:height="1.038cm" svg:x="26.146cm" svg:y="10.017cm">
          <draw:text-box>
            <text:p><text:span text:style-name="T5">Эл. поле</text:span></text:p>
          </draw:text-box>
        </draw:frame>
        <draw:frame draw:style-name="gr66" draw:text-style-name="P11" draw:layer="layout" svg:width="4.572cm" svg:height="1.038cm" svg:x="31.361cm" svg:y="14.026cm">
          <draw:text-box>
            <text:p><text:span text:style-name="T5">Эл. поле</text:span></text:p>
          </draw:text-box>
        </draw:frame>
        <draw:frame draw:style-name="gr66" draw:text-style-name="P11" draw:layer="layout" svg:width="4.572cm" svg:height="1.038cm" svg:x="32.877cm" svg:y="10.398cm">
          <draw:text-box>
            <text:p><text:span text:style-name="T5">Эл. поле</text:span></text:p>
          </draw:text-box>
        </draw:frame>
        <draw:frame draw:style-name="gr65" draw:text-style-name="P12" draw:layer="layout" svg:width="4.926cm" svg:height="1.825cm" svg:x="40.878cm" svg:y="11.922cm">
          <draw:text-box>
            <text:p><text:span text:style-name="T6">Напряжение</text:span></text:p>
          </draw:text-box>
        </draw:frame>
        <draw:connector draw:style-name="gr5" draw:text-style-name="P8" draw:layer="layout" svg:x1="19.92cm" svg:y1="4.845cm" svg:x2="31.157cm" svg:y2="11.168cm" draw:start-shape="id46" draw:start-glue-point="1" draw:end-shape="id51" draw:end-glue-point="0" svg:d="M19920 4845h11237v6323" svg:viewBox="0 0 11238 6324">
          <text:p/>
        </draw:connector>
        <draw:frame draw:style-name="gr66" draw:text-style-name="P11" draw:layer="layout" svg:width="4.572cm" svg:height="1.038cm" svg:x="31.353cm" svg:y="9.592cm">
          <draw:text-box>
            <text:p><text:span text:style-name="T5">Эл. поле</text:span></text:p>
          </draw:text-box>
        </draw:frame>
        <draw:frame draw:style-name="gr65" draw:text-style-name="P10" draw:layer="layout" svg:width="4.572cm" svg:height="1.825cm" svg:x="11.922cm" svg:y="9.462cm">
          <draw:text-box>
            <text:p text:style-name="P9"><text:span text:style-name="T5">Поле</text:span></text:p>
            <text:p text:style-name="P9"><text:span text:style-name="T5"><text:s/></text:span><text:span text:style-name="T5">давления</text:span></text:p>
          </draw:text-box>
        </draw:frame>
      </draw:page>
      <draw:page draw:name="page6" draw:style-name="dp1" draw:master-page-name="Default">
        <draw:frame draw:style-name="gr68" draw:text-style-name="P5" xml:id="id53" draw:id="id53" draw:layer="layout" svg:width="2.667cm" svg:height="2.54cm" svg:x="3.542cm" svg:y="9.878cm">
          <draw:text-box>
            <text:p text:style-name="P1"><text:span text:style-name="T3">ИЭ1</text:span></text:p>
          </draw:text-box>
        </draw:frame>
        <draw:frame draw:style-name="gr69" draw:text-style-name="P5" xml:id="id54" draw:id="id54" draw:layer="layout" svg:width="3.81cm" svg:height="2.54cm" svg:x="8.206cm" svg:y="9.878cm">
          <draw:text-box>
            <text:p text:style-name="P1"><text:span text:style-name="T3">Балка</text:span></text:p>
          </draw:text-box>
        </draw:frame>
        <draw:frame draw:style-name="gr70" draw:text-style-name="P5" xml:id="id55" draw:id="id55" draw:layer="layout" svg:width="3.81cm" svg:height="2.54cm" svg:x="13.986cm" svg:y="9.878cm">
          <draw:text-box>
            <text:p text:style-name="P1"><text:span text:style-name="T3">Щуп</text:span></text:p>
          </draw:text-box>
        </draw:frame>
        <draw:frame draw:style-name="gr71" draw:text-style-name="P5" xml:id="id56" draw:id="id56" draw:layer="layout" svg:width="3.81cm" svg:height="2.54cm" svg:x="19.766cm" svg:y="9.878cm">
          <draw:text-box>
            <text:p text:style-name="P1"><text:span text:style-name="T3">П</text:span><text:span text:style-name="T3">о</text:span><text:span text:style-name="T3">д</text:span><text:span text:style-name="T3">л</text:span><text:span text:style-name="T3">о</text:span><text:span text:style-name="T3">ж</text:span><text:span text:style-name="T3">к</text:span><text:span text:style-name="T3">а</text:span></text:p>
          </draw:text-box>
        </draw:frame>
        <draw:frame draw:style-name="gr72" draw:text-style-name="P5" xml:id="id57" draw:id="id57" draw:layer="layout" svg:width="3.81cm" svg:height="2.54cm" svg:x="25.346cm" svg:y="9.878cm">
          <draw:text-box>
            <text:p text:style-name="P1"><text:span text:style-name="T3">Пластина</text:span></text:p>
          </draw:text-box>
        </draw:frame>
        <draw:frame draw:style-name="gr73" draw:text-style-name="P5" xml:id="id59" draw:id="id59" draw:layer="layout" svg:width="3.81cm" svg:height="2.54cm" svg:x="25.358cm" svg:y="6.005cm">
          <draw:text-box>
            <text:p text:style-name="P1"><text:span text:style-name="T3">Потенциальный электрод</text:span></text:p>
          </draw:text-box>
        </draw:frame>
        <draw:frame draw:style-name="gr74" draw:text-style-name="P5" xml:id="id61" draw:id="id61" draw:layer="layout" svg:width="3.81cm" svg:height="2.54cm" svg:x="37.41cm" svg:y="9.863cm">
          <draw:text-box>
            <text:p text:style-name="P1"><text:span text:style-name="T3">У</text:span><text:span text:style-name="T3">с</text:span><text:span text:style-name="T3">и</text:span><text:span text:style-name="T3">л</text:span><text:span text:style-name="T3">и</text:span><text:span text:style-name="T3">т</text:span><text:span text:style-name="T3">е</text:span><text:span text:style-name="T3">л</text:span><text:span text:style-name="T3">ь</text:span></text:p>
          </draw:text-box>
        </draw:frame>
        <draw:connector draw:style-name="gr5" draw:text-style-name="P3" draw:layer="layout" svg:x1="6.209cm" svg:y1="11.148cm" svg:x2="8.206cm" svg:y2="11.148cm" draw:start-shape="id53" draw:start-glue-point="1" draw:end-shape="id54" draw:end-glue-point="3" svg:d="M6209 11148h1997" svg:viewBox="0 0 1998 1">
          <text:p/>
        </draw:connector>
        <draw:connector draw:style-name="gr5" draw:text-style-name="P3" draw:layer="layout" svg:x1="12.016cm" svg:y1="11.148cm" svg:x2="13.986cm" svg:y2="11.148cm" draw:start-shape="id54" draw:start-glue-point="1" draw:end-shape="id55" draw:end-glue-point="3" svg:d="M12016 11148h1970" svg:viewBox="0 0 1971 1">
          <text:p/>
        </draw:connector>
        <draw:connector draw:style-name="gr5" draw:text-style-name="P3" draw:layer="layout" svg:x1="17.796cm" svg:y1="11.148cm" svg:x2="19.766cm" svg:y2="11.148cm" draw:start-shape="id55" draw:start-glue-point="1" draw:end-shape="id56" draw:end-glue-point="3" svg:d="M17796 11148h1970" svg:viewBox="0 0 1971 1">
          <text:p/>
        </draw:connector>
        <draw:connector draw:style-name="gr5" draw:text-style-name="P3" draw:layer="layout" svg:x1="23.576cm" svg:y1="11.148cm" svg:x2="25.346cm" svg:y2="11.148cm" draw:start-shape="id56" draw:start-glue-point="1" draw:end-shape="id57" draw:end-glue-point="3" svg:d="M23576 11148h1770" svg:viewBox="0 0 1771 1">
          <text:p/>
        </draw:connector>
        <draw:frame draw:style-name="gr75" draw:text-style-name="P5" xml:id="id58" draw:id="id58" draw:layer="layout" svg:width="3.937cm" svg:height="2.54cm" svg:x="25.285cm" svg:y="2.197cm">
          <draw:text-box>
            <text:p text:style-name="P1"><text:span text:style-name="T3">И</text:span><text:span text:style-name="T3">Э</text:span><text:span text:style-name="T3">2</text:span></text:p>
          </draw:text-box>
        </draw:frame>
        <draw:frame draw:style-name="gr76" draw:text-style-name="P5" xml:id="id62" draw:id="id62" draw:layer="layout" svg:width="3.756cm" svg:height="2.643cm" svg:x="31.281cm" svg:y="14.478cm">
          <draw:text-box>
            <text:p text:style-name="P1"><text:span text:style-name="T3">П</text:span><text:span text:style-name="T3">о</text:span><text:span text:style-name="T3">д</text:span><text:span text:style-name="T3">с</text:span><text:span text:style-name="T3">т</text:span><text:span text:style-name="T3">р</text:span><text:span text:style-name="T3">о</text:span><text:span text:style-name="T3">е</text:span><text:span text:style-name="T3">ч</text:span><text:span text:style-name="T3">н</text:span><text:span text:style-name="T3">ы</text:span><text:span text:style-name="T3">й</text:span><text:span text:style-name="T3"> </text:span><text:span text:style-name="T3">к</text:span><text:span text:style-name="T3">о</text:span><text:span text:style-name="T3">н</text:span><text:span text:style-name="T3">д</text:span><text:span text:style-name="T3">е</text:span><text:span text:style-name="T3">н</text:span><text:span text:style-name="T3">с</text:span><text:span text:style-name="T3">а</text:span><text:span text:style-name="T3">т</text:span><text:span text:style-name="T3">о</text:span><text:span text:style-name="T3">р</text:span></text:p>
          </draw:text-box>
        </draw:frame>
        <draw:frame draw:style-name="gr77" draw:text-style-name="P5" xml:id="id60" draw:id="id60" draw:layer="layout" svg:width="3.81cm" svg:height="2.54cm" svg:x="31.295cm" svg:y="9.863cm">
          <draw:text-box>
            <text:p text:style-name="P1"><text:span text:style-name="T3">Измерительный электрод</text:span></text:p>
          </draw:text-box>
        </draw:frame>
        <draw:connector draw:style-name="gr5" draw:text-style-name="P3" draw:layer="layout" svg:x1="27.253cm" svg:y1="4.737cm" svg:x2="27.263cm" svg:y2="6.005cm" draw:start-shape="id58" draw:start-glue-point="2" draw:end-shape="id59" draw:end-glue-point="0" svg:d="M27253 4737v634h10v634" svg:viewBox="0 0 11 1269">
          <text:p/>
        </draw:connector>
        <draw:connector draw:style-name="gr5" draw:text-style-name="P3" draw:layer="layout" svg:x1="27.263cm" svg:y1="8.545cm" svg:x2="27.251cm" svg:y2="9.878cm" draw:start-shape="id59" draw:start-glue-point="2" draw:end-shape="id57" draw:end-glue-point="0" svg:d="M27263 8545v667h-12v666" svg:viewBox="0 0 13 1334">
          <text:p/>
        </draw:connector>
        <draw:connector draw:style-name="gr5" draw:text-style-name="P3" draw:layer="layout" draw:type="line" svg:x1="29.156cm" svg:y1="11.148cm" svg:x2="31.295cm" svg:y2="11.133cm" draw:start-shape="id57" draw:start-glue-point="1" draw:end-shape="id60" draw:end-glue-point="3" svg:d="M29156 11148l2139-15" svg:viewBox="0 0 2140 16">
          <text:p/>
        </draw:connector>
        <draw:connector draw:style-name="gr5" draw:text-style-name="P3" draw:layer="layout" draw:type="line" svg:x1="35.105cm" svg:y1="11.133cm" svg:x2="37.41cm" svg:y2="11.133cm" draw:start-shape="id60" draw:end-shape="id61" draw:end-glue-point="3" svg:d="M35105 11133h2305" svg:viewBox="0 0 2306 1">
          <text:p/>
        </draw:connector>
        <draw:connector draw:style-name="gr5" draw:text-style-name="P3" draw:layer="layout" draw:type="line" svg:x1="33.159cm" svg:y1="14.478cm" svg:x2="33.2cm" svg:y2="12.403cm" draw:start-shape="id62" draw:start-glue-point="0" draw:end-shape="id60" draw:end-glue-point="2" svg:d="M33159 14478l41-2075" svg:viewBox="0 0 42 2076">
          <text:p/>
        </draw:connector>
        <draw:connector draw:style-name="gr5" draw:text-style-name="P3" draw:layer="layout" svg:x1="35.037cm" svg:y1="15.799cm" svg:x2="39.315cm" svg:y2="12.403cm" draw:start-shape="id62" draw:start-glue-point="1" draw:end-shape="id61" draw:end-glue-point="2" svg:d="M35037 15799h4278v-3396" svg:viewBox="0 0 4279 3397">
          <text:p/>
        </draw:connector>
        <draw:frame draw:style-name="gr78" draw:text-style-name="P5" xml:id="id63" draw:id="id63" draw:layer="layout" svg:width="3.81cm" svg:height="2.54cm" svg:x="42.911cm" svg:y="9.89cm">
          <draw:text-box>
            <text:p text:style-name="P1"><text:span text:style-name="T3">И</text:span><text:span text:style-name="T3">н</text:span><text:span text:style-name="T3">д</text:span><text:span text:style-name="T3">и</text:span><text:span text:style-name="T3">к</text:span><text:span text:style-name="T3">а</text:span><text:span text:style-name="T3">т</text:span><text:span text:style-name="T3">о</text:span><text:span text:style-name="T3">р</text:span></text:p>
          </draw:text-box>
        </draw:frame>
        <draw:connector draw:style-name="gr5" draw:text-style-name="P3" draw:layer="layout" draw:type="line" svg:x1="41.22cm" svg:y1="11.133cm" svg:x2="42.911cm" svg:y2="11.16cm" draw:start-shape="id61" draw:start-glue-point="1" draw:end-shape="id63" draw:end-glue-point="3" svg:d="M41220 11133l1691 27" svg:viewBox="0 0 1692 28">
          <text:p/>
        </draw:connector>
      </draw:page>
      <draw:page draw:name="page7" draw:style-name="dp1" draw:master-page-name="Default">
        <draw:frame draw:style-name="gr79" draw:text-style-name="P7" xml:id="id64" draw:id="id64" draw:layer="layout" svg:width="3.81cm" svg:height="2.54cm" svg:x="5.74cm" svg:y="11.08cm">
          <draw:text-box>
            <text:p text:style-name="P1"><text:span text:style-name="T4">Щ</text:span><text:span text:style-name="T4">у</text:span><text:span text:style-name="T4">п</text:span></text:p>
          </draw:text-box>
        </draw:frame>
        <draw:frame draw:style-name="gr80" draw:text-style-name="P7" xml:id="id65" draw:id="id65" draw:layer="layout" svg:width="3.81cm" svg:height="2.54cm" svg:x="12.72cm" svg:y="11.08cm">
          <draw:text-box>
            <text:p text:style-name="P1"><text:span text:style-name="T4">Подлож.</text:span></text:p>
          </draw:text-box>
        </draw:frame>
        <draw:frame draw:style-name="gr81" draw:text-style-name="P7" xml:id="id68" draw:id="id68" draw:layer="layout" svg:width="3.81cm" svg:height="2.54cm" svg:x="19.5cm" svg:y="11.08cm">
          <draw:text-box>
            <text:p text:style-name="P1"><text:span text:style-name="T4">Пласт.</text:span></text:p>
          </draw:text-box>
        </draw:frame>
        <draw:frame draw:style-name="gr82" draw:text-style-name="P7" xml:id="id67" draw:id="id67" draw:layer="layout" svg:width="3.81cm" svg:height="2.54cm" svg:x="19.512cm" svg:y="7.307cm">
          <draw:text-box>
            <text:p text:style-name="P1"><text:span text:style-name="T4">Потенц. электр.</text:span></text:p>
          </draw:text-box>
        </draw:frame>
        <draw:frame draw:style-name="gr83" draw:text-style-name="P7" xml:id="id70" draw:id="id70" draw:layer="layout" svg:width="3.81cm" svg:height="2.54cm" svg:x="39.464cm" svg:y="11.065cm">
          <draw:text-box>
            <text:p text:style-name="P1"><text:span text:style-name="T4">У</text:span><text:span text:style-name="T4">с</text:span><text:span text:style-name="T4">и</text:span><text:span text:style-name="T4">л</text:span><text:span text:style-name="T4">и</text:span><text:span text:style-name="T4">т</text:span><text:span text:style-name="T4">.</text:span></text:p>
          </draw:text-box>
        </draw:frame>
        <draw:connector draw:style-name="gr5" draw:text-style-name="P8" draw:layer="layout" svg:x1="9.55cm" svg:y1="12.35cm" svg:x2="12.72cm" svg:y2="12.35cm" draw:start-shape="id64" draw:start-glue-point="1" draw:end-shape="id65" draw:end-glue-point="3" svg:d="M9550 12350h3170" svg:viewBox="0 0 3171 1">
          <text:p/>
        </draw:connector>
        <draw:frame draw:style-name="gr84" draw:text-style-name="P7" xml:id="id66" draw:id="id66" draw:layer="layout" svg:width="3.937cm" svg:height="2.54cm" svg:x="19.439cm" svg:y="3.499cm">
          <draw:text-box>
            <text:p text:style-name="P1"><text:span text:style-name="T4">И</text:span><text:span text:style-name="T4">Э</text:span><text:span text:style-name="T4">2</text:span></text:p>
          </draw:text-box>
        </draw:frame>
        <draw:frame draw:style-name="gr85" draw:text-style-name="P7" xml:id="id73" draw:id="id73" draw:layer="layout" svg:width="3.756cm" svg:height="2.643cm" svg:x="32.746cm" svg:y="14.994cm">
          <draw:text-box>
            <text:p text:style-name="P1"><text:span text:style-name="T4">Подстр. конд-р</text:span></text:p>
          </draw:text-box>
        </draw:frame>
        <draw:frame draw:style-name="gr86" draw:text-style-name="P7" xml:id="id69" draw:id="id69" draw:layer="layout" svg:width="3.81cm" svg:height="2.54cm" svg:x="26.249cm" svg:y="11.065cm">
          <draw:text-box>
            <text:p text:style-name="P1"><text:span text:style-name="T4">И</text:span><text:span text:style-name="T4">з</text:span><text:span text:style-name="T4">м</text:span><text:span text:style-name="T4">е</text:span><text:span text:style-name="T4">р</text:span><text:span text:style-name="T4">.</text:span><text:span text:style-name="T4"> </text:span><text:span text:style-name="T4">э</text:span><text:span text:style-name="T4">л</text:span><text:span text:style-name="T4">е</text:span><text:span text:style-name="T4">к</text:span><text:span text:style-name="T4">т</text:span><text:span text:style-name="T4">р</text:span><text:span text:style-name="T4">.</text:span></text:p>
          </draw:text-box>
        </draw:frame>
        <draw:connector draw:style-name="gr5" draw:text-style-name="P8" draw:layer="layout" svg:x1="21.407cm" svg:y1="6.039cm" svg:x2="21.417cm" svg:y2="7.307cm" draw:start-shape="id66" draw:start-glue-point="2" draw:end-shape="id67" draw:end-glue-point="0" svg:d="M21407 6039v634h10v634" svg:viewBox="0 0 11 1269">
          <text:p/>
        </draw:connector>
        <draw:connector draw:style-name="gr5" draw:text-style-name="P8" draw:layer="layout" svg:x1="21.417cm" svg:y1="9.847cm" svg:x2="21.405cm" svg:y2="11.08cm" draw:start-shape="id67" draw:start-glue-point="2" draw:end-shape="id68" draw:end-glue-point="0" svg:d="M21417 9847v617h-12v616" svg:viewBox="0 0 13 1234">
          <text:p/>
        </draw:connector>
        <draw:connector draw:style-name="gr5" draw:text-style-name="P8" draw:layer="layout" draw:type="line" svg:x1="23.31cm" svg:y1="12.35cm" svg:x2="26.249cm" svg:y2="12.335cm" draw:start-shape="id68" draw:start-glue-point="1" draw:end-shape="id69" draw:end-glue-point="3" svg:d="M23310 12350l2939-15" svg:viewBox="0 0 2940 16">
          <text:p/>
        </draw:connector>
        <draw:connector draw:style-name="gr5" draw:text-style-name="P8" xml:id="id76" draw:id="id76" draw:layer="layout" draw:type="line" svg:x1="43.274cm" svg:y1="12.335cm" svg:x2="44.688cm" svg:y2="12.387cm" draw:start-shape="id70" draw:start-glue-point="1" draw:end-shape="id71" svg:d="M43274 12335l1414 52" svg:viewBox="0 0 1415 53">
          <text:p/>
        </draw:connector>
        <draw:frame draw:style-name="gr87" draw:text-style-name="P7" xml:id="id72" draw:id="id72" draw:layer="layout" svg:width="3.81cm" svg:height="2.54cm" svg:x="32.708cm" svg:y="11.092cm">
          <draw:text-box>
            <text:p text:style-name="P1"><text:span text:style-name="T4">Мост.</text:span></text:p>
            <text:p text:style-name="P1"><text:span text:style-name="T4">схема</text:span></text:p>
          </draw:text-box>
        </draw:frame>
        <draw:connector draw:style-name="gr5" draw:text-style-name="P8" draw:layer="layout" draw:type="line" svg:x1="16.53cm" svg:y1="12.35cm" svg:x2="19.5cm" svg:y2="12.35cm" draw:start-shape="id65" draw:start-glue-point="1" draw:end-shape="id68" draw:end-glue-point="3" svg:d="M16530 12350h2970" svg:viewBox="0 0 2971 1">
          <text:p/>
        </draw:connector>
        <draw:connector draw:style-name="gr5" draw:text-style-name="P8" draw:layer="layout" draw:type="line" svg:x1="30.059cm" svg:y1="12.335cm" svg:x2="32.708cm" svg:y2="12.362cm" draw:start-shape="id69" draw:start-glue-point="1" draw:end-shape="id72" draw:end-glue-point="3" svg:d="M30059 12335l2649 27" svg:viewBox="0 0 2650 28">
          <text:p/>
        </draw:connector>
        <draw:connector draw:style-name="gr5" draw:text-style-name="P8" draw:layer="layout" draw:type="line" svg:x1="36.518cm" svg:y1="12.362cm" svg:x2="39.464cm" svg:y2="12.335cm" draw:start-shape="id72" draw:start-glue-point="1" draw:end-shape="id70" draw:end-glue-point="3" svg:d="M36518 12362l2946-27" svg:viewBox="0 0 2947 28">
          <text:p/>
        </draw:connector>
        <draw:connector draw:style-name="gr5" draw:text-style-name="P8" draw:layer="layout" draw:type="line" svg:x1="34.624cm" svg:y1="14.994cm" svg:x2="34.613cm" svg:y2="13.632cm" draw:start-shape="id73" draw:start-glue-point="0" draw:end-shape="id72" draw:end-glue-point="2" svg:d="M34624 14994l-11-1362" svg:viewBox="0 0 12 1363">
          <text:p/>
        </draw:connector>
        <draw:frame draw:style-name="gr65" draw:text-style-name="P10" xml:id="id77" draw:id="id77" draw:layer="layout" svg:width="4.572cm" svg:height="1.825cm" svg:x="5.318cm" svg:y="6.715cm">
          <draw:text-box>
            <text:p text:style-name="P9"><text:span text:style-name="T5">П</text:span><text:span text:style-name="T5">о</text:span><text:span text:style-name="T5">л</text:span><text:span text:style-name="T5">е</text:span><text:span text:style-name="T5"> </text:span></text:p>
            <text:p text:style-name="P9"><text:span text:style-name="T5">д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</text:span></text:p>
          </draw:text-box>
        </draw:frame>
        <draw:frame draw:style-name="gr65" draw:text-style-name="P10" draw:layer="layout" svg:width="4.572cm" svg:height="1.825cm" svg:x="8.747cm" svg:y="9.335cm">
          <draw:text-box>
            <text:p text:style-name="P9"><text:span text:style-name="T5">П</text:span><text:span text:style-name="T5">о</text:span><text:span text:style-name="T5">л</text:span><text:span text:style-name="T5">е</text:span></text:p>
            <text:p text:style-name="P9"><text:span text:style-name="T5"><text:s/></text:span><text:span text:style-name="T5">д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</text:span></text:p>
          </draw:text-box>
        </draw:frame>
        <draw:frame draw:style-name="gr88" draw:text-style-name="P11" draw:layer="layout" svg:width="4.572cm" svg:height="1.399cm" svg:x="23.179cm" svg:y="10.76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frame draw:style-name="gr66" draw:text-style-name="P11" draw:layer="layout" svg:width="4.572cm" svg:height="1.038cm" svg:x="21.545cm" svg:y="9.924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frame draw:style-name="gr66" draw:text-style-name="P11" draw:layer="layout" svg:width="4.572cm" svg:height="1.038cm" svg:x="21.828cm" svg:y="5.931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frame draw:style-name="gr66" draw:text-style-name="P11" draw:layer="layout" svg:width="4.572cm" svg:height="1.038cm" svg:x="29.764cm" svg:y="10.121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frame draw:style-name="gr66" draw:text-style-name="P11" draw:layer="layout" svg:width="4.572cm" svg:height="1.038cm" svg:x="34.817cm" svg:y="13.95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frame draw:style-name="gr66" draw:text-style-name="P11" draw:layer="layout" svg:width="4.572cm" svg:height="1.038cm" svg:x="36.56cm" svg:y="10.249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frame draw:style-name="gr65" draw:text-style-name="P11" xml:id="id71" draw:id="id71" draw:layer="layout" svg:width="5.261cm" svg:height="1.825cm" svg:x="44.688cm" svg:y="11.475cm">
          <draw:text-box>
            <text:p><text:span text:style-name="T5">Напряжение</text:span></text:p>
          </draw:text-box>
        </draw:frame>
        <draw:connector draw:style-name="gr5" draw:text-style-name="P8" draw:layer="layout" svg:x1="23.376cm" svg:y1="4.769cm" svg:x2="34.613cm" svg:y2="11.092cm" draw:start-shape="id66" draw:start-glue-point="1" draw:end-shape="id72" draw:end-glue-point="0" svg:d="M23376 4769h11237v6323" svg:viewBox="0 0 11238 6324">
          <text:p/>
        </draw:connector>
        <draw:frame draw:style-name="gr66" draw:text-style-name="P11" draw:layer="layout" svg:width="4.572cm" svg:height="1.038cm" svg:x="34.809cm" svg:y="9.516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frame draw:style-name="gr65" draw:text-style-name="P10" draw:layer="layout" svg:width="4.572cm" svg:height="1.825cm" svg:x="15.351cm" svg:y="9.382cm">
          <draw:text-box>
            <text:p text:style-name="P9"><text:span text:style-name="T5">П</text:span><text:span text:style-name="T5">о</text:span><text:span text:style-name="T5">л</text:span><text:span text:style-name="T5">е</text:span></text:p>
            <text:p text:style-name="P9"><text:span text:style-name="T5"><text:s/></text:span><text:span text:style-name="T5">д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</text:span></text:p>
          </draw:text-box>
        </draw:frame>
        <draw:frame draw:style-name="gr89" draw:text-style-name="P7" xml:id="id74" draw:id="id74" draw:layer="layout" svg:width="3.81cm" svg:height="2.54cm" svg:x="5.672cm" svg:y="15.116cm">
          <draw:text-box>
            <text:p text:style-name="P1"><text:span text:style-name="T4">П</text:span><text:span text:style-name="T4">ь</text:span><text:span text:style-name="T4">е</text:span><text:span text:style-name="T4">з</text:span><text:span text:style-name="T4">.</text:span><text:span text:style-name="T4"> </text:span><text:span text:style-name="T4">д</text:span><text:span text:style-name="T4">в</text:span><text:span text:style-name="T4">.</text:span></text:p>
          </draw:text-box>
        </draw:frame>
        <draw:frame draw:style-name="gr90" draw:text-style-name="P7" xml:id="id75" draw:id="id75" draw:layer="layout" svg:width="3.81cm" svg:height="2.54cm" svg:x="5.672cm" svg:y="19.199cm">
          <draw:text-box>
            <text:p text:style-name="P1"><text:span text:style-name="T4">Рег-р</text:span></text:p>
          </draw:text-box>
        </draw:frame>
        <draw:connector draw:style-name="gr5" draw:text-style-name="P8" draw:layer="layout" draw:line-skew="0.729cm" svg:x1="7.577cm" svg:y1="15.116cm" svg:x2="7.645cm" svg:y2="13.62cm" draw:start-shape="id74" draw:end-shape="id64" svg:d="M7577 15116v-19h68v-1477" svg:viewBox="0 0 69 1497">
          <text:p/>
        </draw:connector>
        <draw:connector draw:style-name="gr5" draw:text-style-name="P8" draw:layer="layout" svg:x1="7.577cm" svg:y1="19.199cm" svg:x2="7.577cm" svg:y2="17.656cm" draw:start-shape="id75" draw:start-glue-point="0" draw:end-shape="id74" draw:end-glue-point="2" svg:d="M7577 19199v-1543" svg:viewBox="0 0 1 1544">
          <text:p/>
        </draw:connector>
        <draw:connector draw:style-name="gr5" draw:text-style-name="P8" draw:layer="layout" svg:x1="1.876cm" svg:y1="20.475cm" svg:x2="5.672cm" svg:y2="20.469cm" draw:end-shape="id75" draw:end-glue-point="3" svg:d="M1876 20475h1648v-6h2148" svg:viewBox="0 0 3797 7">
          <text:p/>
        </draw:connector>
        <draw:connector draw:style-name="gr5" draw:text-style-name="P8" draw:layer="layout" svg:x1="43.981cm" svg:y1="12.361cm" svg:x2="7.577cm" svg:y2="21.739cm" draw:start-shape="id76" draw:start-glue-point="0" draw:end-shape="id75" draw:end-glue-point="2" svg:d="M43981 12361v9879h-36404v-501" svg:viewBox="0 0 36405 9880">
          <text:p/>
        </draw:connector>
        <draw:frame draw:style-name="gr65" draw:text-style-name="P10" draw:layer="layout" svg:width="4.572cm" svg:height="1.825cm" svg:x="9.001cm" svg:y="13.526cm">
          <draw:text-box>
            <text:p text:style-name="P9"><text:span text:style-name="T5">П</text:span><text:span text:style-name="T5">о</text:span><text:span text:style-name="T5">л</text:span><text:span text:style-name="T5">е</text:span><text:span text:style-name="T5"> </text:span></text:p>
            <text:p text:style-name="P9"><text:span text:style-name="T5">д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</text:span></text:p>
          </draw:text-box>
        </draw:frame>
        <draw:frame draw:style-name="gr66" draw:text-style-name="P11" draw:layer="layout" svg:width="4.572cm" svg:height="1.038cm" svg:x="7.731cm" svg:y="18.028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frame draw:style-name="gr65" draw:text-style-name="P11" draw:layer="layout" svg:width="5.207cm" svg:height="1.825cm" svg:x="1.1cm" svg:y="19.415cm">
          <draw:text-box>
            <text:p><text:span text:style-name="T5">Н</text:span><text:span text:style-name="T5">а</text:span><text:span text:style-name="T5">п</text:span><text:span text:style-name="T5">р</text:span><text:span text:style-name="T5">я</text:span><text:span text:style-name="T5">ж</text:span><text:span text:style-name="T5">е</text:span><text:span text:style-name="T5">н</text:span><text:span text:style-name="T5">и</text:span><text:span text:style-name="T5">е</text:span></text:p>
          </draw:text-box>
        </draw:frame>
        <draw:frame draw:style-name="gr66" draw:text-style-name="P11" draw:layer="layout" svg:width="4.572cm" svg:height="1.038cm" svg:x="7.223cm" svg:y="22.336cm">
          <draw:text-box>
            <text:p><text:span text:style-name="T5">Э</text:span><text:span text:style-name="T5">л</text:span><text:span text:style-name="T5">.</text:span><text:span text:style-name="T5"> </text:span><text:span text:style-name="T5">п</text:span><text:span text:style-name="T5">о</text:span><text:span text:style-name="T5">л</text:span><text:span text:style-name="T5">е</text:span></text:p>
          </draw:text-box>
        </draw:frame>
        <draw:connector draw:style-name="gr5" draw:text-style-name="P3" draw:layer="layout" draw:type="line" svg:x1="7.604cm" svg:y1="8.54cm" svg:x2="7.645cm" svg:y2="11.08cm" draw:start-shape="id77" draw:start-glue-point="2" draw:end-shape="id64" draw:end-glue-point="0" svg:d="M7604 8540l41 2540" svg:viewBox="0 0 42 2541">
          <text:p/>
        </draw:connector>
      </draw:page>
      <draw:page draw:name="page8" draw:style-name="dp1" draw:master-page-name="Default">
        <draw:path draw:style-name="gr91" draw:text-style-name="P13" draw:layer="layout" svg:width="17.396cm" svg:height="12.056cm" svg:x="10.597cm" svg:y="11.242cm" svg:viewBox="0 0 17397 12057" svg:d="M315 94c548-14 1094-21 1646-47 535-25 1096-112 1600 141 496 249 1041 461 1599 423 752-51 1479-9 2258-188 581-134 1128-195 1740-141 549 48 1100 27 1646 94 535 66 1071 91 1600 188 1041 191 2106-47 3151 0 538 24 1043-468 1458-47 388 393 56 1000 235 1505 162 461 158 968 142 1458-17 501-5 1002-47 1506-41 484 0 972 0 1458 0 501 0 1004 0 1505 0 486 0 971 0 1458 0 500-168 1033 0 1505 238 668-485 903-941 753-490-161-1022-181-1552-47-493 124-1006-136-1506-47-506 90-1005-43-1505-47-502-5-1026-112-1505 47-516 171-1031 269-1552 376-462 95-981 190-1411 0-588-260-1052 71-1600-47-513-111-1034-21-1552-94-545-77-1097-166-1646-141-492 22-1001-88-1458 94-915 364-569-588-941-988-353-379-52-1005-94-1505-43-509 303-945 188-1458-115-514 174-992 141-1505-31-486 9-967-94-1459s2-997-94-1505c-90-478-57-969-47-1458 10-496-202-927-94-1411l47-470h141z">
          <text:p/>
        </draw:path>
        <draw:frame draw:style-name="gr92" draw:text-style-name="P3" draw:layer="layout" svg:width="5.714cm" svg:height="4.825cm" draw:transform="skewX (0.000174532925199433) rotate (-1.5706217938697) translate (31.606cm 5.7cm)">
          <draw:image xlink:href="Pictures/100000000000018C000001BEF5C296466C8F2D6C.png" xlink:type="simple" xlink:show="embed" xlink:actuate="onLoad">
            <text:p/>
          </draw:image>
        </draw:frame>
        <draw:custom-shape draw:style-name="gr93" draw:text-style-name="P14" draw:layer="layout" svg:width="17.018cm" svg:height="18.549cm" svg:x="10.906cm" svg:y="4.422cm">
          <text:p/>
          <draw:enhanced-geometry svg:viewBox="0 0 21600 21600" draw:type="rectangle" draw:enhanced-path="M 0 0 L 21600 0 21600 21600 0 21600 0 0 Z N"/>
        </draw:custom-shape>
        <draw:frame draw:style-name="gr94" draw:text-style-name="P15" draw:layer="layout" svg:width="13.081cm" svg:height="5.939cm" svg:x="14.081cm" svg:y="15.859cm">
          <draw:text-box>
            <text:p><text:span text:style-name="T7">Ж</text:span><text:span text:style-name="T7">И</text:span><text:span text:style-name="T7">Д</text:span><text:span text:style-name="T7">К</text:span><text:span text:style-name="T7">О</text:span><text:span text:style-name="T7">С</text:span><text:span text:style-name="T7">Т</text:span><text:span text:style-name="T7">Ь</text:span></text:p>
          </draw:text-box>
        </draw:frame>
        <draw:frame draw:style-name="gr94" draw:text-style-name="P15" draw:layer="layout" svg:width="13.081cm" svg:height="5.939cm" svg:x="15.097cm" svg:y="6.618cm">
          <draw:text-box>
            <text:p><text:span text:style-name="T7">В</text:span><text:span text:style-name="T7">О</text:span><text:span text:style-name="T7">Х</text:span><text:span text:style-name="T7">Д</text:span><text:span text:style-name="T7">У</text:span><text:span text:style-name="T7">Х</text:span></text:p>
          </draw:text-box>
        </draw:frame>
      </draw:page>
      <draw:page draw:name="page9" draw:style-name="dp1" draw:master-page-name="Default">
        <draw:path draw:style-name="gr95" draw:text-style-name="P16" draw:layer="layout" svg:width="6.346cm" svg:height="4.527cm" draw:transform="skewX (-6.48119680519801E-017) rotate (0.833045651976893) translate (6.08cm 11.668cm)" svg:viewBox="0 0 6347 4528" svg:d="M0 0c3776 0 6347 4528 6347 4528">
          <text:p/>
        </draw:path>
        <draw:path draw:style-name="gr95" draw:text-style-name="P16" draw:layer="layout" svg:width="7.64cm" svg:height="2.074cm" draw:transform="rotate (0.123394778115999) translate (6.23940541158309cm 11.7099543057018cm)" svg:viewBox="0 0 7641 2075" svg:d="M0 37c317-113 998 22 748 556-239 511 617 734 828 209 77-193 737-1255 594-210-48 354 129 830 715 834 694 5 1003-1656 1132-251 56 603 638 555 675 14 62-918 500 330 652 471 354 331 660-378 1019-478 343-94 46 1250 718 801l324-316 236-184">
          <text:p/>
        </draw:path>
        <draw:custom-shape draw:style-name="gr96" draw:text-style-name="P17" draw:layer="layout" svg:width="0.522cm" svg:height="0.522cm" svg:x="13.7cm" svg:y="12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8" draw:layer="layout" svg:width="0.522cm" svg:height="0.522cm" svg:x="5.939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9" draw:layer="layout" svg:width="0.522cm" svg:height="0.522cm" svg:x="13.55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20" draw:layer="layout" svg:width="3.556cm" svg:height="1.778cm" svg:x="2.97cm" svg:y="10.525cm">
          <draw:text-box>
            <text:p text:style-name="P9">Пластина</text:p>
            <text:p text:style-name="P9">далеко</text:p>
          </draw:text-box>
        </draw:frame>
        <draw:frame draw:style-name="gr100" draw:text-style-name="P20" draw:layer="layout" svg:width="4.953cm" svg:height="2.384cm" svg:x="14.416cm" svg:y="11.832cm">
          <draw:text-box>
            <text:p text:style-name="P9">Электрическое </text:p>
            <text:p text:style-name="P9">поле</text:p>
          </draw:text-box>
        </draw:frame>
        <draw:frame draw:style-name="gr101" draw:text-style-name="P20" draw:layer="layout" svg:width="5.207cm" svg:height="2.921cm" svg:x="13.881cm" svg:y="9.036cm">
          <draw:text-box>
            <text:p text:style-name="P9">Плоскость электродов</text:p>
          </draw:text-box>
        </draw:frame>
        <draw:frame draw:style-name="gr102" draw:text-style-name="P21" draw:layer="layout" svg:width="6.096cm" svg:height="1.673cm" svg:x="7.223cm" svg:y="13.627cm">
          <draw:text-box>
            <text:p text:style-name="P9"><text:span text:style-name="T8">н</text:span><text:span text:style-name="T8">е</text:span><text:span text:style-name="T8"> </text:span><text:span text:style-name="T8">в</text:span><text:span text:style-name="T8">о</text:span><text:span text:style-name="T8">з</text:span><text:span text:style-name="T8">д</text:span><text:span text:style-name="T8">е</text:span><text:span text:style-name="T8">й</text:span><text:span text:style-name="T8">с</text:span><text:span text:style-name="T8">т</text:span><text:span text:style-name="T8">в</text:span><text:span text:style-name="T8">у</text:span><text:span text:style-name="T8">е</text:span><text:span text:style-name="T8">т</text:span></text:p>
          </draw:text-box>
        </draw:frame>
        <draw:frame draw:style-name="gr102" draw:text-style-name="P22" draw:layer="layout" svg:width="4.953cm" svg:height="1.673cm" svg:x="7.985cm" svg:y="7.985cm">
          <draw:text-box>
            <text:p text:style-name="P9"><text:span text:style-name="T8">б</text:span><text:span text:style-name="T8">о</text:span><text:span text:style-name="T8">л</text:span><text:span text:style-name="T8">ь</text:span><text:span text:style-name="T8">ш</text:span><text:span text:style-name="T8">о</text:span><text:span text:style-name="T8">е</text:span><text:span text:style-name="T9"> </text:span><text:span text:style-name="T9">р</text:span><text:span text:style-name="T9">а</text:span><text:span text:style-name="T9">с</text:span><text:span text:style-name="T9">с</text:span><text:span text:style-name="T9">т</text:span><text:span text:style-name="T9">о</text:span><text:span text:style-name="T9">я</text:span><text:span text:style-name="T9">н</text:span><text:span text:style-name="T9">и</text:span><text:span text:style-name="T9">е</text:span></text:p>
          </draw:text-box>
        </draw:frame>
        <draw:custom-shape draw:style-name="gr103" draw:text-style-name="P23" draw:layer="layout" svg:width="1.27cm" svg:height="3.556cm" svg:x="13.219cm" svg:y="9.536cm">
          <text:p/>
          <draw:enhanced-geometry svg:viewBox="0 0 21600 21600" draw:type="rectangle" draw:enhanced-path="M 0 0 L 21600 0 21600 21600 0 21600 0 0 Z N"/>
        </draw:custom-shape>
        <draw:path draw:style-name="gr95" draw:text-style-name="P16" draw:layer="layout" svg:width="6.346cm" svg:height="4.527cm" draw:transform="skewX (-6.48119680519801E-017) rotate (0.833045651976893) translate (23.198cm 11.795cm)" svg:viewBox="0 0 6347 4528" svg:d="M0 0c3776 0 6347 4528 6347 4528">
          <text:p/>
        </draw:path>
        <draw:path draw:style-name="gr95" draw:text-style-name="P16" draw:layer="layout" svg:width="7.64cm" svg:height="2.074cm" draw:transform="rotate (0.123394778115999) translate (23.3574054115831cm 11.8369543057018cm)" svg:viewBox="0 0 7641 2075" svg:d="M0 37c317-113 998 22 748 556-239 511 617 734 828 209 77-193 737-1255 594-210-48 354 129 830 715 834 694 5 1003-1656 1132-251 56 603 638 555 675 14 62-918 500 330 652 471 354 331 660-378 1019-478 343-94 46 1250 718 801l324-316 236-184">
          <text:p/>
        </draw:path>
        <draw:custom-shape draw:style-name="gr96" draw:text-style-name="P17" draw:layer="layout" svg:width="0.522cm" svg:height="0.522cm" svg:x="30.818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8" draw:layer="layout" svg:width="0.522cm" svg:height="0.522cm" svg:x="23.057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9" draw:layer="layout" svg:width="0.522cm" svg:height="0.522cm" svg:x="30.677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20" draw:layer="layout" svg:width="3.556cm" svg:height="1.778cm" svg:x="19.888cm" svg:y="10.652cm">
          <draw:text-box>
            <text:p text:style-name="P9">Пластина</text:p>
            <text:p text:style-name="P9">близко</text:p>
          </draw:text-box>
        </draw:frame>
        <draw:frame draw:style-name="gr100" draw:text-style-name="P20" draw:layer="layout" svg:width="4.953cm" svg:height="2.384cm" svg:x="31.607cm" svg:y="9.411cm">
          <draw:text-box>
            <text:p text:style-name="P9">Электрическое </text:p>
            <text:p text:style-name="P9">поле</text:p>
          </draw:text-box>
        </draw:frame>
        <draw:frame draw:style-name="gr101" draw:text-style-name="P20" draw:layer="layout" svg:width="5.207cm" svg:height="2.921cm" svg:x="31.353cm" svg:y="11.668cm">
          <draw:text-box>
            <text:p text:style-name="P9">Плоскость электродов</text:p>
          </draw:text-box>
        </draw:frame>
        <draw:frame draw:style-name="gr104" draw:text-style-name="P22" draw:layer="layout" svg:width="5.715cm" svg:height="1.016cm" svg:x="24.368cm" svg:y="8.666cm">
          <draw:text-box>
            <text:p text:style-name="P9"><text:span text:style-name="T9">в</text:span><text:span text:style-name="T9">о</text:span><text:span text:style-name="T9">з</text:span><text:span text:style-name="T9">д</text:span><text:span text:style-name="T9">е</text:span><text:span text:style-name="T9">й</text:span><text:span text:style-name="T9">с</text:span><text:span text:style-name="T9">т</text:span><text:span text:style-name="T9">в</text:span><text:span text:style-name="T9">у</text:span><text:span text:style-name="T9">е</text:span><text:span text:style-name="T9">т</text:span></text:p>
          </draw:text-box>
        </draw:frame>
        <draw:frame draw:style-name="gr102" draw:text-style-name="P22" draw:layer="layout" svg:width="4.953cm" svg:height="1.673cm" svg:x="25.03cm" svg:y="13.124cm">
          <draw:text-box>
            <text:p text:style-name="P9"><text:span text:style-name="T9">м</text:span><text:span text:style-name="T9">а</text:span><text:span text:style-name="T9">л</text:span><text:span text:style-name="T9">е</text:span><text:span text:style-name="T9">н</text:span><text:span text:style-name="T9">ь</text:span><text:span text:style-name="T9">к</text:span><text:span text:style-name="T9">о</text:span><text:span text:style-name="T9">е</text:span><text:span text:style-name="T9"> </text:span><text:span text:style-name="T9">р</text:span><text:span text:style-name="T9">а</text:span><text:span text:style-name="T9">с</text:span><text:span text:style-name="T9">с</text:span><text:span text:style-name="T9">т</text:span><text:span text:style-name="T9">о</text:span><text:span text:style-name="T9">я</text:span><text:span text:style-name="T9">н</text:span><text:span text:style-name="T9">и</text:span><text:span text:style-name="T9">е</text:span></text:p>
          </draw:text-box>
        </draw:frame>
        <draw:custom-shape draw:style-name="gr103" draw:text-style-name="P23" draw:layer="layout" svg:width="1.27cm" svg:height="3.556cm" svg:x="30.337cm" svg:y="9.663cm">
          <text:p/>
          <draw:enhanced-geometry svg:viewBox="0 0 21600 21600" draw:type="rectangle" draw:enhanced-path="M 0 0 L 21600 0 21600 21600 0 21600 0 0 Z N"/>
        </draw:custom-shape>
        <draw:frame draw:style-name="gr105" draw:text-style-name="P24" draw:layer="layout" svg:width="2.166cm" svg:height="2.215cm" svg:x="9.636cm" svg:y="6.453cm">
          <draw:text-box>
            <text:p><text:span text:style-name="T10">Т</text:span><text:span text:style-name="T10">П</text:span><text:span text:style-name="T10">1</text:span></text:p>
          </draw:text-box>
        </draw:frame>
        <draw:frame draw:style-name="gr106" draw:text-style-name="P25" draw:layer="layout" svg:width="2.166cm" svg:height="1.233cm" svg:x="26.474cm" svg:y="6.444cm">
          <draw:text-box>
            <text:p><text:span text:style-name="T11">Т</text:span><text:span text:style-name="T11">П</text:span><text:span text:style-name="T11">2</text:span></text:p>
          </draw:text-box>
        </draw:frame>
      </draw:page>
      <draw:page draw:name="page10" draw:style-name="dp1" draw:master-page-name="Default">
        <draw:frame draw:style-name="gr92" draw:text-style-name="P3" draw:layer="layout" svg:width="5.714cm" svg:height="4.825cm" draw:transform="skewX (0.000174532925199433) rotate (-1.5706217938697) translate (19.922cm 8.62cm)">
          <draw:image xlink:href="Pictures/100000000000018C000001BEF5C296466C8F2D6C.png" xlink:type="simple" xlink:show="embed" xlink:actuate="onLoad">
            <text:p/>
          </draw:image>
        </draw:frame>
        <draw:custom-shape draw:style-name="gr107" draw:text-style-name="P18" draw:layer="layout" svg:width="0.254cm" svg:height="3.81cm" svg:x="9.636cm" svg:y="9.89cm">
          <text:p/>
          <draw:enhanced-geometry svg:viewBox="0 0 21600 21600" draw:type="rectangle" draw:enhanced-path="M 0 0 L 21600 0 21600 21600 0 21600 0 0 Z N"/>
        </draw:custom-shape>
        <draw:g>
          <draw:custom-shape draw:style-name="gr108" draw:text-style-name="P18" draw:layer="layout" svg:width="0.254cm" svg:height="0.254cm" svg:x="10.144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0.271cm" svg:y1="10.017cm" svg:x2="10.271cm" svg:y2="10.652cm">
            <text:p/>
          </draw:line>
          <draw:line draw:style-name="gr109" draw:text-style-name="P3" draw:layer="layout" svg:x1="10.525cm" svg:y1="11.16cm" svg:x2="10.271cm" svg:y2="10.652cm">
            <text:p/>
          </draw:line>
          <draw:line draw:style-name="gr109" draw:text-style-name="P3" draw:layer="layout" svg:x1="10.017cm" svg:y1="11.16cm" svg:x2="10.271cm" svg:y2="10.652cm">
            <text:p/>
          </draw:line>
          <draw:line draw:style-name="gr109" draw:text-style-name="P3" draw:layer="layout" svg:x1="10.271cm" svg:y1="10.271cm" svg:x2="10.652cm" svg:y2="10.525cm">
            <text:p/>
          </draw:line>
          <draw:line draw:style-name="gr109" draw:text-style-name="P3" draw:layer="layout" svg:x1="10.271cm" svg:y1="10.271cm" svg:x2="9.89cm" svg:y2="10.525cm">
            <text:p/>
          </draw:line>
        </draw:g>
        <draw:g>
          <draw:custom-shape draw:style-name="gr108" draw:text-style-name="P18" draw:layer="layout" svg:width="0.254cm" svg:height="0.254cm" svg:x="10.906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1.033cm" svg:y1="10.017cm" svg:x2="11.033cm" svg:y2="10.652cm">
            <text:p/>
          </draw:line>
          <draw:line draw:style-name="gr109" draw:text-style-name="P3" draw:layer="layout" svg:x1="11.287cm" svg:y1="11.16cm" svg:x2="11.033cm" svg:y2="10.652cm">
            <text:p/>
          </draw:line>
          <draw:line draw:style-name="gr109" draw:text-style-name="P3" draw:layer="layout" svg:x1="10.779cm" svg:y1="11.16cm" svg:x2="11.033cm" svg:y2="10.652cm">
            <text:p/>
          </draw:line>
          <draw:line draw:style-name="gr109" draw:text-style-name="P3" draw:layer="layout" svg:x1="11.033cm" svg:y1="10.271cm" svg:x2="11.414cm" svg:y2="10.525cm">
            <text:p/>
          </draw:line>
          <draw:line draw:style-name="gr109" draw:text-style-name="P3" draw:layer="layout" svg:x1="11.033cm" svg:y1="10.271cm" svg:x2="10.652cm" svg:y2="10.525cm">
            <text:p/>
          </draw:line>
        </draw:g>
        <draw:g>
          <draw:custom-shape draw:style-name="gr108" draw:text-style-name="P18" draw:layer="layout" svg:width="0.254cm" svg:height="0.254cm" svg:x="11.668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1.795cm" svg:y1="10.017cm" svg:x2="11.795cm" svg:y2="10.652cm">
            <text:p/>
          </draw:line>
          <draw:line draw:style-name="gr109" draw:text-style-name="P3" draw:layer="layout" svg:x1="12.049cm" svg:y1="11.16cm" svg:x2="11.795cm" svg:y2="10.652cm">
            <text:p/>
          </draw:line>
          <draw:line draw:style-name="gr109" draw:text-style-name="P3" draw:layer="layout" svg:x1="11.541cm" svg:y1="11.16cm" svg:x2="11.795cm" svg:y2="10.652cm">
            <text:p/>
          </draw:line>
          <draw:line draw:style-name="gr109" draw:text-style-name="P3" draw:layer="layout" svg:x1="11.795cm" svg:y1="10.271cm" svg:x2="12.176cm" svg:y2="10.525cm">
            <text:p/>
          </draw:line>
          <draw:line draw:style-name="gr109" draw:text-style-name="P3" draw:layer="layout" svg:x1="11.795cm" svg:y1="10.271cm" svg:x2="11.414cm" svg:y2="10.525cm">
            <text:p/>
          </draw:line>
        </draw:g>
        <draw:g>
          <draw:custom-shape draw:style-name="gr108" draw:text-style-name="P18" draw:layer="layout" svg:width="0.254cm" svg:height="0.254cm" svg:x="12.43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2.557cm" svg:y1="10.017cm" svg:x2="12.557cm" svg:y2="10.652cm">
            <text:p/>
          </draw:line>
          <draw:line draw:style-name="gr109" draw:text-style-name="P3" draw:layer="layout" svg:x1="12.811cm" svg:y1="11.16cm" svg:x2="12.557cm" svg:y2="10.652cm">
            <text:p/>
          </draw:line>
          <draw:line draw:style-name="gr109" draw:text-style-name="P3" draw:layer="layout" svg:x1="12.303cm" svg:y1="11.16cm" svg:x2="12.557cm" svg:y2="10.652cm">
            <text:p/>
          </draw:line>
          <draw:line draw:style-name="gr109" draw:text-style-name="P3" draw:layer="layout" svg:x1="12.557cm" svg:y1="10.271cm" svg:x2="12.938cm" svg:y2="10.525cm">
            <text:p/>
          </draw:line>
          <draw:line draw:style-name="gr109" draw:text-style-name="P3" draw:layer="layout" svg:x1="12.557cm" svg:y1="10.271cm" svg:x2="12.176cm" svg:y2="10.525cm">
            <text:p/>
          </draw:line>
        </draw:g>
        <draw:g>
          <draw:custom-shape draw:style-name="gr108" draw:text-style-name="P18" draw:layer="layout" svg:width="0.254cm" svg:height="0.254cm" svg:x="13.192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3.319cm" svg:y1="10.017cm" svg:x2="13.319cm" svg:y2="10.652cm">
            <text:p/>
          </draw:line>
          <draw:line draw:style-name="gr109" draw:text-style-name="P3" draw:layer="layout" svg:x1="13.573cm" svg:y1="11.16cm" svg:x2="13.319cm" svg:y2="10.652cm">
            <text:p/>
          </draw:line>
          <draw:line draw:style-name="gr109" draw:text-style-name="P3" draw:layer="layout" svg:x1="13.065cm" svg:y1="11.16cm" svg:x2="13.319cm" svg:y2="10.652cm">
            <text:p/>
          </draw:line>
          <draw:line draw:style-name="gr109" draw:text-style-name="P3" draw:layer="layout" svg:x1="13.319cm" svg:y1="10.271cm" svg:x2="13.7cm" svg:y2="10.525cm">
            <text:p/>
          </draw:line>
          <draw:line draw:style-name="gr109" draw:text-style-name="P3" draw:layer="layout" svg:x1="13.319cm" svg:y1="10.271cm" svg:x2="12.938cm" svg:y2="10.525cm">
            <text:p/>
          </draw:line>
        </draw:g>
        <draw:g>
          <draw:custom-shape draw:style-name="gr108" draw:text-style-name="P18" draw:layer="layout" svg:width="0.254cm" svg:height="0.254cm" svg:x="13.954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081cm" svg:y1="10.017cm" svg:x2="14.081cm" svg:y2="10.652cm">
            <text:p/>
          </draw:line>
          <draw:line draw:style-name="gr109" draw:text-style-name="P3" draw:layer="layout" svg:x1="14.335cm" svg:y1="11.16cm" svg:x2="14.081cm" svg:y2="10.652cm">
            <text:p/>
          </draw:line>
          <draw:line draw:style-name="gr109" draw:text-style-name="P3" draw:layer="layout" svg:x1="13.827cm" svg:y1="11.16cm" svg:x2="14.081cm" svg:y2="10.652cm">
            <text:p/>
          </draw:line>
          <draw:line draw:style-name="gr109" draw:text-style-name="P3" draw:layer="layout" svg:x1="14.081cm" svg:y1="10.271cm" svg:x2="14.462cm" svg:y2="10.525cm">
            <text:p/>
          </draw:line>
          <draw:line draw:style-name="gr109" draw:text-style-name="P3" draw:layer="layout" svg:x1="14.081cm" svg:y1="10.271cm" svg:x2="13.7cm" svg:y2="10.525cm">
            <text:p/>
          </draw:line>
        </draw:g>
        <draw:g>
          <draw:custom-shape draw:style-name="gr108" draw:text-style-name="P18" draw:layer="layout" svg:width="0.254cm" svg:height="0.254cm" svg:x="14.716cm" svg:y="9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843cm" svg:y1="10.017cm" svg:x2="14.843cm" svg:y2="10.652cm">
            <text:p/>
          </draw:line>
          <draw:line draw:style-name="gr109" draw:text-style-name="P3" draw:layer="layout" svg:x1="15.097cm" svg:y1="11.16cm" svg:x2="14.843cm" svg:y2="10.652cm">
            <text:p/>
          </draw:line>
          <draw:line draw:style-name="gr109" draw:text-style-name="P3" draw:layer="layout" svg:x1="14.589cm" svg:y1="11.16cm" svg:x2="14.843cm" svg:y2="10.652cm">
            <text:p/>
          </draw:line>
          <draw:line draw:style-name="gr109" draw:text-style-name="P3" draw:layer="layout" svg:x1="14.843cm" svg:y1="10.271cm" svg:x2="15.224cm" svg:y2="10.525cm">
            <text:p/>
          </draw:line>
          <draw:line draw:style-name="gr109" draw:text-style-name="P3" draw:layer="layout" svg:x1="14.843cm" svg:y1="10.271cm" svg:x2="14.462cm" svg:y2="10.525cm">
            <text:p/>
          </draw:line>
        </draw:g>
        <draw:g>
          <draw:custom-shape draw:style-name="gr108" draw:text-style-name="P18" draw:layer="layout" svg:width="0.254cm" svg:height="0.254cm" svg:x="10.144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0.271cm" svg:y1="11.287cm" svg:x2="10.271cm" svg:y2="11.922cm">
            <text:p/>
          </draw:line>
          <draw:line draw:style-name="gr109" draw:text-style-name="P3" draw:layer="layout" svg:x1="10.525cm" svg:y1="12.43cm" svg:x2="10.271cm" svg:y2="11.922cm">
            <text:p/>
          </draw:line>
          <draw:line draw:style-name="gr109" draw:text-style-name="P3" draw:layer="layout" svg:x1="10.017cm" svg:y1="12.43cm" svg:x2="10.271cm" svg:y2="11.922cm">
            <text:p/>
          </draw:line>
          <draw:line draw:style-name="gr109" draw:text-style-name="P3" draw:layer="layout" svg:x1="10.271cm" svg:y1="11.541cm" svg:x2="10.652cm" svg:y2="11.795cm">
            <text:p/>
          </draw:line>
          <draw:line draw:style-name="gr109" draw:text-style-name="P3" draw:layer="layout" svg:x1="10.271cm" svg:y1="11.541cm" svg:x2="9.89cm" svg:y2="11.795cm">
            <text:p/>
          </draw:line>
        </draw:g>
        <draw:g>
          <draw:custom-shape draw:style-name="gr108" draw:text-style-name="P18" draw:layer="layout" svg:width="0.254cm" svg:height="0.254cm" svg:x="10.906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1.033cm" svg:y1="11.287cm" svg:x2="11.033cm" svg:y2="11.922cm">
            <text:p/>
          </draw:line>
          <draw:line draw:style-name="gr109" draw:text-style-name="P3" draw:layer="layout" svg:x1="11.287cm" svg:y1="12.43cm" svg:x2="11.033cm" svg:y2="11.922cm">
            <text:p/>
          </draw:line>
          <draw:line draw:style-name="gr109" draw:text-style-name="P3" draw:layer="layout" svg:x1="10.779cm" svg:y1="12.43cm" svg:x2="11.033cm" svg:y2="11.922cm">
            <text:p/>
          </draw:line>
          <draw:line draw:style-name="gr109" draw:text-style-name="P3" draw:layer="layout" svg:x1="11.033cm" svg:y1="11.541cm" svg:x2="11.414cm" svg:y2="11.795cm">
            <text:p/>
          </draw:line>
          <draw:line draw:style-name="gr109" draw:text-style-name="P3" draw:layer="layout" svg:x1="11.033cm" svg:y1="11.541cm" svg:x2="10.652cm" svg:y2="11.795cm">
            <text:p/>
          </draw:line>
        </draw:g>
        <draw:g>
          <draw:custom-shape draw:style-name="gr108" draw:text-style-name="P18" draw:layer="layout" svg:width="0.254cm" svg:height="0.254cm" svg:x="11.668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1.795cm" svg:y1="11.287cm" svg:x2="11.795cm" svg:y2="11.922cm">
            <text:p/>
          </draw:line>
          <draw:line draw:style-name="gr109" draw:text-style-name="P3" draw:layer="layout" svg:x1="12.049cm" svg:y1="12.43cm" svg:x2="11.795cm" svg:y2="11.922cm">
            <text:p/>
          </draw:line>
          <draw:line draw:style-name="gr109" draw:text-style-name="P3" draw:layer="layout" svg:x1="11.541cm" svg:y1="12.43cm" svg:x2="11.795cm" svg:y2="11.922cm">
            <text:p/>
          </draw:line>
          <draw:line draw:style-name="gr109" draw:text-style-name="P3" draw:layer="layout" svg:x1="11.795cm" svg:y1="11.541cm" svg:x2="12.176cm" svg:y2="11.795cm">
            <text:p/>
          </draw:line>
          <draw:line draw:style-name="gr109" draw:text-style-name="P3" draw:layer="layout" svg:x1="11.795cm" svg:y1="11.541cm" svg:x2="11.414cm" svg:y2="11.795cm">
            <text:p/>
          </draw:line>
        </draw:g>
        <draw:g>
          <draw:custom-shape draw:style-name="gr108" draw:text-style-name="P18" draw:layer="layout" svg:width="0.254cm" svg:height="0.254cm" svg:x="12.43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2.557cm" svg:y1="11.287cm" svg:x2="12.557cm" svg:y2="11.922cm">
            <text:p/>
          </draw:line>
          <draw:line draw:style-name="gr109" draw:text-style-name="P3" draw:layer="layout" svg:x1="12.811cm" svg:y1="12.43cm" svg:x2="12.557cm" svg:y2="11.922cm">
            <text:p/>
          </draw:line>
          <draw:line draw:style-name="gr109" draw:text-style-name="P3" draw:layer="layout" svg:x1="12.303cm" svg:y1="12.43cm" svg:x2="12.557cm" svg:y2="11.922cm">
            <text:p/>
          </draw:line>
          <draw:line draw:style-name="gr109" draw:text-style-name="P3" draw:layer="layout" svg:x1="12.557cm" svg:y1="11.541cm" svg:x2="12.938cm" svg:y2="11.795cm">
            <text:p/>
          </draw:line>
          <draw:line draw:style-name="gr109" draw:text-style-name="P3" draw:layer="layout" svg:x1="12.557cm" svg:y1="11.541cm" svg:x2="12.176cm" svg:y2="11.795cm">
            <text:p/>
          </draw:line>
        </draw:g>
        <draw:g>
          <draw:custom-shape draw:style-name="gr108" draw:text-style-name="P18" draw:layer="layout" svg:width="0.254cm" svg:height="0.254cm" svg:x="13.192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3.319cm" svg:y1="11.287cm" svg:x2="13.319cm" svg:y2="11.922cm">
            <text:p/>
          </draw:line>
          <draw:line draw:style-name="gr109" draw:text-style-name="P3" draw:layer="layout" svg:x1="13.573cm" svg:y1="12.43cm" svg:x2="13.319cm" svg:y2="11.922cm">
            <text:p/>
          </draw:line>
          <draw:line draw:style-name="gr109" draw:text-style-name="P3" draw:layer="layout" svg:x1="13.065cm" svg:y1="12.43cm" svg:x2="13.319cm" svg:y2="11.922cm">
            <text:p/>
          </draw:line>
          <draw:line draw:style-name="gr109" draw:text-style-name="P3" draw:layer="layout" svg:x1="13.319cm" svg:y1="11.541cm" svg:x2="13.7cm" svg:y2="11.795cm">
            <text:p/>
          </draw:line>
          <draw:line draw:style-name="gr109" draw:text-style-name="P3" draw:layer="layout" svg:x1="13.319cm" svg:y1="11.541cm" svg:x2="12.938cm" svg:y2="11.795cm">
            <text:p/>
          </draw:line>
        </draw:g>
        <draw:g>
          <draw:custom-shape draw:style-name="gr108" draw:text-style-name="P18" draw:layer="layout" svg:width="0.254cm" svg:height="0.254cm" svg:x="13.954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081cm" svg:y1="11.287cm" svg:x2="14.081cm" svg:y2="11.922cm">
            <text:p/>
          </draw:line>
          <draw:line draw:style-name="gr109" draw:text-style-name="P3" draw:layer="layout" svg:x1="14.335cm" svg:y1="12.43cm" svg:x2="14.081cm" svg:y2="11.922cm">
            <text:p/>
          </draw:line>
          <draw:line draw:style-name="gr109" draw:text-style-name="P3" draw:layer="layout" svg:x1="13.827cm" svg:y1="12.43cm" svg:x2="14.081cm" svg:y2="11.922cm">
            <text:p/>
          </draw:line>
          <draw:line draw:style-name="gr109" draw:text-style-name="P3" draw:layer="layout" svg:x1="14.081cm" svg:y1="11.541cm" svg:x2="14.462cm" svg:y2="11.795cm">
            <text:p/>
          </draw:line>
          <draw:line draw:style-name="gr109" draw:text-style-name="P3" draw:layer="layout" svg:x1="14.081cm" svg:y1="11.541cm" svg:x2="13.7cm" svg:y2="11.795cm">
            <text:p/>
          </draw:line>
        </draw:g>
        <draw:g>
          <draw:custom-shape draw:style-name="gr108" draw:text-style-name="P18" draw:layer="layout" svg:width="0.254cm" svg:height="0.254cm" svg:x="14.716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843cm" svg:y1="11.287cm" svg:x2="14.843cm" svg:y2="11.922cm">
            <text:p/>
          </draw:line>
          <draw:line draw:style-name="gr109" draw:text-style-name="P3" draw:layer="layout" svg:x1="15.097cm" svg:y1="12.43cm" svg:x2="14.843cm" svg:y2="11.922cm">
            <text:p/>
          </draw:line>
          <draw:line draw:style-name="gr109" draw:text-style-name="P3" draw:layer="layout" svg:x1="14.589cm" svg:y1="12.43cm" svg:x2="14.843cm" svg:y2="11.922cm">
            <text:p/>
          </draw:line>
          <draw:line draw:style-name="gr109" draw:text-style-name="P3" draw:layer="layout" svg:x1="14.843cm" svg:y1="11.541cm" svg:x2="15.224cm" svg:y2="11.795cm">
            <text:p/>
          </draw:line>
          <draw:line draw:style-name="gr109" draw:text-style-name="P3" draw:layer="layout" svg:x1="14.843cm" svg:y1="11.541cm" svg:x2="14.462cm" svg:y2="11.795cm">
            <text:p/>
          </draw:line>
        </draw:g>
        <draw:g>
          <draw:custom-shape draw:style-name="gr108" draw:text-style-name="P18" draw:layer="layout" svg:width="0.254cm" svg:height="0.254cm" svg:x="10.144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0.271cm" svg:y1="12.557cm" svg:x2="10.271cm" svg:y2="13.192cm">
            <text:p/>
          </draw:line>
          <draw:line draw:style-name="gr109" draw:text-style-name="P3" draw:layer="layout" svg:x1="10.525cm" svg:y1="13.7cm" svg:x2="10.271cm" svg:y2="13.192cm">
            <text:p/>
          </draw:line>
          <draw:line draw:style-name="gr109" draw:text-style-name="P3" draw:layer="layout" svg:x1="10.017cm" svg:y1="13.7cm" svg:x2="10.271cm" svg:y2="13.192cm">
            <text:p/>
          </draw:line>
          <draw:line draw:style-name="gr109" draw:text-style-name="P3" draw:layer="layout" svg:x1="10.271cm" svg:y1="12.811cm" svg:x2="10.652cm" svg:y2="13.065cm">
            <text:p/>
          </draw:line>
          <draw:line draw:style-name="gr109" draw:text-style-name="P3" draw:layer="layout" svg:x1="10.271cm" svg:y1="12.811cm" svg:x2="9.89cm" svg:y2="13.065cm">
            <text:p/>
          </draw:line>
        </draw:g>
        <draw:g>
          <draw:custom-shape draw:style-name="gr108" draw:text-style-name="P18" draw:layer="layout" svg:width="0.254cm" svg:height="0.254cm" svg:x="10.906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1.033cm" svg:y1="12.557cm" svg:x2="11.033cm" svg:y2="13.192cm">
            <text:p/>
          </draw:line>
          <draw:line draw:style-name="gr109" draw:text-style-name="P3" draw:layer="layout" svg:x1="11.287cm" svg:y1="13.7cm" svg:x2="11.033cm" svg:y2="13.192cm">
            <text:p/>
          </draw:line>
          <draw:line draw:style-name="gr109" draw:text-style-name="P3" draw:layer="layout" svg:x1="10.779cm" svg:y1="13.7cm" svg:x2="11.033cm" svg:y2="13.192cm">
            <text:p/>
          </draw:line>
          <draw:line draw:style-name="gr109" draw:text-style-name="P3" draw:layer="layout" svg:x1="11.033cm" svg:y1="12.811cm" svg:x2="11.414cm" svg:y2="13.065cm">
            <text:p/>
          </draw:line>
          <draw:line draw:style-name="gr109" draw:text-style-name="P3" draw:layer="layout" svg:x1="11.033cm" svg:y1="12.811cm" svg:x2="10.652cm" svg:y2="13.065cm">
            <text:p/>
          </draw:line>
        </draw:g>
        <draw:g>
          <draw:custom-shape draw:style-name="gr108" draw:text-style-name="P18" draw:layer="layout" svg:width="0.254cm" svg:height="0.254cm" svg:x="11.668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1.795cm" svg:y1="12.557cm" svg:x2="11.795cm" svg:y2="13.192cm">
            <text:p/>
          </draw:line>
          <draw:line draw:style-name="gr109" draw:text-style-name="P3" draw:layer="layout" svg:x1="12.049cm" svg:y1="13.7cm" svg:x2="11.795cm" svg:y2="13.192cm">
            <text:p/>
          </draw:line>
          <draw:line draw:style-name="gr109" draw:text-style-name="P3" draw:layer="layout" svg:x1="11.541cm" svg:y1="13.7cm" svg:x2="11.795cm" svg:y2="13.192cm">
            <text:p/>
          </draw:line>
          <draw:line draw:style-name="gr109" draw:text-style-name="P3" draw:layer="layout" svg:x1="11.795cm" svg:y1="12.811cm" svg:x2="12.176cm" svg:y2="13.065cm">
            <text:p/>
          </draw:line>
          <draw:line draw:style-name="gr109" draw:text-style-name="P3" draw:layer="layout" svg:x1="11.795cm" svg:y1="12.811cm" svg:x2="11.414cm" svg:y2="13.065cm">
            <text:p/>
          </draw:line>
        </draw:g>
        <draw:g>
          <draw:custom-shape draw:style-name="gr108" draw:text-style-name="P18" draw:layer="layout" svg:width="0.254cm" svg:height="0.254cm" svg:x="12.43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2.557cm" svg:y1="12.557cm" svg:x2="12.557cm" svg:y2="13.192cm">
            <text:p/>
          </draw:line>
          <draw:line draw:style-name="gr109" draw:text-style-name="P3" draw:layer="layout" svg:x1="12.811cm" svg:y1="13.7cm" svg:x2="12.557cm" svg:y2="13.192cm">
            <text:p/>
          </draw:line>
          <draw:line draw:style-name="gr109" draw:text-style-name="P3" draw:layer="layout" svg:x1="12.303cm" svg:y1="13.7cm" svg:x2="12.557cm" svg:y2="13.192cm">
            <text:p/>
          </draw:line>
          <draw:line draw:style-name="gr109" draw:text-style-name="P3" draw:layer="layout" svg:x1="12.557cm" svg:y1="12.811cm" svg:x2="12.938cm" svg:y2="13.065cm">
            <text:p/>
          </draw:line>
          <draw:line draw:style-name="gr109" draw:text-style-name="P3" draw:layer="layout" svg:x1="12.557cm" svg:y1="12.811cm" svg:x2="12.176cm" svg:y2="13.065cm">
            <text:p/>
          </draw:line>
        </draw:g>
        <draw:g>
          <draw:custom-shape draw:style-name="gr108" draw:text-style-name="P18" draw:layer="layout" svg:width="0.254cm" svg:height="0.254cm" svg:x="13.192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3.319cm" svg:y1="12.557cm" svg:x2="13.319cm" svg:y2="13.192cm">
            <text:p/>
          </draw:line>
          <draw:line draw:style-name="gr109" draw:text-style-name="P3" draw:layer="layout" svg:x1="13.573cm" svg:y1="13.7cm" svg:x2="13.319cm" svg:y2="13.192cm">
            <text:p/>
          </draw:line>
          <draw:line draw:style-name="gr109" draw:text-style-name="P3" draw:layer="layout" svg:x1="13.065cm" svg:y1="13.7cm" svg:x2="13.319cm" svg:y2="13.192cm">
            <text:p/>
          </draw:line>
          <draw:line draw:style-name="gr109" draw:text-style-name="P3" draw:layer="layout" svg:x1="13.319cm" svg:y1="12.811cm" svg:x2="13.7cm" svg:y2="13.065cm">
            <text:p/>
          </draw:line>
          <draw:line draw:style-name="gr109" draw:text-style-name="P3" draw:layer="layout" svg:x1="13.319cm" svg:y1="12.811cm" svg:x2="12.938cm" svg:y2="13.065cm">
            <text:p/>
          </draw:line>
        </draw:g>
        <draw:g>
          <draw:custom-shape draw:style-name="gr108" draw:text-style-name="P18" draw:layer="layout" svg:width="0.254cm" svg:height="0.254cm" svg:x="13.954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081cm" svg:y1="12.557cm" svg:x2="14.081cm" svg:y2="13.192cm">
            <text:p/>
          </draw:line>
          <draw:line draw:style-name="gr109" draw:text-style-name="P3" draw:layer="layout" svg:x1="14.335cm" svg:y1="13.7cm" svg:x2="14.081cm" svg:y2="13.192cm">
            <text:p/>
          </draw:line>
          <draw:line draw:style-name="gr109" draw:text-style-name="P3" draw:layer="layout" svg:x1="13.827cm" svg:y1="13.7cm" svg:x2="14.081cm" svg:y2="13.192cm">
            <text:p/>
          </draw:line>
          <draw:line draw:style-name="gr109" draw:text-style-name="P3" draw:layer="layout" svg:x1="14.081cm" svg:y1="12.811cm" svg:x2="14.462cm" svg:y2="13.065cm">
            <text:p/>
          </draw:line>
          <draw:line draw:style-name="gr109" draw:text-style-name="P3" draw:layer="layout" svg:x1="14.081cm" svg:y1="12.811cm" svg:x2="13.7cm" svg:y2="13.065cm">
            <text:p/>
          </draw:line>
        </draw:g>
        <draw:g>
          <draw:custom-shape draw:style-name="gr108" draw:text-style-name="P18" draw:layer="layout" svg:width="0.254cm" svg:height="0.254cm" svg:x="14.716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843cm" svg:y1="12.557cm" svg:x2="14.843cm" svg:y2="13.192cm">
            <text:p/>
          </draw:line>
          <draw:line draw:style-name="gr109" draw:text-style-name="P3" draw:layer="layout" svg:x1="15.097cm" svg:y1="13.7cm" svg:x2="14.843cm" svg:y2="13.192cm">
            <text:p/>
          </draw:line>
          <draw:line draw:style-name="gr109" draw:text-style-name="P3" draw:layer="layout" svg:x1="14.589cm" svg:y1="13.7cm" svg:x2="14.843cm" svg:y2="13.192cm">
            <text:p/>
          </draw:line>
          <draw:line draw:style-name="gr109" draw:text-style-name="P3" draw:layer="layout" svg:x1="14.843cm" svg:y1="12.811cm" svg:x2="15.224cm" svg:y2="13.065cm">
            <text:p/>
          </draw:line>
          <draw:line draw:style-name="gr109" draw:text-style-name="P3" draw:layer="layout" svg:x1="14.843cm" svg:y1="12.811cm" svg:x2="14.462cm" svg:y2="13.065cm">
            <text:p/>
          </draw:line>
        </draw:g>
        <draw:frame draw:style-name="gr92" draw:text-style-name="P3" draw:layer="layout" svg:width="5.714cm" svg:height="4.825cm" draw:transform="skewX (0.000174532925199433) rotate (-1.5706217938697) translate (31.479cm 8.621cm)">
          <draw:image xlink:href="Pictures/100000000000018C000001BEF5C296466C8F2D6C.png" xlink:type="simple" xlink:show="embed" xlink:actuate="onLoad">
            <text:p/>
          </draw:image>
        </draw:frame>
        <draw:custom-shape draw:style-name="gr107" draw:text-style-name="P18" draw:layer="layout" svg:width="0.254cm" svg:height="3.81cm" svg:x="21.193cm" svg:y="9.891cm">
          <text:p/>
          <draw:enhanced-geometry svg:viewBox="0 0 21600 21600" draw:type="rectangle" draw:enhanced-path="M 0 0 L 21600 0 21600 21600 0 21600 0 0 Z N"/>
        </draw:custom-shape>
        <draw:g>
          <draw:custom-shape draw:style-name="gr108" draw:text-style-name="P18" draw:layer="layout" svg:width="0.254cm" svg:height="0.254cm" svg:x="21.701cm" svg:y="9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1.828cm" svg:y1="10.018cm" svg:x2="21.828cm" svg:y2="10.653cm">
            <text:p/>
          </draw:line>
          <draw:line draw:style-name="gr109" draw:text-style-name="P3" draw:layer="layout" svg:x1="22.082cm" svg:y1="11.161cm" svg:x2="21.828cm" svg:y2="10.653cm">
            <text:p/>
          </draw:line>
          <draw:line draw:style-name="gr109" draw:text-style-name="P3" draw:layer="layout" svg:x1="21.574cm" svg:y1="11.161cm" svg:x2="21.828cm" svg:y2="10.653cm">
            <text:p/>
          </draw:line>
          <draw:line draw:style-name="gr109" draw:text-style-name="P3" draw:layer="layout" svg:x1="21.828cm" svg:y1="10.272cm" svg:x2="22.209cm" svg:y2="10.526cm">
            <text:p/>
          </draw:line>
          <draw:line draw:style-name="gr109" draw:text-style-name="P3" draw:layer="layout" svg:x1="21.828cm" svg:y1="10.272cm" svg:x2="21.447cm" svg:y2="10.526cm">
            <text:p/>
          </draw:line>
        </draw:g>
        <draw:g>
          <draw:custom-shape draw:style-name="gr108" draw:text-style-name="P18" draw:layer="layout" svg:width="0.254cm" svg:height="0.254cm" svg:x="23.225cm" svg:y="9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3.352cm" svg:y1="10.018cm" svg:x2="23.352cm" svg:y2="10.653cm">
            <text:p/>
          </draw:line>
          <draw:line draw:style-name="gr109" draw:text-style-name="P3" draw:layer="layout" svg:x1="23.606cm" svg:y1="11.161cm" svg:x2="23.352cm" svg:y2="10.653cm">
            <text:p/>
          </draw:line>
          <draw:line draw:style-name="gr109" draw:text-style-name="P3" draw:layer="layout" svg:x1="23.098cm" svg:y1="11.161cm" svg:x2="23.352cm" svg:y2="10.653cm">
            <text:p/>
          </draw:line>
          <draw:line draw:style-name="gr109" draw:text-style-name="P3" draw:layer="layout" svg:x1="23.352cm" svg:y1="10.272cm" svg:x2="23.733cm" svg:y2="10.526cm">
            <text:p/>
          </draw:line>
          <draw:line draw:style-name="gr109" draw:text-style-name="P3" draw:layer="layout" svg:x1="23.352cm" svg:y1="10.272cm" svg:x2="22.971cm" svg:y2="10.526cm">
            <text:p/>
          </draw:line>
        </draw:g>
        <draw:g>
          <draw:custom-shape draw:style-name="gr108" draw:text-style-name="P18" draw:layer="layout" svg:width="0.254cm" svg:height="0.254cm" svg:x="24.749cm" svg:y="9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4.876cm" svg:y1="10.018cm" svg:x2="24.876cm" svg:y2="10.653cm">
            <text:p/>
          </draw:line>
          <draw:line draw:style-name="gr109" draw:text-style-name="P3" draw:layer="layout" svg:x1="25.13cm" svg:y1="11.161cm" svg:x2="24.876cm" svg:y2="10.653cm">
            <text:p/>
          </draw:line>
          <draw:line draw:style-name="gr109" draw:text-style-name="P3" draw:layer="layout" svg:x1="24.622cm" svg:y1="11.161cm" svg:x2="24.876cm" svg:y2="10.653cm">
            <text:p/>
          </draw:line>
          <draw:line draw:style-name="gr109" draw:text-style-name="P3" draw:layer="layout" svg:x1="24.876cm" svg:y1="10.272cm" svg:x2="25.257cm" svg:y2="10.526cm">
            <text:p/>
          </draw:line>
          <draw:line draw:style-name="gr109" draw:text-style-name="P3" draw:layer="layout" svg:x1="24.876cm" svg:y1="10.272cm" svg:x2="24.495cm" svg:y2="10.526cm">
            <text:p/>
          </draw:line>
        </draw:g>
        <draw:g>
          <draw:custom-shape draw:style-name="gr108" draw:text-style-name="P18" draw:layer="layout" svg:width="0.254cm" svg:height="0.254cm" svg:x="26.273cm" svg:y="9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6.4cm" svg:y1="10.018cm" svg:x2="26.4cm" svg:y2="10.653cm">
            <text:p/>
          </draw:line>
          <draw:line draw:style-name="gr109" draw:text-style-name="P3" draw:layer="layout" svg:x1="26.654cm" svg:y1="11.161cm" svg:x2="26.4cm" svg:y2="10.653cm">
            <text:p/>
          </draw:line>
          <draw:line draw:style-name="gr109" draw:text-style-name="P3" draw:layer="layout" svg:x1="26.146cm" svg:y1="11.161cm" svg:x2="26.4cm" svg:y2="10.653cm">
            <text:p/>
          </draw:line>
          <draw:line draw:style-name="gr109" draw:text-style-name="P3" draw:layer="layout" svg:x1="26.4cm" svg:y1="10.272cm" svg:x2="26.781cm" svg:y2="10.526cm">
            <text:p/>
          </draw:line>
          <draw:line draw:style-name="gr109" draw:text-style-name="P3" draw:layer="layout" svg:x1="26.4cm" svg:y1="10.272cm" svg:x2="26.019cm" svg:y2="10.526cm">
            <text:p/>
          </draw:line>
        </draw:g>
        <draw:g>
          <draw:custom-shape draw:style-name="gr108" draw:text-style-name="P18" draw:layer="layout" svg:width="0.254cm" svg:height="0.254cm" svg:x="22.463cm" svg:y="11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2.59cm" svg:y1="11.288cm" svg:x2="22.59cm" svg:y2="11.923cm">
            <text:p/>
          </draw:line>
          <draw:line draw:style-name="gr109" draw:text-style-name="P3" draw:layer="layout" svg:x1="22.844cm" svg:y1="12.431cm" svg:x2="22.59cm" svg:y2="11.923cm">
            <text:p/>
          </draw:line>
          <draw:line draw:style-name="gr109" draw:text-style-name="P3" draw:layer="layout" svg:x1="22.336cm" svg:y1="12.431cm" svg:x2="22.59cm" svg:y2="11.923cm">
            <text:p/>
          </draw:line>
          <draw:line draw:style-name="gr109" draw:text-style-name="P3" draw:layer="layout" svg:x1="22.59cm" svg:y1="11.542cm" svg:x2="22.971cm" svg:y2="11.796cm">
            <text:p/>
          </draw:line>
          <draw:line draw:style-name="gr109" draw:text-style-name="P3" draw:layer="layout" svg:x1="22.59cm" svg:y1="11.542cm" svg:x2="22.209cm" svg:y2="11.796cm">
            <text:p/>
          </draw:line>
        </draw:g>
        <draw:g>
          <draw:custom-shape draw:style-name="gr108" draw:text-style-name="P18" draw:layer="layout" svg:width="0.254cm" svg:height="0.254cm" svg:x="23.987cm" svg:y="11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4.114cm" svg:y1="11.288cm" svg:x2="24.114cm" svg:y2="11.923cm">
            <text:p/>
          </draw:line>
          <draw:line draw:style-name="gr109" draw:text-style-name="P3" draw:layer="layout" svg:x1="24.368cm" svg:y1="12.431cm" svg:x2="24.114cm" svg:y2="11.923cm">
            <text:p/>
          </draw:line>
          <draw:line draw:style-name="gr109" draw:text-style-name="P3" draw:layer="layout" svg:x1="23.86cm" svg:y1="12.431cm" svg:x2="24.114cm" svg:y2="11.923cm">
            <text:p/>
          </draw:line>
          <draw:line draw:style-name="gr109" draw:text-style-name="P3" draw:layer="layout" svg:x1="24.114cm" svg:y1="11.542cm" svg:x2="24.495cm" svg:y2="11.796cm">
            <text:p/>
          </draw:line>
          <draw:line draw:style-name="gr109" draw:text-style-name="P3" draw:layer="layout" svg:x1="24.114cm" svg:y1="11.542cm" svg:x2="23.733cm" svg:y2="11.796cm">
            <text:p/>
          </draw:line>
        </draw:g>
        <draw:g>
          <draw:custom-shape draw:style-name="gr108" draw:text-style-name="P18" draw:layer="layout" svg:width="0.254cm" svg:height="0.254cm" svg:x="25.511cm" svg:y="11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5.638cm" svg:y1="11.288cm" svg:x2="25.638cm" svg:y2="11.923cm">
            <text:p/>
          </draw:line>
          <draw:line draw:style-name="gr109" draw:text-style-name="P3" draw:layer="layout" svg:x1="25.892cm" svg:y1="12.431cm" svg:x2="25.638cm" svg:y2="11.923cm">
            <text:p/>
          </draw:line>
          <draw:line draw:style-name="gr109" draw:text-style-name="P3" draw:layer="layout" svg:x1="25.384cm" svg:y1="12.431cm" svg:x2="25.638cm" svg:y2="11.923cm">
            <text:p/>
          </draw:line>
          <draw:line draw:style-name="gr109" draw:text-style-name="P3" draw:layer="layout" svg:x1="25.638cm" svg:y1="11.542cm" svg:x2="26.019cm" svg:y2="11.796cm">
            <text:p/>
          </draw:line>
          <draw:line draw:style-name="gr109" draw:text-style-name="P3" draw:layer="layout" svg:x1="25.638cm" svg:y1="11.542cm" svg:x2="25.257cm" svg:y2="11.796cm">
            <text:p/>
          </draw:line>
        </draw:g>
        <draw:g>
          <draw:custom-shape draw:style-name="gr108" draw:text-style-name="P18" draw:layer="layout" svg:width="0.254cm" svg:height="0.254cm" svg:x="21.701cm" svg:y="12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1.828cm" svg:y1="12.558cm" svg:x2="21.828cm" svg:y2="13.193cm">
            <text:p/>
          </draw:line>
          <draw:line draw:style-name="gr109" draw:text-style-name="P3" draw:layer="layout" svg:x1="22.082cm" svg:y1="13.701cm" svg:x2="21.828cm" svg:y2="13.193cm">
            <text:p/>
          </draw:line>
          <draw:line draw:style-name="gr109" draw:text-style-name="P3" draw:layer="layout" svg:x1="21.574cm" svg:y1="13.701cm" svg:x2="21.828cm" svg:y2="13.193cm">
            <text:p/>
          </draw:line>
          <draw:line draw:style-name="gr109" draw:text-style-name="P3" draw:layer="layout" svg:x1="21.828cm" svg:y1="12.812cm" svg:x2="22.209cm" svg:y2="13.066cm">
            <text:p/>
          </draw:line>
          <draw:line draw:style-name="gr109" draw:text-style-name="P3" draw:layer="layout" svg:x1="21.828cm" svg:y1="12.812cm" svg:x2="21.447cm" svg:y2="13.066cm">
            <text:p/>
          </draw:line>
        </draw:g>
        <draw:g>
          <draw:custom-shape draw:style-name="gr108" draw:text-style-name="P18" draw:layer="layout" svg:width="0.254cm" svg:height="0.254cm" svg:x="23.225cm" svg:y="12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3.352cm" svg:y1="12.558cm" svg:x2="23.352cm" svg:y2="13.193cm">
            <text:p/>
          </draw:line>
          <draw:line draw:style-name="gr109" draw:text-style-name="P3" draw:layer="layout" svg:x1="23.606cm" svg:y1="13.701cm" svg:x2="23.352cm" svg:y2="13.193cm">
            <text:p/>
          </draw:line>
          <draw:line draw:style-name="gr109" draw:text-style-name="P3" draw:layer="layout" svg:x1="23.098cm" svg:y1="13.701cm" svg:x2="23.352cm" svg:y2="13.193cm">
            <text:p/>
          </draw:line>
          <draw:line draw:style-name="gr109" draw:text-style-name="P3" draw:layer="layout" svg:x1="23.352cm" svg:y1="12.812cm" svg:x2="23.733cm" svg:y2="13.066cm">
            <text:p/>
          </draw:line>
          <draw:line draw:style-name="gr109" draw:text-style-name="P3" draw:layer="layout" svg:x1="23.352cm" svg:y1="12.812cm" svg:x2="22.971cm" svg:y2="13.066cm">
            <text:p/>
          </draw:line>
        </draw:g>
        <draw:g>
          <draw:custom-shape draw:style-name="gr108" draw:text-style-name="P18" draw:layer="layout" svg:width="0.254cm" svg:height="0.254cm" svg:x="24.749cm" svg:y="12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4.876cm" svg:y1="12.558cm" svg:x2="24.876cm" svg:y2="13.193cm">
            <text:p/>
          </draw:line>
          <draw:line draw:style-name="gr109" draw:text-style-name="P3" draw:layer="layout" svg:x1="25.13cm" svg:y1="13.701cm" svg:x2="24.876cm" svg:y2="13.193cm">
            <text:p/>
          </draw:line>
          <draw:line draw:style-name="gr109" draw:text-style-name="P3" draw:layer="layout" svg:x1="24.622cm" svg:y1="13.701cm" svg:x2="24.876cm" svg:y2="13.193cm">
            <text:p/>
          </draw:line>
          <draw:line draw:style-name="gr109" draw:text-style-name="P3" draw:layer="layout" svg:x1="24.876cm" svg:y1="12.812cm" svg:x2="25.257cm" svg:y2="13.066cm">
            <text:p/>
          </draw:line>
          <draw:line draw:style-name="gr109" draw:text-style-name="P3" draw:layer="layout" svg:x1="24.876cm" svg:y1="12.812cm" svg:x2="24.495cm" svg:y2="13.066cm">
            <text:p/>
          </draw:line>
        </draw:g>
        <draw:g>
          <draw:custom-shape draw:style-name="gr108" draw:text-style-name="P18" draw:layer="layout" svg:width="0.254cm" svg:height="0.254cm" svg:x="26.273cm" svg:y="12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6.4cm" svg:y1="12.558cm" svg:x2="26.4cm" svg:y2="13.193cm">
            <text:p/>
          </draw:line>
          <draw:line draw:style-name="gr109" draw:text-style-name="P3" draw:layer="layout" svg:x1="26.654cm" svg:y1="13.701cm" svg:x2="26.4cm" svg:y2="13.193cm">
            <text:p/>
          </draw:line>
          <draw:line draw:style-name="gr109" draw:text-style-name="P3" draw:layer="layout" svg:x1="26.146cm" svg:y1="13.701cm" svg:x2="26.4cm" svg:y2="13.193cm">
            <text:p/>
          </draw:line>
          <draw:line draw:style-name="gr109" draw:text-style-name="P3" draw:layer="layout" svg:x1="26.4cm" svg:y1="12.812cm" svg:x2="26.781cm" svg:y2="13.066cm">
            <text:p/>
          </draw:line>
          <draw:line draw:style-name="gr109" draw:text-style-name="P3" draw:layer="layout" svg:x1="26.4cm" svg:y1="12.812cm" svg:x2="26.019cm" svg:y2="13.066cm">
            <text:p/>
          </draw:line>
        </draw:g>
        <draw:frame draw:style-name="gr92" draw:text-style-name="P3" draw:layer="layout" svg:width="5.714cm" svg:height="4.825cm" draw:transform="skewX (0.000174532925199433) rotate (-1.5706217938697) translate (20.049cm 16.494cm)">
          <draw:image xlink:href="Pictures/100000000000018C000001BEF5C296466C8F2D6C.png" xlink:type="simple" xlink:show="embed" xlink:actuate="onLoad">
            <text:p/>
          </draw:image>
        </draw:frame>
        <draw:custom-shape draw:style-name="gr107" draw:text-style-name="P18" draw:layer="layout" svg:width="0.254cm" svg:height="3.81cm" svg:x="9.763cm" svg:y="17.764cm">
          <text:p/>
          <draw:enhanced-geometry svg:viewBox="0 0 21600 21600" draw:type="rectangle" draw:enhanced-path="M 0 0 L 21600 0 21600 21600 0 21600 0 0 Z N"/>
        </draw:custom-shape>
        <draw:g>
          <draw:custom-shape draw:style-name="gr108" draw:text-style-name="P18" draw:layer="layout" svg:width="0.254cm" svg:height="0.254cm" svg:x="10.271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0.398cm" svg:y1="19.161cm" svg:x2="10.398cm" svg:y2="19.796cm">
            <text:p/>
          </draw:line>
          <draw:line draw:style-name="gr109" draw:text-style-name="P3" draw:layer="layout" svg:x1="10.652cm" svg:y1="20.304cm" svg:x2="10.398cm" svg:y2="19.796cm">
            <text:p/>
          </draw:line>
          <draw:line draw:style-name="gr109" draw:text-style-name="P3" draw:layer="layout" svg:x1="10.144cm" svg:y1="20.304cm" svg:x2="10.398cm" svg:y2="19.796cm">
            <text:p/>
          </draw:line>
          <draw:line draw:style-name="gr109" draw:text-style-name="P3" draw:layer="layout" svg:x1="10.398cm" svg:y1="19.415cm" svg:x2="10.779cm" svg:y2="19.669cm">
            <text:p/>
          </draw:line>
          <draw:line draw:style-name="gr109" draw:text-style-name="P3" draw:layer="layout" svg:x1="10.398cm" svg:y1="19.415cm" svg:x2="10.017cm" svg:y2="19.669cm">
            <text:p/>
          </draw:line>
        </draw:g>
        <draw:g>
          <draw:custom-shape draw:style-name="gr108" draw:text-style-name="P18" draw:layer="layout" svg:width="0.254cm" svg:height="0.254cm" svg:x="11.033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1.16cm" svg:y1="19.161cm" svg:x2="11.16cm" svg:y2="19.796cm">
            <text:p/>
          </draw:line>
          <draw:line draw:style-name="gr109" draw:text-style-name="P3" draw:layer="layout" svg:x1="11.414cm" svg:y1="20.304cm" svg:x2="11.16cm" svg:y2="19.796cm">
            <text:p/>
          </draw:line>
          <draw:line draw:style-name="gr109" draw:text-style-name="P3" draw:layer="layout" svg:x1="10.906cm" svg:y1="20.304cm" svg:x2="11.16cm" svg:y2="19.796cm">
            <text:p/>
          </draw:line>
          <draw:line draw:style-name="gr109" draw:text-style-name="P3" draw:layer="layout" svg:x1="11.16cm" svg:y1="19.415cm" svg:x2="11.541cm" svg:y2="19.669cm">
            <text:p/>
          </draw:line>
          <draw:line draw:style-name="gr109" draw:text-style-name="P3" draw:layer="layout" svg:x1="11.16cm" svg:y1="19.415cm" svg:x2="10.779cm" svg:y2="19.669cm">
            <text:p/>
          </draw:line>
        </draw:g>
        <draw:g>
          <draw:custom-shape draw:style-name="gr108" draw:text-style-name="P18" draw:layer="layout" svg:width="0.254cm" svg:height="0.254cm" svg:x="11.795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1.922cm" svg:y1="19.161cm" svg:x2="11.922cm" svg:y2="19.796cm">
            <text:p/>
          </draw:line>
          <draw:line draw:style-name="gr109" draw:text-style-name="P3" draw:layer="layout" svg:x1="12.176cm" svg:y1="20.304cm" svg:x2="11.922cm" svg:y2="19.796cm">
            <text:p/>
          </draw:line>
          <draw:line draw:style-name="gr109" draw:text-style-name="P3" draw:layer="layout" svg:x1="11.668cm" svg:y1="20.304cm" svg:x2="11.922cm" svg:y2="19.796cm">
            <text:p/>
          </draw:line>
          <draw:line draw:style-name="gr109" draw:text-style-name="P3" draw:layer="layout" svg:x1="11.922cm" svg:y1="19.415cm" svg:x2="12.303cm" svg:y2="19.669cm">
            <text:p/>
          </draw:line>
          <draw:line draw:style-name="gr109" draw:text-style-name="P3" draw:layer="layout" svg:x1="11.922cm" svg:y1="19.415cm" svg:x2="11.541cm" svg:y2="19.669cm">
            <text:p/>
          </draw:line>
        </draw:g>
        <draw:g>
          <draw:custom-shape draw:style-name="gr108" draw:text-style-name="P18" draw:layer="layout" svg:width="0.254cm" svg:height="0.254cm" svg:x="12.557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2.684cm" svg:y1="19.161cm" svg:x2="12.684cm" svg:y2="19.796cm">
            <text:p/>
          </draw:line>
          <draw:line draw:style-name="gr109" draw:text-style-name="P3" draw:layer="layout" svg:x1="12.938cm" svg:y1="20.304cm" svg:x2="12.684cm" svg:y2="19.796cm">
            <text:p/>
          </draw:line>
          <draw:line draw:style-name="gr109" draw:text-style-name="P3" draw:layer="layout" svg:x1="12.43cm" svg:y1="20.304cm" svg:x2="12.684cm" svg:y2="19.796cm">
            <text:p/>
          </draw:line>
          <draw:line draw:style-name="gr109" draw:text-style-name="P3" draw:layer="layout" svg:x1="12.684cm" svg:y1="19.415cm" svg:x2="13.065cm" svg:y2="19.669cm">
            <text:p/>
          </draw:line>
          <draw:line draw:style-name="gr109" draw:text-style-name="P3" draw:layer="layout" svg:x1="12.684cm" svg:y1="19.415cm" svg:x2="12.303cm" svg:y2="19.669cm">
            <text:p/>
          </draw:line>
        </draw:g>
        <draw:g>
          <draw:custom-shape draw:style-name="gr108" draw:text-style-name="P18" draw:layer="layout" svg:width="0.254cm" svg:height="0.254cm" svg:x="13.319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3.446cm" svg:y1="19.161cm" svg:x2="13.446cm" svg:y2="19.796cm">
            <text:p/>
          </draw:line>
          <draw:line draw:style-name="gr109" draw:text-style-name="P3" draw:layer="layout" svg:x1="13.7cm" svg:y1="20.304cm" svg:x2="13.446cm" svg:y2="19.796cm">
            <text:p/>
          </draw:line>
          <draw:line draw:style-name="gr109" draw:text-style-name="P3" draw:layer="layout" svg:x1="13.192cm" svg:y1="20.304cm" svg:x2="13.446cm" svg:y2="19.796cm">
            <text:p/>
          </draw:line>
          <draw:line draw:style-name="gr109" draw:text-style-name="P3" draw:layer="layout" svg:x1="13.446cm" svg:y1="19.415cm" svg:x2="13.827cm" svg:y2="19.669cm">
            <text:p/>
          </draw:line>
          <draw:line draw:style-name="gr109" draw:text-style-name="P3" draw:layer="layout" svg:x1="13.446cm" svg:y1="19.415cm" svg:x2="13.065cm" svg:y2="19.669cm">
            <text:p/>
          </draw:line>
        </draw:g>
        <draw:g>
          <draw:custom-shape draw:style-name="gr108" draw:text-style-name="P18" draw:layer="layout" svg:width="0.254cm" svg:height="0.254cm" svg:x="14.081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208cm" svg:y1="19.161cm" svg:x2="14.208cm" svg:y2="19.796cm">
            <text:p/>
          </draw:line>
          <draw:line draw:style-name="gr109" draw:text-style-name="P3" draw:layer="layout" svg:x1="14.462cm" svg:y1="20.304cm" svg:x2="14.208cm" svg:y2="19.796cm">
            <text:p/>
          </draw:line>
          <draw:line draw:style-name="gr109" draw:text-style-name="P3" draw:layer="layout" svg:x1="13.954cm" svg:y1="20.304cm" svg:x2="14.208cm" svg:y2="19.796cm">
            <text:p/>
          </draw:line>
          <draw:line draw:style-name="gr109" draw:text-style-name="P3" draw:layer="layout" svg:x1="14.208cm" svg:y1="19.415cm" svg:x2="14.589cm" svg:y2="19.669cm">
            <text:p/>
          </draw:line>
          <draw:line draw:style-name="gr109" draw:text-style-name="P3" draw:layer="layout" svg:x1="14.208cm" svg:y1="19.415cm" svg:x2="13.827cm" svg:y2="19.669cm">
            <text:p/>
          </draw:line>
        </draw:g>
        <draw:g>
          <draw:custom-shape draw:style-name="gr108" draw:text-style-name="P18" draw:layer="layout" svg:width="0.254cm" svg:height="0.254cm" svg:x="14.843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97cm" svg:y1="19.161cm" svg:x2="14.97cm" svg:y2="19.796cm">
            <text:p/>
          </draw:line>
          <draw:line draw:style-name="gr109" draw:text-style-name="P3" draw:layer="layout" svg:x1="15.224cm" svg:y1="20.304cm" svg:x2="14.97cm" svg:y2="19.796cm">
            <text:p/>
          </draw:line>
          <draw:line draw:style-name="gr109" draw:text-style-name="P3" draw:layer="layout" svg:x1="14.716cm" svg:y1="20.304cm" svg:x2="14.97cm" svg:y2="19.796cm">
            <text:p/>
          </draw:line>
          <draw:line draw:style-name="gr109" draw:text-style-name="P3" draw:layer="layout" svg:x1="14.97cm" svg:y1="19.415cm" svg:x2="15.351cm" svg:y2="19.669cm">
            <text:p/>
          </draw:line>
          <draw:line draw:style-name="gr109" draw:text-style-name="P3" draw:layer="layout" svg:x1="14.97cm" svg:y1="19.415cm" svg:x2="14.589cm" svg:y2="19.669cm">
            <text:p/>
          </draw:line>
        </draw:g>
        <draw:frame draw:style-name="gr92" draw:text-style-name="P3" draw:layer="layout" svg:width="5.714cm" svg:height="4.825cm" draw:transform="skewX (0.000174532925199433) rotate (-1.5706217938697) translate (31.606cm 16.495cm)">
          <draw:image xlink:href="Pictures/100000000000018C000001BEF5C296466C8F2D6C.png" xlink:type="simple" xlink:show="embed" xlink:actuate="onLoad">
            <text:p/>
          </draw:image>
        </draw:frame>
        <draw:custom-shape draw:style-name="gr107" draw:text-style-name="P18" draw:layer="layout" svg:width="0.254cm" svg:height="3.81cm" svg:x="21.32cm" svg:y="17.765cm">
          <text:p/>
          <draw:enhanced-geometry svg:viewBox="0 0 21600 21600" draw:type="rectangle" draw:enhanced-path="M 0 0 L 21600 0 21600 21600 0 21600 0 0 Z N"/>
        </draw:custom-shape>
        <draw:g>
          <draw:custom-shape draw:style-name="gr108" draw:text-style-name="P18" draw:layer="layout" svg:width="0.254cm" svg:height="0.254cm" svg:x="21.828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1.955cm" svg:y1="19.161cm" svg:x2="21.955cm" svg:y2="19.796cm">
            <text:p/>
          </draw:line>
          <draw:line draw:style-name="gr109" draw:text-style-name="P3" draw:layer="layout" svg:x1="22.209cm" svg:y1="20.304cm" svg:x2="21.955cm" svg:y2="19.796cm">
            <text:p/>
          </draw:line>
          <draw:line draw:style-name="gr109" draw:text-style-name="P3" draw:layer="layout" svg:x1="21.701cm" svg:y1="20.304cm" svg:x2="21.955cm" svg:y2="19.796cm">
            <text:p/>
          </draw:line>
          <draw:line draw:style-name="gr109" draw:text-style-name="P3" draw:layer="layout" svg:x1="21.955cm" svg:y1="19.415cm" svg:x2="22.336cm" svg:y2="19.669cm">
            <text:p/>
          </draw:line>
          <draw:line draw:style-name="gr109" draw:text-style-name="P3" draw:layer="layout" svg:x1="21.955cm" svg:y1="19.415cm" svg:x2="21.574cm" svg:y2="19.669cm">
            <text:p/>
          </draw:line>
        </draw:g>
        <draw:g>
          <draw:custom-shape draw:style-name="gr108" draw:text-style-name="P18" draw:layer="layout" svg:width="0.254cm" svg:height="0.254cm" svg:x="23.352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3.479cm" svg:y1="19.161cm" svg:x2="23.479cm" svg:y2="19.796cm">
            <text:p/>
          </draw:line>
          <draw:line draw:style-name="gr109" draw:text-style-name="P3" draw:layer="layout" svg:x1="23.733cm" svg:y1="20.304cm" svg:x2="23.479cm" svg:y2="19.796cm">
            <text:p/>
          </draw:line>
          <draw:line draw:style-name="gr109" draw:text-style-name="P3" draw:layer="layout" svg:x1="23.225cm" svg:y1="20.304cm" svg:x2="23.479cm" svg:y2="19.796cm">
            <text:p/>
          </draw:line>
          <draw:line draw:style-name="gr109" draw:text-style-name="P3" draw:layer="layout" svg:x1="23.479cm" svg:y1="19.415cm" svg:x2="23.86cm" svg:y2="19.669cm">
            <text:p/>
          </draw:line>
          <draw:line draw:style-name="gr109" draw:text-style-name="P3" draw:layer="layout" svg:x1="23.479cm" svg:y1="19.415cm" svg:x2="23.098cm" svg:y2="19.669cm">
            <text:p/>
          </draw:line>
        </draw:g>
        <draw:g>
          <draw:custom-shape draw:style-name="gr108" draw:text-style-name="P18" draw:layer="layout" svg:width="0.254cm" svg:height="0.254cm" svg:x="24.876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5.003cm" svg:y1="19.161cm" svg:x2="25.003cm" svg:y2="19.796cm">
            <text:p/>
          </draw:line>
          <draw:line draw:style-name="gr109" draw:text-style-name="P3" draw:layer="layout" svg:x1="25.257cm" svg:y1="20.304cm" svg:x2="25.003cm" svg:y2="19.796cm">
            <text:p/>
          </draw:line>
          <draw:line draw:style-name="gr109" draw:text-style-name="P3" draw:layer="layout" svg:x1="24.749cm" svg:y1="20.304cm" svg:x2="25.003cm" svg:y2="19.796cm">
            <text:p/>
          </draw:line>
          <draw:line draw:style-name="gr109" draw:text-style-name="P3" draw:layer="layout" svg:x1="25.003cm" svg:y1="19.415cm" svg:x2="25.384cm" svg:y2="19.669cm">
            <text:p/>
          </draw:line>
          <draw:line draw:style-name="gr109" draw:text-style-name="P3" draw:layer="layout" svg:x1="25.003cm" svg:y1="19.415cm" svg:x2="24.622cm" svg:y2="19.669cm">
            <text:p/>
          </draw:line>
        </draw:g>
        <draw:g>
          <draw:custom-shape draw:style-name="gr108" draw:text-style-name="P18" draw:layer="layout" svg:width="0.254cm" svg:height="0.254cm" svg:x="26.4cm" svg:y="19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6.527cm" svg:y1="19.161cm" svg:x2="26.527cm" svg:y2="19.796cm">
            <text:p/>
          </draw:line>
          <draw:line draw:style-name="gr109" draw:text-style-name="P3" draw:layer="layout" svg:x1="26.781cm" svg:y1="20.304cm" svg:x2="26.527cm" svg:y2="19.796cm">
            <text:p/>
          </draw:line>
          <draw:line draw:style-name="gr109" draw:text-style-name="P3" draw:layer="layout" svg:x1="26.273cm" svg:y1="20.304cm" svg:x2="26.527cm" svg:y2="19.796cm">
            <text:p/>
          </draw:line>
          <draw:line draw:style-name="gr109" draw:text-style-name="P3" draw:layer="layout" svg:x1="26.527cm" svg:y1="19.415cm" svg:x2="26.908cm" svg:y2="19.669cm">
            <text:p/>
          </draw:line>
          <draw:line draw:style-name="gr109" draw:text-style-name="P3" draw:layer="layout" svg:x1="26.527cm" svg:y1="19.415cm" svg:x2="26.146cm" svg:y2="19.669cm">
            <text:p/>
          </draw:line>
        </draw:g>
        <draw:frame draw:style-name="gr92" draw:text-style-name="P3" draw:layer="layout" svg:width="5.714cm" svg:height="4.825cm" draw:transform="skewX (0.000174532925199433) rotate (-1.5706217938697) translate (25.943cm 1.941cm)">
          <draw:image xlink:href="Pictures/100000000000018C000001BEF5C296466C8F2D6C.png" xlink:type="simple" xlink:show="embed" xlink:actuate="onLoad">
            <text:p/>
          </draw:image>
        </draw:frame>
        <draw:custom-shape draw:style-name="gr107" draw:text-style-name="P18" draw:layer="layout" svg:width="0.254cm" svg:height="3.81cm" svg:x="15.657cm" svg:y="3.211cm">
          <text:p/>
          <draw:enhanced-geometry svg:viewBox="0 0 21600 21600" draw:type="rectangle" draw:enhanced-path="M 0 0 L 21600 0 21600 21600 0 21600 0 0 Z N"/>
        </draw:custom-shape>
        <draw:g>
          <draw:custom-shape draw:style-name="gr108" draw:text-style-name="P18" draw:layer="layout" svg:width="0.254cm" svg:height="0.254cm" svg:x="16.165cm" svg:y="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292cm" svg:y1="3.338cm" svg:x2="16.292cm" svg:y2="3.973cm">
            <text:p/>
          </draw:line>
          <draw:line draw:style-name="gr109" draw:text-style-name="P3" draw:layer="layout" svg:x1="16.546cm" svg:y1="4.481cm" svg:x2="16.292cm" svg:y2="3.973cm">
            <text:p/>
          </draw:line>
          <draw:line draw:style-name="gr109" draw:text-style-name="P3" draw:layer="layout" svg:x1="16.038cm" svg:y1="4.481cm" svg:x2="16.292cm" svg:y2="3.973cm">
            <text:p/>
          </draw:line>
          <draw:line draw:style-name="gr109" draw:text-style-name="P3" draw:layer="layout" svg:x1="16.292cm" svg:y1="3.592cm" svg:x2="16.673cm" svg:y2="3.846cm">
            <text:p/>
          </draw:line>
          <draw:line draw:style-name="gr109" draw:text-style-name="P3" draw:layer="layout" svg:x1="16.292cm" svg:y1="3.592cm" svg:x2="15.911cm" svg:y2="3.846cm">
            <text:p/>
          </draw:line>
        </draw:g>
        <draw:g>
          <draw:custom-shape draw:style-name="gr108" draw:text-style-name="P18" draw:layer="layout" svg:width="0.254cm" svg:height="0.254cm" svg:x="16.927cm" svg:y="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054cm" svg:y1="3.338cm" svg:x2="17.054cm" svg:y2="3.973cm">
            <text:p/>
          </draw:line>
          <draw:line draw:style-name="gr109" draw:text-style-name="P3" draw:layer="layout" svg:x1="17.308cm" svg:y1="4.481cm" svg:x2="17.054cm" svg:y2="3.973cm">
            <text:p/>
          </draw:line>
          <draw:line draw:style-name="gr109" draw:text-style-name="P3" draw:layer="layout" svg:x1="16.8cm" svg:y1="4.481cm" svg:x2="17.054cm" svg:y2="3.973cm">
            <text:p/>
          </draw:line>
          <draw:line draw:style-name="gr109" draw:text-style-name="P3" draw:layer="layout" svg:x1="17.054cm" svg:y1="3.592cm" svg:x2="17.435cm" svg:y2="3.846cm">
            <text:p/>
          </draw:line>
          <draw:line draw:style-name="gr109" draw:text-style-name="P3" draw:layer="layout" svg:x1="17.054cm" svg:y1="3.592cm" svg:x2="16.673cm" svg:y2="3.846cm">
            <text:p/>
          </draw:line>
        </draw:g>
        <draw:g>
          <draw:custom-shape draw:style-name="gr108" draw:text-style-name="P18" draw:layer="layout" svg:width="0.254cm" svg:height="0.254cm" svg:x="17.689cm" svg:y="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816cm" svg:y1="3.338cm" svg:x2="17.816cm" svg:y2="3.973cm">
            <text:p/>
          </draw:line>
          <draw:line draw:style-name="gr109" draw:text-style-name="P3" draw:layer="layout" svg:x1="18.07cm" svg:y1="4.481cm" svg:x2="17.816cm" svg:y2="3.973cm">
            <text:p/>
          </draw:line>
          <draw:line draw:style-name="gr109" draw:text-style-name="P3" draw:layer="layout" svg:x1="17.562cm" svg:y1="4.481cm" svg:x2="17.816cm" svg:y2="3.973cm">
            <text:p/>
          </draw:line>
          <draw:line draw:style-name="gr109" draw:text-style-name="P3" draw:layer="layout" svg:x1="17.816cm" svg:y1="3.592cm" svg:x2="18.197cm" svg:y2="3.846cm">
            <text:p/>
          </draw:line>
          <draw:line draw:style-name="gr109" draw:text-style-name="P3" draw:layer="layout" svg:x1="17.816cm" svg:y1="3.592cm" svg:x2="17.435cm" svg:y2="3.846cm">
            <text:p/>
          </draw:line>
        </draw:g>
        <draw:g>
          <draw:custom-shape draw:style-name="gr108" draw:text-style-name="P18" draw:layer="layout" svg:width="0.254cm" svg:height="0.254cm" svg:x="18.451cm" svg:y="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8.578cm" svg:y1="3.338cm" svg:x2="18.578cm" svg:y2="3.973cm">
            <text:p/>
          </draw:line>
          <draw:line draw:style-name="gr109" draw:text-style-name="P3" draw:layer="layout" svg:x1="18.832cm" svg:y1="4.481cm" svg:x2="18.578cm" svg:y2="3.973cm">
            <text:p/>
          </draw:line>
          <draw:line draw:style-name="gr109" draw:text-style-name="P3" draw:layer="layout" svg:x1="18.324cm" svg:y1="4.481cm" svg:x2="18.578cm" svg:y2="3.973cm">
            <text:p/>
          </draw:line>
          <draw:line draw:style-name="gr109" draw:text-style-name="P3" draw:layer="layout" svg:x1="18.578cm" svg:y1="3.592cm" svg:x2="18.959cm" svg:y2="3.846cm">
            <text:p/>
          </draw:line>
          <draw:line draw:style-name="gr109" draw:text-style-name="P3" draw:layer="layout" svg:x1="18.578cm" svg:y1="3.592cm" svg:x2="18.197cm" svg:y2="3.846cm">
            <text:p/>
          </draw:line>
        </draw:g>
        <draw:g>
          <draw:custom-shape draw:style-name="gr108" draw:text-style-name="P18" draw:layer="layout" svg:width="0.254cm" svg:height="0.254cm" svg:x="19.213cm" svg:y="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9.34cm" svg:y1="3.338cm" svg:x2="19.34cm" svg:y2="3.973cm">
            <text:p/>
          </draw:line>
          <draw:line draw:style-name="gr109" draw:text-style-name="P3" draw:layer="layout" svg:x1="19.594cm" svg:y1="4.481cm" svg:x2="19.34cm" svg:y2="3.973cm">
            <text:p/>
          </draw:line>
          <draw:line draw:style-name="gr109" draw:text-style-name="P3" draw:layer="layout" svg:x1="19.086cm" svg:y1="4.481cm" svg:x2="19.34cm" svg:y2="3.973cm">
            <text:p/>
          </draw:line>
          <draw:line draw:style-name="gr109" draw:text-style-name="P3" draw:layer="layout" svg:x1="19.34cm" svg:y1="3.592cm" svg:x2="19.721cm" svg:y2="3.846cm">
            <text:p/>
          </draw:line>
          <draw:line draw:style-name="gr109" draw:text-style-name="P3" draw:layer="layout" svg:x1="19.34cm" svg:y1="3.592cm" svg:x2="18.959cm" svg:y2="3.846cm">
            <text:p/>
          </draw:line>
        </draw:g>
        <draw:g>
          <draw:custom-shape draw:style-name="gr108" draw:text-style-name="P18" draw:layer="layout" svg:width="0.254cm" svg:height="0.254cm" svg:x="19.975cm" svg:y="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0.102cm" svg:y1="3.338cm" svg:x2="20.102cm" svg:y2="3.973cm">
            <text:p/>
          </draw:line>
          <draw:line draw:style-name="gr109" draw:text-style-name="P3" draw:layer="layout" svg:x1="20.356cm" svg:y1="4.481cm" svg:x2="20.102cm" svg:y2="3.973cm">
            <text:p/>
          </draw:line>
          <draw:line draw:style-name="gr109" draw:text-style-name="P3" draw:layer="layout" svg:x1="19.848cm" svg:y1="4.481cm" svg:x2="20.102cm" svg:y2="3.973cm">
            <text:p/>
          </draw:line>
          <draw:line draw:style-name="gr109" draw:text-style-name="P3" draw:layer="layout" svg:x1="20.102cm" svg:y1="3.592cm" svg:x2="20.483cm" svg:y2="3.846cm">
            <text:p/>
          </draw:line>
          <draw:line draw:style-name="gr109" draw:text-style-name="P3" draw:layer="layout" svg:x1="20.102cm" svg:y1="3.592cm" svg:x2="19.721cm" svg:y2="3.846cm">
            <text:p/>
          </draw:line>
        </draw:g>
        <draw:g>
          <draw:custom-shape draw:style-name="gr108" draw:text-style-name="P18" draw:layer="layout" svg:width="0.254cm" svg:height="0.254cm" svg:x="20.737cm" svg:y="3.2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0.864cm" svg:y1="3.338cm" svg:x2="20.864cm" svg:y2="3.973cm">
            <text:p/>
          </draw:line>
          <draw:line draw:style-name="gr109" draw:text-style-name="P3" draw:layer="layout" svg:x1="21.118cm" svg:y1="4.481cm" svg:x2="20.864cm" svg:y2="3.973cm">
            <text:p/>
          </draw:line>
          <draw:line draw:style-name="gr109" draw:text-style-name="P3" draw:layer="layout" svg:x1="20.61cm" svg:y1="4.481cm" svg:x2="20.864cm" svg:y2="3.973cm">
            <text:p/>
          </draw:line>
          <draw:line draw:style-name="gr109" draw:text-style-name="P3" draw:layer="layout" svg:x1="20.864cm" svg:y1="3.592cm" svg:x2="21.245cm" svg:y2="3.846cm">
            <text:p/>
          </draw:line>
          <draw:line draw:style-name="gr109" draw:text-style-name="P3" draw:layer="layout" svg:x1="20.864cm" svg:y1="3.592cm" svg:x2="20.483cm" svg:y2="3.846cm">
            <text:p/>
          </draw:line>
        </draw:g>
        <draw:g>
          <draw:custom-shape draw:style-name="gr108" draw:text-style-name="P18" draw:layer="layout" svg:width="0.254cm" svg:height="0.254cm" svg:x="16.165cm" svg:y="4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292cm" svg:y1="4.608cm" svg:x2="16.292cm" svg:y2="5.243cm">
            <text:p/>
          </draw:line>
          <draw:line draw:style-name="gr109" draw:text-style-name="P3" draw:layer="layout" svg:x1="16.546cm" svg:y1="5.751cm" svg:x2="16.292cm" svg:y2="5.243cm">
            <text:p/>
          </draw:line>
          <draw:line draw:style-name="gr109" draw:text-style-name="P3" draw:layer="layout" svg:x1="16.038cm" svg:y1="5.751cm" svg:x2="16.292cm" svg:y2="5.243cm">
            <text:p/>
          </draw:line>
          <draw:line draw:style-name="gr109" draw:text-style-name="P3" draw:layer="layout" svg:x1="16.292cm" svg:y1="4.862cm" svg:x2="16.673cm" svg:y2="5.116cm">
            <text:p/>
          </draw:line>
          <draw:line draw:style-name="gr109" draw:text-style-name="P3" draw:layer="layout" svg:x1="16.292cm" svg:y1="4.862cm" svg:x2="15.911cm" svg:y2="5.116cm">
            <text:p/>
          </draw:line>
        </draw:g>
        <draw:g>
          <draw:custom-shape draw:style-name="gr108" draw:text-style-name="P18" draw:layer="layout" svg:width="0.254cm" svg:height="0.254cm" svg:x="16.927cm" svg:y="4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054cm" svg:y1="4.608cm" svg:x2="17.054cm" svg:y2="5.243cm">
            <text:p/>
          </draw:line>
          <draw:line draw:style-name="gr109" draw:text-style-name="P3" draw:layer="layout" svg:x1="17.308cm" svg:y1="5.751cm" svg:x2="17.054cm" svg:y2="5.243cm">
            <text:p/>
          </draw:line>
          <draw:line draw:style-name="gr109" draw:text-style-name="P3" draw:layer="layout" svg:x1="16.8cm" svg:y1="5.751cm" svg:x2="17.054cm" svg:y2="5.243cm">
            <text:p/>
          </draw:line>
          <draw:line draw:style-name="gr109" draw:text-style-name="P3" draw:layer="layout" svg:x1="17.054cm" svg:y1="4.862cm" svg:x2="17.435cm" svg:y2="5.116cm">
            <text:p/>
          </draw:line>
          <draw:line draw:style-name="gr109" draw:text-style-name="P3" draw:layer="layout" svg:x1="17.054cm" svg:y1="4.862cm" svg:x2="16.673cm" svg:y2="5.116cm">
            <text:p/>
          </draw:line>
        </draw:g>
        <draw:g>
          <draw:custom-shape draw:style-name="gr108" draw:text-style-name="P18" draw:layer="layout" svg:width="0.254cm" svg:height="0.254cm" svg:x="17.689cm" svg:y="4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816cm" svg:y1="4.608cm" svg:x2="17.816cm" svg:y2="5.243cm">
            <text:p/>
          </draw:line>
          <draw:line draw:style-name="gr109" draw:text-style-name="P3" draw:layer="layout" svg:x1="18.07cm" svg:y1="5.751cm" svg:x2="17.816cm" svg:y2="5.243cm">
            <text:p/>
          </draw:line>
          <draw:line draw:style-name="gr109" draw:text-style-name="P3" draw:layer="layout" svg:x1="17.562cm" svg:y1="5.751cm" svg:x2="17.816cm" svg:y2="5.243cm">
            <text:p/>
          </draw:line>
          <draw:line draw:style-name="gr109" draw:text-style-name="P3" draw:layer="layout" svg:x1="17.816cm" svg:y1="4.862cm" svg:x2="18.197cm" svg:y2="5.116cm">
            <text:p/>
          </draw:line>
          <draw:line draw:style-name="gr109" draw:text-style-name="P3" draw:layer="layout" svg:x1="17.816cm" svg:y1="4.862cm" svg:x2="17.435cm" svg:y2="5.116cm">
            <text:p/>
          </draw:line>
        </draw:g>
        <draw:g>
          <draw:custom-shape draw:style-name="gr108" draw:text-style-name="P18" draw:layer="layout" svg:width="0.254cm" svg:height="0.254cm" svg:x="18.451cm" svg:y="4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8.578cm" svg:y1="4.608cm" svg:x2="18.578cm" svg:y2="5.243cm">
            <text:p/>
          </draw:line>
          <draw:line draw:style-name="gr109" draw:text-style-name="P3" draw:layer="layout" svg:x1="18.832cm" svg:y1="5.751cm" svg:x2="18.578cm" svg:y2="5.243cm">
            <text:p/>
          </draw:line>
          <draw:line draw:style-name="gr109" draw:text-style-name="P3" draw:layer="layout" svg:x1="18.324cm" svg:y1="5.751cm" svg:x2="18.578cm" svg:y2="5.243cm">
            <text:p/>
          </draw:line>
          <draw:line draw:style-name="gr109" draw:text-style-name="P3" draw:layer="layout" svg:x1="18.578cm" svg:y1="4.862cm" svg:x2="18.959cm" svg:y2="5.116cm">
            <text:p/>
          </draw:line>
          <draw:line draw:style-name="gr109" draw:text-style-name="P3" draw:layer="layout" svg:x1="18.578cm" svg:y1="4.862cm" svg:x2="18.197cm" svg:y2="5.116cm">
            <text:p/>
          </draw:line>
        </draw:g>
        <draw:g>
          <draw:custom-shape draw:style-name="gr108" draw:text-style-name="P18" draw:layer="layout" svg:width="0.254cm" svg:height="0.254cm" svg:x="19.213cm" svg:y="4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9.34cm" svg:y1="4.608cm" svg:x2="19.34cm" svg:y2="5.243cm">
            <text:p/>
          </draw:line>
          <draw:line draw:style-name="gr109" draw:text-style-name="P3" draw:layer="layout" svg:x1="19.594cm" svg:y1="5.751cm" svg:x2="19.34cm" svg:y2="5.243cm">
            <text:p/>
          </draw:line>
          <draw:line draw:style-name="gr109" draw:text-style-name="P3" draw:layer="layout" svg:x1="19.086cm" svg:y1="5.751cm" svg:x2="19.34cm" svg:y2="5.243cm">
            <text:p/>
          </draw:line>
          <draw:line draw:style-name="gr109" draw:text-style-name="P3" draw:layer="layout" svg:x1="19.34cm" svg:y1="4.862cm" svg:x2="19.721cm" svg:y2="5.116cm">
            <text:p/>
          </draw:line>
          <draw:line draw:style-name="gr109" draw:text-style-name="P3" draw:layer="layout" svg:x1="19.34cm" svg:y1="4.862cm" svg:x2="18.959cm" svg:y2="5.116cm">
            <text:p/>
          </draw:line>
        </draw:g>
        <draw:g>
          <draw:custom-shape draw:style-name="gr108" draw:text-style-name="P18" draw:layer="layout" svg:width="0.254cm" svg:height="0.254cm" svg:x="19.975cm" svg:y="4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0.102cm" svg:y1="4.608cm" svg:x2="20.102cm" svg:y2="5.243cm">
            <text:p/>
          </draw:line>
          <draw:line draw:style-name="gr109" draw:text-style-name="P3" draw:layer="layout" svg:x1="20.356cm" svg:y1="5.751cm" svg:x2="20.102cm" svg:y2="5.243cm">
            <text:p/>
          </draw:line>
          <draw:line draw:style-name="gr109" draw:text-style-name="P3" draw:layer="layout" svg:x1="19.848cm" svg:y1="5.751cm" svg:x2="20.102cm" svg:y2="5.243cm">
            <text:p/>
          </draw:line>
          <draw:line draw:style-name="gr109" draw:text-style-name="P3" draw:layer="layout" svg:x1="20.102cm" svg:y1="4.862cm" svg:x2="20.483cm" svg:y2="5.116cm">
            <text:p/>
          </draw:line>
          <draw:line draw:style-name="gr109" draw:text-style-name="P3" draw:layer="layout" svg:x1="20.102cm" svg:y1="4.862cm" svg:x2="19.721cm" svg:y2="5.116cm">
            <text:p/>
          </draw:line>
        </draw:g>
        <draw:g>
          <draw:custom-shape draw:style-name="gr108" draw:text-style-name="P18" draw:layer="layout" svg:width="0.254cm" svg:height="0.254cm" svg:x="20.737cm" svg:y="4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0.864cm" svg:y1="4.608cm" svg:x2="20.864cm" svg:y2="5.243cm">
            <text:p/>
          </draw:line>
          <draw:line draw:style-name="gr109" draw:text-style-name="P3" draw:layer="layout" svg:x1="21.118cm" svg:y1="5.751cm" svg:x2="20.864cm" svg:y2="5.243cm">
            <text:p/>
          </draw:line>
          <draw:line draw:style-name="gr109" draw:text-style-name="P3" draw:layer="layout" svg:x1="20.61cm" svg:y1="5.751cm" svg:x2="20.864cm" svg:y2="5.243cm">
            <text:p/>
          </draw:line>
          <draw:line draw:style-name="gr109" draw:text-style-name="P3" draw:layer="layout" svg:x1="20.864cm" svg:y1="4.862cm" svg:x2="21.245cm" svg:y2="5.116cm">
            <text:p/>
          </draw:line>
          <draw:line draw:style-name="gr109" draw:text-style-name="P3" draw:layer="layout" svg:x1="20.864cm" svg:y1="4.862cm" svg:x2="20.483cm" svg:y2="5.116cm">
            <text:p/>
          </draw:line>
        </draw:g>
        <draw:g>
          <draw:custom-shape draw:style-name="gr108" draw:text-style-name="P18" draw:layer="layout" svg:width="0.254cm" svg:height="0.254cm" svg:x="16.165cm" svg:y="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292cm" svg:y1="5.878cm" svg:x2="16.292cm" svg:y2="6.513cm">
            <text:p/>
          </draw:line>
          <draw:line draw:style-name="gr109" draw:text-style-name="P3" draw:layer="layout" svg:x1="16.546cm" svg:y1="7.021cm" svg:x2="16.292cm" svg:y2="6.513cm">
            <text:p/>
          </draw:line>
          <draw:line draw:style-name="gr109" draw:text-style-name="P3" draw:layer="layout" svg:x1="16.038cm" svg:y1="7.021cm" svg:x2="16.292cm" svg:y2="6.513cm">
            <text:p/>
          </draw:line>
          <draw:line draw:style-name="gr109" draw:text-style-name="P3" draw:layer="layout" svg:x1="16.292cm" svg:y1="6.132cm" svg:x2="16.673cm" svg:y2="6.386cm">
            <text:p/>
          </draw:line>
          <draw:line draw:style-name="gr109" draw:text-style-name="P3" draw:layer="layout" svg:x1="16.292cm" svg:y1="6.132cm" svg:x2="15.911cm" svg:y2="6.386cm">
            <text:p/>
          </draw:line>
        </draw:g>
        <draw:g>
          <draw:custom-shape draw:style-name="gr108" draw:text-style-name="P18" draw:layer="layout" svg:width="0.254cm" svg:height="0.254cm" svg:x="16.927cm" svg:y="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054cm" svg:y1="5.878cm" svg:x2="17.054cm" svg:y2="6.513cm">
            <text:p/>
          </draw:line>
          <draw:line draw:style-name="gr109" draw:text-style-name="P3" draw:layer="layout" svg:x1="17.308cm" svg:y1="7.021cm" svg:x2="17.054cm" svg:y2="6.513cm">
            <text:p/>
          </draw:line>
          <draw:line draw:style-name="gr109" draw:text-style-name="P3" draw:layer="layout" svg:x1="16.8cm" svg:y1="7.021cm" svg:x2="17.054cm" svg:y2="6.513cm">
            <text:p/>
          </draw:line>
          <draw:line draw:style-name="gr109" draw:text-style-name="P3" draw:layer="layout" svg:x1="17.054cm" svg:y1="6.132cm" svg:x2="17.435cm" svg:y2="6.386cm">
            <text:p/>
          </draw:line>
          <draw:line draw:style-name="gr109" draw:text-style-name="P3" draw:layer="layout" svg:x1="17.054cm" svg:y1="6.132cm" svg:x2="16.673cm" svg:y2="6.386cm">
            <text:p/>
          </draw:line>
        </draw:g>
        <draw:g>
          <draw:custom-shape draw:style-name="gr108" draw:text-style-name="P18" draw:layer="layout" svg:width="0.254cm" svg:height="0.254cm" svg:x="17.689cm" svg:y="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816cm" svg:y1="5.878cm" svg:x2="17.816cm" svg:y2="6.513cm">
            <text:p/>
          </draw:line>
          <draw:line draw:style-name="gr109" draw:text-style-name="P3" draw:layer="layout" svg:x1="18.07cm" svg:y1="7.021cm" svg:x2="17.816cm" svg:y2="6.513cm">
            <text:p/>
          </draw:line>
          <draw:line draw:style-name="gr109" draw:text-style-name="P3" draw:layer="layout" svg:x1="17.562cm" svg:y1="7.021cm" svg:x2="17.816cm" svg:y2="6.513cm">
            <text:p/>
          </draw:line>
          <draw:line draw:style-name="gr109" draw:text-style-name="P3" draw:layer="layout" svg:x1="17.816cm" svg:y1="6.132cm" svg:x2="18.197cm" svg:y2="6.386cm">
            <text:p/>
          </draw:line>
          <draw:line draw:style-name="gr109" draw:text-style-name="P3" draw:layer="layout" svg:x1="17.816cm" svg:y1="6.132cm" svg:x2="17.435cm" svg:y2="6.386cm">
            <text:p/>
          </draw:line>
        </draw:g>
        <draw:g>
          <draw:custom-shape draw:style-name="gr108" draw:text-style-name="P18" draw:layer="layout" svg:width="0.254cm" svg:height="0.254cm" svg:x="18.451cm" svg:y="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8.578cm" svg:y1="5.878cm" svg:x2="18.578cm" svg:y2="6.513cm">
            <text:p/>
          </draw:line>
          <draw:line draw:style-name="gr109" draw:text-style-name="P3" draw:layer="layout" svg:x1="18.832cm" svg:y1="7.021cm" svg:x2="18.578cm" svg:y2="6.513cm">
            <text:p/>
          </draw:line>
          <draw:line draw:style-name="gr109" draw:text-style-name="P3" draw:layer="layout" svg:x1="18.324cm" svg:y1="7.021cm" svg:x2="18.578cm" svg:y2="6.513cm">
            <text:p/>
          </draw:line>
          <draw:line draw:style-name="gr109" draw:text-style-name="P3" draw:layer="layout" svg:x1="18.578cm" svg:y1="6.132cm" svg:x2="18.959cm" svg:y2="6.386cm">
            <text:p/>
          </draw:line>
          <draw:line draw:style-name="gr109" draw:text-style-name="P3" draw:layer="layout" svg:x1="18.578cm" svg:y1="6.132cm" svg:x2="18.197cm" svg:y2="6.386cm">
            <text:p/>
          </draw:line>
        </draw:g>
        <draw:g>
          <draw:custom-shape draw:style-name="gr108" draw:text-style-name="P18" draw:layer="layout" svg:width="0.254cm" svg:height="0.254cm" svg:x="19.213cm" svg:y="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9.34cm" svg:y1="5.878cm" svg:x2="19.34cm" svg:y2="6.513cm">
            <text:p/>
          </draw:line>
          <draw:line draw:style-name="gr109" draw:text-style-name="P3" draw:layer="layout" svg:x1="19.594cm" svg:y1="7.021cm" svg:x2="19.34cm" svg:y2="6.513cm">
            <text:p/>
          </draw:line>
          <draw:line draw:style-name="gr109" draw:text-style-name="P3" draw:layer="layout" svg:x1="19.086cm" svg:y1="7.021cm" svg:x2="19.34cm" svg:y2="6.513cm">
            <text:p/>
          </draw:line>
          <draw:line draw:style-name="gr109" draw:text-style-name="P3" draw:layer="layout" svg:x1="19.34cm" svg:y1="6.132cm" svg:x2="19.721cm" svg:y2="6.386cm">
            <text:p/>
          </draw:line>
          <draw:line draw:style-name="gr109" draw:text-style-name="P3" draw:layer="layout" svg:x1="19.34cm" svg:y1="6.132cm" svg:x2="18.959cm" svg:y2="6.386cm">
            <text:p/>
          </draw:line>
        </draw:g>
        <draw:g>
          <draw:custom-shape draw:style-name="gr108" draw:text-style-name="P18" draw:layer="layout" svg:width="0.254cm" svg:height="0.254cm" svg:x="19.975cm" svg:y="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0.102cm" svg:y1="5.878cm" svg:x2="20.102cm" svg:y2="6.513cm">
            <text:p/>
          </draw:line>
          <draw:line draw:style-name="gr109" draw:text-style-name="P3" draw:layer="layout" svg:x1="20.356cm" svg:y1="7.021cm" svg:x2="20.102cm" svg:y2="6.513cm">
            <text:p/>
          </draw:line>
          <draw:line draw:style-name="gr109" draw:text-style-name="P3" draw:layer="layout" svg:x1="19.848cm" svg:y1="7.021cm" svg:x2="20.102cm" svg:y2="6.513cm">
            <text:p/>
          </draw:line>
          <draw:line draw:style-name="gr109" draw:text-style-name="P3" draw:layer="layout" svg:x1="20.102cm" svg:y1="6.132cm" svg:x2="20.483cm" svg:y2="6.386cm">
            <text:p/>
          </draw:line>
          <draw:line draw:style-name="gr109" draw:text-style-name="P3" draw:layer="layout" svg:x1="20.102cm" svg:y1="6.132cm" svg:x2="19.721cm" svg:y2="6.386cm">
            <text:p/>
          </draw:line>
        </draw:g>
        <draw:g>
          <draw:custom-shape draw:style-name="gr108" draw:text-style-name="P18" draw:layer="layout" svg:width="0.254cm" svg:height="0.254cm" svg:x="20.737cm" svg:y="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0.864cm" svg:y1="5.878cm" svg:x2="20.864cm" svg:y2="6.513cm">
            <text:p/>
          </draw:line>
          <draw:line draw:style-name="gr109" draw:text-style-name="P3" draw:layer="layout" svg:x1="21.118cm" svg:y1="7.021cm" svg:x2="20.864cm" svg:y2="6.513cm">
            <text:p/>
          </draw:line>
          <draw:line draw:style-name="gr109" draw:text-style-name="P3" draw:layer="layout" svg:x1="20.61cm" svg:y1="7.021cm" svg:x2="20.864cm" svg:y2="6.513cm">
            <text:p/>
          </draw:line>
          <draw:line draw:style-name="gr109" draw:text-style-name="P3" draw:layer="layout" svg:x1="20.864cm" svg:y1="6.132cm" svg:x2="21.245cm" svg:y2="6.386cm">
            <text:p/>
          </draw:line>
          <draw:line draw:style-name="gr109" draw:text-style-name="P3" draw:layer="layout" svg:x1="20.864cm" svg:y1="6.132cm" svg:x2="20.483cm" svg:y2="6.386cm">
            <text:p/>
          </draw:line>
        </draw:g>
        <draw:frame draw:style-name="gr92" draw:text-style-name="P3" draw:layer="layout" svg:width="5.714cm" svg:height="4.825cm" draw:transform="skewX (0.000174532925199433) rotate (-1.5706217938697) translate (37.5cm 1.942cm)">
          <draw:image xlink:href="Pictures/100000000000018C000001BEF5C296466C8F2D6C.png" xlink:type="simple" xlink:show="embed" xlink:actuate="onLoad">
            <text:p/>
          </draw:image>
        </draw:frame>
        <draw:custom-shape draw:style-name="gr107" draw:text-style-name="P18" draw:layer="layout" svg:width="0.254cm" svg:height="3.81cm" svg:x="27.214cm" svg:y="3.212cm">
          <text:p/>
          <draw:enhanced-geometry svg:viewBox="0 0 21600 21600" draw:type="rectangle" draw:enhanced-path="M 0 0 L 21600 0 21600 21600 0 21600 0 0 Z N"/>
        </draw:custom-shape>
        <draw:g>
          <draw:custom-shape draw:style-name="gr108" draw:text-style-name="P18" draw:layer="layout" svg:width="0.254cm" svg:height="0.254cm" svg:x="27.722cm" svg:y="3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7.849cm" svg:y1="3.339cm" svg:x2="27.849cm" svg:y2="3.974cm">
            <text:p/>
          </draw:line>
          <draw:line draw:style-name="gr109" draw:text-style-name="P3" draw:layer="layout" svg:x1="28.103cm" svg:y1="4.482cm" svg:x2="27.849cm" svg:y2="3.974cm">
            <text:p/>
          </draw:line>
          <draw:line draw:style-name="gr109" draw:text-style-name="P3" draw:layer="layout" svg:x1="27.595cm" svg:y1="4.482cm" svg:x2="27.849cm" svg:y2="3.974cm">
            <text:p/>
          </draw:line>
          <draw:line draw:style-name="gr109" draw:text-style-name="P3" draw:layer="layout" svg:x1="27.849cm" svg:y1="3.593cm" svg:x2="28.23cm" svg:y2="3.847cm">
            <text:p/>
          </draw:line>
          <draw:line draw:style-name="gr109" draw:text-style-name="P3" draw:layer="layout" svg:x1="27.849cm" svg:y1="3.593cm" svg:x2="27.468cm" svg:y2="3.847cm">
            <text:p/>
          </draw:line>
        </draw:g>
        <draw:g>
          <draw:custom-shape draw:style-name="gr108" draw:text-style-name="P18" draw:layer="layout" svg:width="0.254cm" svg:height="0.254cm" svg:x="29.246cm" svg:y="3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9.373cm" svg:y1="3.339cm" svg:x2="29.373cm" svg:y2="3.974cm">
            <text:p/>
          </draw:line>
          <draw:line draw:style-name="gr109" draw:text-style-name="P3" draw:layer="layout" svg:x1="29.627cm" svg:y1="4.482cm" svg:x2="29.373cm" svg:y2="3.974cm">
            <text:p/>
          </draw:line>
          <draw:line draw:style-name="gr109" draw:text-style-name="P3" draw:layer="layout" svg:x1="29.119cm" svg:y1="4.482cm" svg:x2="29.373cm" svg:y2="3.974cm">
            <text:p/>
          </draw:line>
          <draw:line draw:style-name="gr109" draw:text-style-name="P3" draw:layer="layout" svg:x1="29.373cm" svg:y1="3.593cm" svg:x2="29.754cm" svg:y2="3.847cm">
            <text:p/>
          </draw:line>
          <draw:line draw:style-name="gr109" draw:text-style-name="P3" draw:layer="layout" svg:x1="29.373cm" svg:y1="3.593cm" svg:x2="28.992cm" svg:y2="3.847cm">
            <text:p/>
          </draw:line>
        </draw:g>
        <draw:g>
          <draw:custom-shape draw:style-name="gr108" draw:text-style-name="P18" draw:layer="layout" svg:width="0.254cm" svg:height="0.254cm" svg:x="30.77cm" svg:y="3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0.897cm" svg:y1="3.339cm" svg:x2="30.897cm" svg:y2="3.974cm">
            <text:p/>
          </draw:line>
          <draw:line draw:style-name="gr109" draw:text-style-name="P3" draw:layer="layout" svg:x1="31.151cm" svg:y1="4.482cm" svg:x2="30.897cm" svg:y2="3.974cm">
            <text:p/>
          </draw:line>
          <draw:line draw:style-name="gr109" draw:text-style-name="P3" draw:layer="layout" svg:x1="30.643cm" svg:y1="4.482cm" svg:x2="30.897cm" svg:y2="3.974cm">
            <text:p/>
          </draw:line>
          <draw:line draw:style-name="gr109" draw:text-style-name="P3" draw:layer="layout" svg:x1="30.897cm" svg:y1="3.593cm" svg:x2="31.278cm" svg:y2="3.847cm">
            <text:p/>
          </draw:line>
          <draw:line draw:style-name="gr109" draw:text-style-name="P3" draw:layer="layout" svg:x1="30.897cm" svg:y1="3.593cm" svg:x2="30.516cm" svg:y2="3.847cm">
            <text:p/>
          </draw:line>
        </draw:g>
        <draw:g>
          <draw:custom-shape draw:style-name="gr108" draw:text-style-name="P18" draw:layer="layout" svg:width="0.254cm" svg:height="0.254cm" svg:x="32.294cm" svg:y="3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2.421cm" svg:y1="3.339cm" svg:x2="32.421cm" svg:y2="3.974cm">
            <text:p/>
          </draw:line>
          <draw:line draw:style-name="gr109" draw:text-style-name="P3" draw:layer="layout" svg:x1="32.675cm" svg:y1="4.482cm" svg:x2="32.421cm" svg:y2="3.974cm">
            <text:p/>
          </draw:line>
          <draw:line draw:style-name="gr109" draw:text-style-name="P3" draw:layer="layout" svg:x1="32.167cm" svg:y1="4.482cm" svg:x2="32.421cm" svg:y2="3.974cm">
            <text:p/>
          </draw:line>
          <draw:line draw:style-name="gr109" draw:text-style-name="P3" draw:layer="layout" svg:x1="32.421cm" svg:y1="3.593cm" svg:x2="32.802cm" svg:y2="3.847cm">
            <text:p/>
          </draw:line>
          <draw:line draw:style-name="gr109" draw:text-style-name="P3" draw:layer="layout" svg:x1="32.421cm" svg:y1="3.593cm" svg:x2="32.04cm" svg:y2="3.847cm">
            <text:p/>
          </draw:line>
        </draw:g>
        <draw:g>
          <draw:custom-shape draw:style-name="gr108" draw:text-style-name="P18" draw:layer="layout" svg:width="0.254cm" svg:height="0.254cm" svg:x="28.484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8.611cm" svg:y1="4.609cm" svg:x2="28.611cm" svg:y2="5.244cm">
            <text:p/>
          </draw:line>
          <draw:line draw:style-name="gr109" draw:text-style-name="P3" draw:layer="layout" svg:x1="28.865cm" svg:y1="5.752cm" svg:x2="28.611cm" svg:y2="5.244cm">
            <text:p/>
          </draw:line>
          <draw:line draw:style-name="gr109" draw:text-style-name="P3" draw:layer="layout" svg:x1="28.357cm" svg:y1="5.752cm" svg:x2="28.611cm" svg:y2="5.244cm">
            <text:p/>
          </draw:line>
          <draw:line draw:style-name="gr109" draw:text-style-name="P3" draw:layer="layout" svg:x1="28.611cm" svg:y1="4.863cm" svg:x2="28.992cm" svg:y2="5.117cm">
            <text:p/>
          </draw:line>
          <draw:line draw:style-name="gr109" draw:text-style-name="P3" draw:layer="layout" svg:x1="28.611cm" svg:y1="4.863cm" svg:x2="28.23cm" svg:y2="5.117cm">
            <text:p/>
          </draw:line>
        </draw:g>
        <draw:g>
          <draw:custom-shape draw:style-name="gr108" draw:text-style-name="P18" draw:layer="layout" svg:width="0.254cm" svg:height="0.254cm" svg:x="30.008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0.135cm" svg:y1="4.609cm" svg:x2="30.135cm" svg:y2="5.244cm">
            <text:p/>
          </draw:line>
          <draw:line draw:style-name="gr109" draw:text-style-name="P3" draw:layer="layout" svg:x1="30.389cm" svg:y1="5.752cm" svg:x2="30.135cm" svg:y2="5.244cm">
            <text:p/>
          </draw:line>
          <draw:line draw:style-name="gr109" draw:text-style-name="P3" draw:layer="layout" svg:x1="29.881cm" svg:y1="5.752cm" svg:x2="30.135cm" svg:y2="5.244cm">
            <text:p/>
          </draw:line>
          <draw:line draw:style-name="gr109" draw:text-style-name="P3" draw:layer="layout" svg:x1="30.135cm" svg:y1="4.863cm" svg:x2="30.516cm" svg:y2="5.117cm">
            <text:p/>
          </draw:line>
          <draw:line draw:style-name="gr109" draw:text-style-name="P3" draw:layer="layout" svg:x1="30.135cm" svg:y1="4.863cm" svg:x2="29.754cm" svg:y2="5.117cm">
            <text:p/>
          </draw:line>
        </draw:g>
        <draw:g>
          <draw:custom-shape draw:style-name="gr108" draw:text-style-name="P18" draw:layer="layout" svg:width="0.254cm" svg:height="0.254cm" svg:x="31.532cm" svg:y="4.4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1.659cm" svg:y1="4.609cm" svg:x2="31.659cm" svg:y2="5.244cm">
            <text:p/>
          </draw:line>
          <draw:line draw:style-name="gr109" draw:text-style-name="P3" draw:layer="layout" svg:x1="31.913cm" svg:y1="5.752cm" svg:x2="31.659cm" svg:y2="5.244cm">
            <text:p/>
          </draw:line>
          <draw:line draw:style-name="gr109" draw:text-style-name="P3" draw:layer="layout" svg:x1="31.405cm" svg:y1="5.752cm" svg:x2="31.659cm" svg:y2="5.244cm">
            <text:p/>
          </draw:line>
          <draw:line draw:style-name="gr109" draw:text-style-name="P3" draw:layer="layout" svg:x1="31.659cm" svg:y1="4.863cm" svg:x2="32.04cm" svg:y2="5.117cm">
            <text:p/>
          </draw:line>
          <draw:line draw:style-name="gr109" draw:text-style-name="P3" draw:layer="layout" svg:x1="31.659cm" svg:y1="4.863cm" svg:x2="31.278cm" svg:y2="5.117cm">
            <text:p/>
          </draw:line>
        </draw:g>
        <draw:g>
          <draw:custom-shape draw:style-name="gr108" draw:text-style-name="P18" draw:layer="layout" svg:width="0.254cm" svg:height="0.254cm" svg:x="27.722cm" svg:y="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7.849cm" svg:y1="5.879cm" svg:x2="27.849cm" svg:y2="6.514cm">
            <text:p/>
          </draw:line>
          <draw:line draw:style-name="gr109" draw:text-style-name="P3" draw:layer="layout" svg:x1="28.103cm" svg:y1="7.022cm" svg:x2="27.849cm" svg:y2="6.514cm">
            <text:p/>
          </draw:line>
          <draw:line draw:style-name="gr109" draw:text-style-name="P3" draw:layer="layout" svg:x1="27.595cm" svg:y1="7.022cm" svg:x2="27.849cm" svg:y2="6.514cm">
            <text:p/>
          </draw:line>
          <draw:line draw:style-name="gr109" draw:text-style-name="P3" draw:layer="layout" svg:x1="27.849cm" svg:y1="6.133cm" svg:x2="28.23cm" svg:y2="6.387cm">
            <text:p/>
          </draw:line>
          <draw:line draw:style-name="gr109" draw:text-style-name="P3" draw:layer="layout" svg:x1="27.849cm" svg:y1="6.133cm" svg:x2="27.468cm" svg:y2="6.387cm">
            <text:p/>
          </draw:line>
        </draw:g>
        <draw:g>
          <draw:custom-shape draw:style-name="gr108" draw:text-style-name="P18" draw:layer="layout" svg:width="0.254cm" svg:height="0.254cm" svg:x="29.246cm" svg:y="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9.373cm" svg:y1="5.879cm" svg:x2="29.373cm" svg:y2="6.514cm">
            <text:p/>
          </draw:line>
          <draw:line draw:style-name="gr109" draw:text-style-name="P3" draw:layer="layout" svg:x1="29.627cm" svg:y1="7.022cm" svg:x2="29.373cm" svg:y2="6.514cm">
            <text:p/>
          </draw:line>
          <draw:line draw:style-name="gr109" draw:text-style-name="P3" draw:layer="layout" svg:x1="29.119cm" svg:y1="7.022cm" svg:x2="29.373cm" svg:y2="6.514cm">
            <text:p/>
          </draw:line>
          <draw:line draw:style-name="gr109" draw:text-style-name="P3" draw:layer="layout" svg:x1="29.373cm" svg:y1="6.133cm" svg:x2="29.754cm" svg:y2="6.387cm">
            <text:p/>
          </draw:line>
          <draw:line draw:style-name="gr109" draw:text-style-name="P3" draw:layer="layout" svg:x1="29.373cm" svg:y1="6.133cm" svg:x2="28.992cm" svg:y2="6.387cm">
            <text:p/>
          </draw:line>
        </draw:g>
        <draw:g>
          <draw:custom-shape draw:style-name="gr108" draw:text-style-name="P18" draw:layer="layout" svg:width="0.254cm" svg:height="0.254cm" svg:x="30.77cm" svg:y="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0.897cm" svg:y1="5.879cm" svg:x2="30.897cm" svg:y2="6.514cm">
            <text:p/>
          </draw:line>
          <draw:line draw:style-name="gr109" draw:text-style-name="P3" draw:layer="layout" svg:x1="31.151cm" svg:y1="7.022cm" svg:x2="30.897cm" svg:y2="6.514cm">
            <text:p/>
          </draw:line>
          <draw:line draw:style-name="gr109" draw:text-style-name="P3" draw:layer="layout" svg:x1="30.643cm" svg:y1="7.022cm" svg:x2="30.897cm" svg:y2="6.514cm">
            <text:p/>
          </draw:line>
          <draw:line draw:style-name="gr109" draw:text-style-name="P3" draw:layer="layout" svg:x1="30.897cm" svg:y1="6.133cm" svg:x2="31.278cm" svg:y2="6.387cm">
            <text:p/>
          </draw:line>
          <draw:line draw:style-name="gr109" draw:text-style-name="P3" draw:layer="layout" svg:x1="30.897cm" svg:y1="6.133cm" svg:x2="30.516cm" svg:y2="6.387cm">
            <text:p/>
          </draw:line>
        </draw:g>
        <draw:g>
          <draw:custom-shape draw:style-name="gr108" draw:text-style-name="P18" draw:layer="layout" svg:width="0.254cm" svg:height="0.254cm" svg:x="32.294cm" svg:y="5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2.421cm" svg:y1="5.879cm" svg:x2="32.421cm" svg:y2="6.514cm">
            <text:p/>
          </draw:line>
          <draw:line draw:style-name="gr109" draw:text-style-name="P3" draw:layer="layout" svg:x1="32.675cm" svg:y1="7.022cm" svg:x2="32.421cm" svg:y2="6.514cm">
            <text:p/>
          </draw:line>
          <draw:line draw:style-name="gr109" draw:text-style-name="P3" draw:layer="layout" svg:x1="32.167cm" svg:y1="7.022cm" svg:x2="32.421cm" svg:y2="6.514cm">
            <text:p/>
          </draw:line>
          <draw:line draw:style-name="gr109" draw:text-style-name="P3" draw:layer="layout" svg:x1="32.421cm" svg:y1="6.133cm" svg:x2="32.802cm" svg:y2="6.387cm">
            <text:p/>
          </draw:line>
          <draw:line draw:style-name="gr109" draw:text-style-name="P3" draw:layer="layout" svg:x1="32.421cm" svg:y1="6.133cm" svg:x2="32.04cm" svg:y2="6.387cm">
            <text:p/>
          </draw:line>
        </draw:g>
      </draw:page>
      <draw:page draw:name="page11" draw:style-name="dp1" draw:master-page-name="Default">
        <draw:custom-shape draw:style-name="gr110" draw:text-style-name="P26" draw:layer="layout" svg:width="2.598cm" svg:height="2.598cm" svg:x="27.127cm" svg:y="11.414cm">
          <text:p text:style-name="P9"><text:span text:style-name="T12">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6" xml:id="id80" draw:id="id80" draw:layer="layout" svg:width="2.552cm" svg:height="2.552cm" draw:transform="rotate (-0.0274016692563113) translate (32.266cm 11.402cm)">
          <text:p text:style-name="P9"><text:span text:style-name="T12">В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6" xml:id="id81" draw:id="id81" draw:layer="layout" svg:width="2.552cm" svg:height="2.552cm" svg:x="32.23cm" svg:y="16.517cm">
          <text:p text:style-name="P9"><text:span text:style-name="T12">В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6" xml:id="id78" draw:id="id78" draw:layer="layout" svg:width="2.598cm" svg:height="2.598cm" svg:x="15.859cm" svg:y="11.287cm">
          <text:p text:style-name="P9"><text:span text:style-name="T12">П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6" xml:id="id79" draw:id="id79" draw:layer="layout" svg:width="2.552cm" svg:height="2.552cm" svg:x="20.962cm" svg:y="16.39cm">
          <text:p text:style-name="P9"><text:span text:style-name="T12">В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3" draw:layer="layout" draw:type="curve" svg:x1="18.077cm" svg:y1="13.505cm" svg:x2="21.335cm" svg:y2="16.763cm" draw:start-shape="id78" draw:start-glue-point="9" draw:end-shape="id79" draw:end-glue-point="5" svg:d="M18077 13505c0 2449 3258 821 3258 3258" svg:viewBox="0 0 3259 3259">
          <text:p/>
        </draw:connector>
        <draw:path draw:style-name="gr113" draw:text-style-name="P3" draw:layer="layout" svg:width="0.253cm" svg:height="0.013cm" draw:transform="skewX (0.578053048260522) rotate (-2.37696390829108) translate (32.2397504034996cm 12.6376774070079cm)" svg:viewBox="0 0 254 14" svg:d="M0 0c48 0 96 7 143 14l45-3 48 2h18">
          <text:p/>
        </draw:path>
        <draw:connector draw:style-name="gr112" draw:text-style-name="P3" draw:layer="layout" draw:type="line" svg:x1="33.472cm" svg:y1="13.99cm" svg:x2="33.506cm" svg:y2="16.517cm" draw:start-shape="id80" draw:start-glue-point="8" draw:end-shape="id81" draw:end-glue-point="4" svg:d="M33472 13990l34 2527" svg:viewBox="0 0 35 2528">
          <text:p/>
        </draw:connector>
        <draw:frame draw:style-name="gr114" draw:text-style-name="P9" draw:layer="layout" svg:width="0.399cm" svg:height="0.528cm" draw:transform="skewX (0.00191986217719376) rotate (1.79123141132178) translate (31.702cm 12.952cm)">
          <draw:image xlink:href="Pictures/10000000000000540000006340D6D93DB3DDD5E9.png" xlink:type="simple" xlink:show="embed" xlink:actuate="onLoad">
            <text:p/>
          </draw:image>
        </draw:frame>
        <draw:path draw:style-name="gr115" draw:text-style-name="P3" draw:layer="layout" svg:width="2.5cm" svg:height="0.62cm" draw:transform="rotate (0.281172542496286) translate (29.6915262843763cm 12.7460482824989cm)" svg:viewBox="0 0 2501 621" svg:d="M0 20c353-73 710 66 995 253 318 208 696 369 1079 311l357 37 70-13">
          <text:p/>
        </draw:path>
      </draw:page>
      <draw:page draw:name="page12" draw:style-name="dp1" draw:master-page-name="Default">
        <draw:custom-shape draw:style-name="gr116" draw:text-style-name="P27" draw:layer="layout" svg:width="9.615cm" svg:height="5.115cm" svg:x="10.981cm" svg:y="7.338cm">
          <text:p/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7" draw:text-style-name="P28" draw:layer="layout" svg:width="6.209cm" svg:height="3.916cm" svg:x="13.582cm" svg:y="7.93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8" draw:layer="layout" svg:width="0.254cm" svg:height="3.81cm" svg:x="13.934cm" svg:y="8.033cm">
          <text:p/>
          <draw:enhanced-geometry svg:viewBox="0 0 21600 21600" draw:type="rectangle" draw:enhanced-path="M 0 0 L 21600 0 21600 21600 0 21600 0 0 Z N"/>
        </draw:custom-shape>
        <draw:g>
          <draw:custom-shape draw:style-name="gr108" draw:text-style-name="P18" draw:layer="layout" svg:width="0.254cm" svg:height="0.254cm" svg:x="14.442cm" svg:y="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569cm" svg:y1="8.16cm" svg:x2="14.569cm" svg:y2="8.795cm">
            <text:p/>
          </draw:line>
          <draw:line draw:style-name="gr109" draw:text-style-name="P3" draw:layer="layout" svg:x1="14.823cm" svg:y1="9.303cm" svg:x2="14.569cm" svg:y2="8.795cm">
            <text:p/>
          </draw:line>
          <draw:line draw:style-name="gr109" draw:text-style-name="P3" draw:layer="layout" svg:x1="14.315cm" svg:y1="9.303cm" svg:x2="14.569cm" svg:y2="8.795cm">
            <text:p/>
          </draw:line>
          <draw:line draw:style-name="gr109" draw:text-style-name="P3" draw:layer="layout" svg:x1="14.569cm" svg:y1="8.414cm" svg:x2="14.95cm" svg:y2="8.668cm">
            <text:p/>
          </draw:line>
          <draw:line draw:style-name="gr109" draw:text-style-name="P3" draw:layer="layout" svg:x1="14.569cm" svg:y1="8.414cm" svg:x2="14.188cm" svg:y2="8.668cm">
            <text:p/>
          </draw:line>
        </draw:g>
        <draw:g>
          <draw:custom-shape draw:style-name="gr108" draw:text-style-name="P18" draw:layer="layout" svg:width="0.254cm" svg:height="0.254cm" svg:x="15.204cm" svg:y="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5.331cm" svg:y1="8.16cm" svg:x2="15.331cm" svg:y2="8.795cm">
            <text:p/>
          </draw:line>
          <draw:line draw:style-name="gr109" draw:text-style-name="P3" draw:layer="layout" svg:x1="15.585cm" svg:y1="9.303cm" svg:x2="15.331cm" svg:y2="8.795cm">
            <text:p/>
          </draw:line>
          <draw:line draw:style-name="gr109" draw:text-style-name="P3" draw:layer="layout" svg:x1="15.077cm" svg:y1="9.303cm" svg:x2="15.331cm" svg:y2="8.795cm">
            <text:p/>
          </draw:line>
          <draw:line draw:style-name="gr109" draw:text-style-name="P3" draw:layer="layout" svg:x1="15.331cm" svg:y1="8.414cm" svg:x2="15.712cm" svg:y2="8.668cm">
            <text:p/>
          </draw:line>
          <draw:line draw:style-name="gr109" draw:text-style-name="P3" draw:layer="layout" svg:x1="15.331cm" svg:y1="8.414cm" svg:x2="14.95cm" svg:y2="8.668cm">
            <text:p/>
          </draw:line>
        </draw:g>
        <draw:g>
          <draw:custom-shape draw:style-name="gr108" draw:text-style-name="P18" draw:layer="layout" svg:width="0.254cm" svg:height="0.254cm" svg:x="15.966cm" svg:y="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093cm" svg:y1="8.16cm" svg:x2="16.093cm" svg:y2="8.795cm">
            <text:p/>
          </draw:line>
          <draw:line draw:style-name="gr109" draw:text-style-name="P3" draw:layer="layout" svg:x1="16.347cm" svg:y1="9.303cm" svg:x2="16.093cm" svg:y2="8.795cm">
            <text:p/>
          </draw:line>
          <draw:line draw:style-name="gr109" draw:text-style-name="P3" draw:layer="layout" svg:x1="15.839cm" svg:y1="9.303cm" svg:x2="16.093cm" svg:y2="8.795cm">
            <text:p/>
          </draw:line>
          <draw:line draw:style-name="gr109" draw:text-style-name="P3" draw:layer="layout" svg:x1="16.093cm" svg:y1="8.414cm" svg:x2="16.474cm" svg:y2="8.668cm">
            <text:p/>
          </draw:line>
          <draw:line draw:style-name="gr109" draw:text-style-name="P3" draw:layer="layout" svg:x1="16.093cm" svg:y1="8.414cm" svg:x2="15.712cm" svg:y2="8.668cm">
            <text:p/>
          </draw:line>
        </draw:g>
        <draw:g>
          <draw:custom-shape draw:style-name="gr108" draw:text-style-name="P18" draw:layer="layout" svg:width="0.254cm" svg:height="0.254cm" svg:x="16.728cm" svg:y="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855cm" svg:y1="8.16cm" svg:x2="16.855cm" svg:y2="8.795cm">
            <text:p/>
          </draw:line>
          <draw:line draw:style-name="gr109" draw:text-style-name="P3" draw:layer="layout" svg:x1="17.109cm" svg:y1="9.303cm" svg:x2="16.855cm" svg:y2="8.795cm">
            <text:p/>
          </draw:line>
          <draw:line draw:style-name="gr109" draw:text-style-name="P3" draw:layer="layout" svg:x1="16.601cm" svg:y1="9.303cm" svg:x2="16.855cm" svg:y2="8.795cm">
            <text:p/>
          </draw:line>
          <draw:line draw:style-name="gr109" draw:text-style-name="P3" draw:layer="layout" svg:x1="16.855cm" svg:y1="8.414cm" svg:x2="17.236cm" svg:y2="8.668cm">
            <text:p/>
          </draw:line>
          <draw:line draw:style-name="gr109" draw:text-style-name="P3" draw:layer="layout" svg:x1="16.855cm" svg:y1="8.414cm" svg:x2="16.474cm" svg:y2="8.668cm">
            <text:p/>
          </draw:line>
        </draw:g>
        <draw:g>
          <draw:custom-shape draw:style-name="gr108" draw:text-style-name="P18" draw:layer="layout" svg:width="0.254cm" svg:height="0.254cm" svg:x="17.49cm" svg:y="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617cm" svg:y1="8.16cm" svg:x2="17.617cm" svg:y2="8.795cm">
            <text:p/>
          </draw:line>
          <draw:line draw:style-name="gr109" draw:text-style-name="P3" draw:layer="layout" svg:x1="17.871cm" svg:y1="9.303cm" svg:x2="17.617cm" svg:y2="8.795cm">
            <text:p/>
          </draw:line>
          <draw:line draw:style-name="gr109" draw:text-style-name="P3" draw:layer="layout" svg:x1="17.363cm" svg:y1="9.303cm" svg:x2="17.617cm" svg:y2="8.795cm">
            <text:p/>
          </draw:line>
          <draw:line draw:style-name="gr109" draw:text-style-name="P3" draw:layer="layout" svg:x1="17.617cm" svg:y1="8.414cm" svg:x2="17.998cm" svg:y2="8.668cm">
            <text:p/>
          </draw:line>
          <draw:line draw:style-name="gr109" draw:text-style-name="P3" draw:layer="layout" svg:x1="17.617cm" svg:y1="8.414cm" svg:x2="17.236cm" svg:y2="8.668cm">
            <text:p/>
          </draw:line>
        </draw:g>
        <draw:g>
          <draw:custom-shape draw:style-name="gr108" draw:text-style-name="P18" draw:layer="layout" svg:width="0.254cm" svg:height="0.254cm" svg:x="18.252cm" svg:y="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8.379cm" svg:y1="8.16cm" svg:x2="18.379cm" svg:y2="8.795cm">
            <text:p/>
          </draw:line>
          <draw:line draw:style-name="gr109" draw:text-style-name="P3" draw:layer="layout" svg:x1="18.633cm" svg:y1="9.303cm" svg:x2="18.379cm" svg:y2="8.795cm">
            <text:p/>
          </draw:line>
          <draw:line draw:style-name="gr109" draw:text-style-name="P3" draw:layer="layout" svg:x1="18.125cm" svg:y1="9.303cm" svg:x2="18.379cm" svg:y2="8.795cm">
            <text:p/>
          </draw:line>
          <draw:line draw:style-name="gr109" draw:text-style-name="P3" draw:layer="layout" svg:x1="18.379cm" svg:y1="8.414cm" svg:x2="18.76cm" svg:y2="8.668cm">
            <text:p/>
          </draw:line>
          <draw:line draw:style-name="gr109" draw:text-style-name="P3" draw:layer="layout" svg:x1="18.379cm" svg:y1="8.414cm" svg:x2="17.998cm" svg:y2="8.668cm">
            <text:p/>
          </draw:line>
        </draw:g>
        <draw:g>
          <draw:custom-shape draw:style-name="gr108" draw:text-style-name="P18" draw:layer="layout" svg:width="0.254cm" svg:height="0.254cm" svg:x="19.014cm" svg:y="8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9.141cm" svg:y1="8.16cm" svg:x2="19.141cm" svg:y2="8.795cm">
            <text:p/>
          </draw:line>
          <draw:line draw:style-name="gr109" draw:text-style-name="P3" draw:layer="layout" svg:x1="19.395cm" svg:y1="9.303cm" svg:x2="19.141cm" svg:y2="8.795cm">
            <text:p/>
          </draw:line>
          <draw:line draw:style-name="gr109" draw:text-style-name="P3" draw:layer="layout" svg:x1="18.887cm" svg:y1="9.303cm" svg:x2="19.141cm" svg:y2="8.795cm">
            <text:p/>
          </draw:line>
          <draw:line draw:style-name="gr109" draw:text-style-name="P3" draw:layer="layout" svg:x1="19.141cm" svg:y1="8.414cm" svg:x2="19.522cm" svg:y2="8.668cm">
            <text:p/>
          </draw:line>
          <draw:line draw:style-name="gr109" draw:text-style-name="P3" draw:layer="layout" svg:x1="19.141cm" svg:y1="8.414cm" svg:x2="18.76cm" svg:y2="8.668cm">
            <text:p/>
          </draw:line>
        </draw:g>
        <draw:g>
          <draw:custom-shape draw:style-name="gr108" draw:text-style-name="P18" draw:layer="layout" svg:width="0.254cm" svg:height="0.254cm" svg:x="14.442cm" svg:y="9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569cm" svg:y1="9.43cm" svg:x2="14.569cm" svg:y2="10.065cm">
            <text:p/>
          </draw:line>
          <draw:line draw:style-name="gr109" draw:text-style-name="P3" draw:layer="layout" svg:x1="14.823cm" svg:y1="10.573cm" svg:x2="14.569cm" svg:y2="10.065cm">
            <text:p/>
          </draw:line>
          <draw:line draw:style-name="gr109" draw:text-style-name="P3" draw:layer="layout" svg:x1="14.315cm" svg:y1="10.573cm" svg:x2="14.569cm" svg:y2="10.065cm">
            <text:p/>
          </draw:line>
          <draw:line draw:style-name="gr109" draw:text-style-name="P3" draw:layer="layout" svg:x1="14.569cm" svg:y1="9.684cm" svg:x2="14.95cm" svg:y2="9.938cm">
            <text:p/>
          </draw:line>
          <draw:line draw:style-name="gr109" draw:text-style-name="P3" draw:layer="layout" svg:x1="14.569cm" svg:y1="9.684cm" svg:x2="14.188cm" svg:y2="9.938cm">
            <text:p/>
          </draw:line>
        </draw:g>
        <draw:g>
          <draw:custom-shape draw:style-name="gr108" draw:text-style-name="P18" draw:layer="layout" svg:width="0.254cm" svg:height="0.254cm" svg:x="15.204cm" svg:y="9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5.331cm" svg:y1="9.43cm" svg:x2="15.331cm" svg:y2="10.065cm">
            <text:p/>
          </draw:line>
          <draw:line draw:style-name="gr109" draw:text-style-name="P3" draw:layer="layout" svg:x1="15.585cm" svg:y1="10.573cm" svg:x2="15.331cm" svg:y2="10.065cm">
            <text:p/>
          </draw:line>
          <draw:line draw:style-name="gr109" draw:text-style-name="P3" draw:layer="layout" svg:x1="15.077cm" svg:y1="10.573cm" svg:x2="15.331cm" svg:y2="10.065cm">
            <text:p/>
          </draw:line>
          <draw:line draw:style-name="gr109" draw:text-style-name="P3" draw:layer="layout" svg:x1="15.331cm" svg:y1="9.684cm" svg:x2="15.712cm" svg:y2="9.938cm">
            <text:p/>
          </draw:line>
          <draw:line draw:style-name="gr109" draw:text-style-name="P3" draw:layer="layout" svg:x1="15.331cm" svg:y1="9.684cm" svg:x2="14.95cm" svg:y2="9.938cm">
            <text:p/>
          </draw:line>
        </draw:g>
        <draw:g>
          <draw:custom-shape draw:style-name="gr108" draw:text-style-name="P18" draw:layer="layout" svg:width="0.254cm" svg:height="0.254cm" svg:x="15.966cm" svg:y="9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093cm" svg:y1="9.43cm" svg:x2="16.093cm" svg:y2="10.065cm">
            <text:p/>
          </draw:line>
          <draw:line draw:style-name="gr109" draw:text-style-name="P3" draw:layer="layout" svg:x1="16.347cm" svg:y1="10.573cm" svg:x2="16.093cm" svg:y2="10.065cm">
            <text:p/>
          </draw:line>
          <draw:line draw:style-name="gr109" draw:text-style-name="P3" draw:layer="layout" svg:x1="15.839cm" svg:y1="10.573cm" svg:x2="16.093cm" svg:y2="10.065cm">
            <text:p/>
          </draw:line>
          <draw:line draw:style-name="gr109" draw:text-style-name="P3" draw:layer="layout" svg:x1="16.093cm" svg:y1="9.684cm" svg:x2="16.474cm" svg:y2="9.938cm">
            <text:p/>
          </draw:line>
          <draw:line draw:style-name="gr109" draw:text-style-name="P3" draw:layer="layout" svg:x1="16.093cm" svg:y1="9.684cm" svg:x2="15.712cm" svg:y2="9.938cm">
            <text:p/>
          </draw:line>
        </draw:g>
        <draw:g>
          <draw:custom-shape draw:style-name="gr108" draw:text-style-name="P18" draw:layer="layout" svg:width="0.254cm" svg:height="0.254cm" svg:x="16.728cm" svg:y="9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855cm" svg:y1="9.43cm" svg:x2="16.855cm" svg:y2="10.065cm">
            <text:p/>
          </draw:line>
          <draw:line draw:style-name="gr109" draw:text-style-name="P3" draw:layer="layout" svg:x1="17.109cm" svg:y1="10.573cm" svg:x2="16.855cm" svg:y2="10.065cm">
            <text:p/>
          </draw:line>
          <draw:line draw:style-name="gr109" draw:text-style-name="P3" draw:layer="layout" svg:x1="16.601cm" svg:y1="10.573cm" svg:x2="16.855cm" svg:y2="10.065cm">
            <text:p/>
          </draw:line>
          <draw:line draw:style-name="gr109" draw:text-style-name="P3" draw:layer="layout" svg:x1="16.855cm" svg:y1="9.684cm" svg:x2="17.236cm" svg:y2="9.938cm">
            <text:p/>
          </draw:line>
          <draw:line draw:style-name="gr109" draw:text-style-name="P3" draw:layer="layout" svg:x1="16.855cm" svg:y1="9.684cm" svg:x2="16.474cm" svg:y2="9.938cm">
            <text:p/>
          </draw:line>
        </draw:g>
        <draw:g>
          <draw:custom-shape draw:style-name="gr108" draw:text-style-name="P18" draw:layer="layout" svg:width="0.254cm" svg:height="0.254cm" svg:x="17.49cm" svg:y="9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617cm" svg:y1="9.43cm" svg:x2="17.617cm" svg:y2="10.065cm">
            <text:p/>
          </draw:line>
          <draw:line draw:style-name="gr109" draw:text-style-name="P3" draw:layer="layout" svg:x1="17.871cm" svg:y1="10.573cm" svg:x2="17.617cm" svg:y2="10.065cm">
            <text:p/>
          </draw:line>
          <draw:line draw:style-name="gr109" draw:text-style-name="P3" draw:layer="layout" svg:x1="17.363cm" svg:y1="10.573cm" svg:x2="17.617cm" svg:y2="10.065cm">
            <text:p/>
          </draw:line>
          <draw:line draw:style-name="gr109" draw:text-style-name="P3" draw:layer="layout" svg:x1="17.617cm" svg:y1="9.684cm" svg:x2="17.998cm" svg:y2="9.938cm">
            <text:p/>
          </draw:line>
          <draw:line draw:style-name="gr109" draw:text-style-name="P3" draw:layer="layout" svg:x1="17.617cm" svg:y1="9.684cm" svg:x2="17.236cm" svg:y2="9.938cm">
            <text:p/>
          </draw:line>
        </draw:g>
        <draw:g>
          <draw:custom-shape draw:style-name="gr108" draw:text-style-name="P18" draw:layer="layout" svg:width="0.254cm" svg:height="0.254cm" svg:x="18.252cm" svg:y="9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8.379cm" svg:y1="9.43cm" svg:x2="18.379cm" svg:y2="10.065cm">
            <text:p/>
          </draw:line>
          <draw:line draw:style-name="gr109" draw:text-style-name="P3" draw:layer="layout" svg:x1="18.633cm" svg:y1="10.573cm" svg:x2="18.379cm" svg:y2="10.065cm">
            <text:p/>
          </draw:line>
          <draw:line draw:style-name="gr109" draw:text-style-name="P3" draw:layer="layout" svg:x1="18.125cm" svg:y1="10.573cm" svg:x2="18.379cm" svg:y2="10.065cm">
            <text:p/>
          </draw:line>
          <draw:line draw:style-name="gr109" draw:text-style-name="P3" draw:layer="layout" svg:x1="18.379cm" svg:y1="9.684cm" svg:x2="18.76cm" svg:y2="9.938cm">
            <text:p/>
          </draw:line>
          <draw:line draw:style-name="gr109" draw:text-style-name="P3" draw:layer="layout" svg:x1="18.379cm" svg:y1="9.684cm" svg:x2="17.998cm" svg:y2="9.938cm">
            <text:p/>
          </draw:line>
        </draw:g>
        <draw:g>
          <draw:custom-shape draw:style-name="gr108" draw:text-style-name="P18" draw:layer="layout" svg:width="0.254cm" svg:height="0.254cm" svg:x="19.014cm" svg:y="9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9.141cm" svg:y1="9.43cm" svg:x2="19.141cm" svg:y2="10.065cm">
            <text:p/>
          </draw:line>
          <draw:line draw:style-name="gr109" draw:text-style-name="P3" draw:layer="layout" svg:x1="19.395cm" svg:y1="10.573cm" svg:x2="19.141cm" svg:y2="10.065cm">
            <text:p/>
          </draw:line>
          <draw:line draw:style-name="gr109" draw:text-style-name="P3" draw:layer="layout" svg:x1="18.887cm" svg:y1="10.573cm" svg:x2="19.141cm" svg:y2="10.065cm">
            <text:p/>
          </draw:line>
          <draw:line draw:style-name="gr109" draw:text-style-name="P3" draw:layer="layout" svg:x1="19.141cm" svg:y1="9.684cm" svg:x2="19.522cm" svg:y2="9.938cm">
            <text:p/>
          </draw:line>
          <draw:line draw:style-name="gr109" draw:text-style-name="P3" draw:layer="layout" svg:x1="19.141cm" svg:y1="9.684cm" svg:x2="18.76cm" svg:y2="9.938cm">
            <text:p/>
          </draw:line>
        </draw:g>
        <draw:g>
          <draw:custom-shape draw:style-name="gr108" draw:text-style-name="P18" draw:layer="layout" svg:width="0.254cm" svg:height="0.254cm" svg:x="14.442cm" svg:y="10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4.569cm" svg:y1="10.7cm" svg:x2="14.569cm" svg:y2="11.335cm">
            <text:p/>
          </draw:line>
          <draw:line draw:style-name="gr109" draw:text-style-name="P3" draw:layer="layout" svg:x1="14.823cm" svg:y1="11.843cm" svg:x2="14.569cm" svg:y2="11.335cm">
            <text:p/>
          </draw:line>
          <draw:line draw:style-name="gr109" draw:text-style-name="P3" draw:layer="layout" svg:x1="14.315cm" svg:y1="11.843cm" svg:x2="14.569cm" svg:y2="11.335cm">
            <text:p/>
          </draw:line>
          <draw:line draw:style-name="gr109" draw:text-style-name="P3" draw:layer="layout" svg:x1="14.569cm" svg:y1="10.954cm" svg:x2="14.95cm" svg:y2="11.208cm">
            <text:p/>
          </draw:line>
          <draw:line draw:style-name="gr109" draw:text-style-name="P3" draw:layer="layout" svg:x1="14.569cm" svg:y1="10.954cm" svg:x2="14.188cm" svg:y2="11.208cm">
            <text:p/>
          </draw:line>
        </draw:g>
        <draw:g>
          <draw:custom-shape draw:style-name="gr108" draw:text-style-name="P18" draw:layer="layout" svg:width="0.254cm" svg:height="0.254cm" svg:x="15.204cm" svg:y="10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5.331cm" svg:y1="10.7cm" svg:x2="15.331cm" svg:y2="11.335cm">
            <text:p/>
          </draw:line>
          <draw:line draw:style-name="gr109" draw:text-style-name="P3" draw:layer="layout" svg:x1="15.585cm" svg:y1="11.843cm" svg:x2="15.331cm" svg:y2="11.335cm">
            <text:p/>
          </draw:line>
          <draw:line draw:style-name="gr109" draw:text-style-name="P3" draw:layer="layout" svg:x1="15.077cm" svg:y1="11.843cm" svg:x2="15.331cm" svg:y2="11.335cm">
            <text:p/>
          </draw:line>
          <draw:line draw:style-name="gr109" draw:text-style-name="P3" draw:layer="layout" svg:x1="15.331cm" svg:y1="10.954cm" svg:x2="15.712cm" svg:y2="11.208cm">
            <text:p/>
          </draw:line>
          <draw:line draw:style-name="gr109" draw:text-style-name="P3" draw:layer="layout" svg:x1="15.331cm" svg:y1="10.954cm" svg:x2="14.95cm" svg:y2="11.208cm">
            <text:p/>
          </draw:line>
        </draw:g>
        <draw:g>
          <draw:custom-shape draw:style-name="gr108" draw:text-style-name="P18" draw:layer="layout" svg:width="0.254cm" svg:height="0.254cm" svg:x="15.966cm" svg:y="10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093cm" svg:y1="10.7cm" svg:x2="16.093cm" svg:y2="11.335cm">
            <text:p/>
          </draw:line>
          <draw:line draw:style-name="gr109" draw:text-style-name="P3" draw:layer="layout" svg:x1="16.347cm" svg:y1="11.843cm" svg:x2="16.093cm" svg:y2="11.335cm">
            <text:p/>
          </draw:line>
          <draw:line draw:style-name="gr109" draw:text-style-name="P3" draw:layer="layout" svg:x1="15.839cm" svg:y1="11.843cm" svg:x2="16.093cm" svg:y2="11.335cm">
            <text:p/>
          </draw:line>
          <draw:line draw:style-name="gr109" draw:text-style-name="P3" draw:layer="layout" svg:x1="16.093cm" svg:y1="10.954cm" svg:x2="16.474cm" svg:y2="11.208cm">
            <text:p/>
          </draw:line>
          <draw:line draw:style-name="gr109" draw:text-style-name="P3" draw:layer="layout" svg:x1="16.093cm" svg:y1="10.954cm" svg:x2="15.712cm" svg:y2="11.208cm">
            <text:p/>
          </draw:line>
        </draw:g>
        <draw:g>
          <draw:custom-shape draw:style-name="gr108" draw:text-style-name="P18" draw:layer="layout" svg:width="0.254cm" svg:height="0.254cm" svg:x="16.728cm" svg:y="10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6.855cm" svg:y1="10.7cm" svg:x2="16.855cm" svg:y2="11.335cm">
            <text:p/>
          </draw:line>
          <draw:line draw:style-name="gr109" draw:text-style-name="P3" draw:layer="layout" svg:x1="17.109cm" svg:y1="11.843cm" svg:x2="16.855cm" svg:y2="11.335cm">
            <text:p/>
          </draw:line>
          <draw:line draw:style-name="gr109" draw:text-style-name="P3" draw:layer="layout" svg:x1="16.601cm" svg:y1="11.843cm" svg:x2="16.855cm" svg:y2="11.335cm">
            <text:p/>
          </draw:line>
          <draw:line draw:style-name="gr109" draw:text-style-name="P3" draw:layer="layout" svg:x1="16.855cm" svg:y1="10.954cm" svg:x2="17.236cm" svg:y2="11.208cm">
            <text:p/>
          </draw:line>
          <draw:line draw:style-name="gr109" draw:text-style-name="P3" draw:layer="layout" svg:x1="16.855cm" svg:y1="10.954cm" svg:x2="16.474cm" svg:y2="11.208cm">
            <text:p/>
          </draw:line>
        </draw:g>
        <draw:g>
          <draw:custom-shape draw:style-name="gr108" draw:text-style-name="P18" draw:layer="layout" svg:width="0.254cm" svg:height="0.254cm" svg:x="17.49cm" svg:y="10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7.617cm" svg:y1="10.7cm" svg:x2="17.617cm" svg:y2="11.335cm">
            <text:p/>
          </draw:line>
          <draw:line draw:style-name="gr109" draw:text-style-name="P3" draw:layer="layout" svg:x1="17.871cm" svg:y1="11.843cm" svg:x2="17.617cm" svg:y2="11.335cm">
            <text:p/>
          </draw:line>
          <draw:line draw:style-name="gr109" draw:text-style-name="P3" draw:layer="layout" svg:x1="17.363cm" svg:y1="11.843cm" svg:x2="17.617cm" svg:y2="11.335cm">
            <text:p/>
          </draw:line>
          <draw:line draw:style-name="gr109" draw:text-style-name="P3" draw:layer="layout" svg:x1="17.617cm" svg:y1="10.954cm" svg:x2="17.998cm" svg:y2="11.208cm">
            <text:p/>
          </draw:line>
          <draw:line draw:style-name="gr109" draw:text-style-name="P3" draw:layer="layout" svg:x1="17.617cm" svg:y1="10.954cm" svg:x2="17.236cm" svg:y2="11.208cm">
            <text:p/>
          </draw:line>
        </draw:g>
        <draw:g>
          <draw:custom-shape draw:style-name="gr108" draw:text-style-name="P18" draw:layer="layout" svg:width="0.254cm" svg:height="0.254cm" svg:x="18.252cm" svg:y="10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8.379cm" svg:y1="10.7cm" svg:x2="18.379cm" svg:y2="11.335cm">
            <text:p/>
          </draw:line>
          <draw:line draw:style-name="gr109" draw:text-style-name="P3" draw:layer="layout" svg:x1="18.633cm" svg:y1="11.843cm" svg:x2="18.379cm" svg:y2="11.335cm">
            <text:p/>
          </draw:line>
          <draw:line draw:style-name="gr109" draw:text-style-name="P3" draw:layer="layout" svg:x1="18.125cm" svg:y1="11.843cm" svg:x2="18.379cm" svg:y2="11.335cm">
            <text:p/>
          </draw:line>
          <draw:line draw:style-name="gr109" draw:text-style-name="P3" draw:layer="layout" svg:x1="18.379cm" svg:y1="10.954cm" svg:x2="18.76cm" svg:y2="11.208cm">
            <text:p/>
          </draw:line>
          <draw:line draw:style-name="gr109" draw:text-style-name="P3" draw:layer="layout" svg:x1="18.379cm" svg:y1="10.954cm" svg:x2="17.998cm" svg:y2="11.208cm">
            <text:p/>
          </draw:line>
        </draw:g>
        <draw:g>
          <draw:custom-shape draw:style-name="gr108" draw:text-style-name="P18" draw:layer="layout" svg:width="0.254cm" svg:height="0.254cm" svg:x="19.014cm" svg:y="10.5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19.141cm" svg:y1="10.7cm" svg:x2="19.141cm" svg:y2="11.335cm">
            <text:p/>
          </draw:line>
          <draw:line draw:style-name="gr109" draw:text-style-name="P3" draw:layer="layout" svg:x1="19.395cm" svg:y1="11.843cm" svg:x2="19.141cm" svg:y2="11.335cm">
            <text:p/>
          </draw:line>
          <draw:line draw:style-name="gr109" draw:text-style-name="P3" draw:layer="layout" svg:x1="18.887cm" svg:y1="11.843cm" svg:x2="19.141cm" svg:y2="11.335cm">
            <text:p/>
          </draw:line>
          <draw:line draw:style-name="gr109" draw:text-style-name="P3" draw:layer="layout" svg:x1="19.141cm" svg:y1="10.954cm" svg:x2="19.522cm" svg:y2="11.208cm">
            <text:p/>
          </draw:line>
          <draw:line draw:style-name="gr109" draw:text-style-name="P3" draw:layer="layout" svg:x1="19.141cm" svg:y1="10.954cm" svg:x2="18.76cm" svg:y2="11.208cm">
            <text:p/>
          </draw:line>
        </draw:g>
        <draw:frame draw:style-name="gr118" draw:text-style-name="P3" draw:layer="layout" svg:width="3.92cm" svg:height="5.333cm" draw:transform="skewX (0.000174532925199433) rotate (-1.5706217938697) translate (24.891cm 7.936cm)">
          <draw:image xlink:href="Pictures/100000000000018C000001BEF5C296466C8F2D6C.png" xlink:type="simple" xlink:show="embed" xlink:actuate="onLoad">
            <text:p/>
          </draw:image>
        </draw:frame>
        <draw:custom-shape draw:style-name="gr119" draw:text-style-name="P29" draw:layer="layout" svg:width="0.353cm" svg:height="3.88cm" svg:x="13.582cm" svg:y="7.957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7" draw:layer="layout" svg:width="9.615cm" svg:height="5.115cm" svg:x="26.079cm" svg:y="7.408cm">
          <text:p/>
          <draw:enhanced-geometry svg:viewBox="0 0 21600 21600" draw:text-areas="0 0 21600 21600" draw:mirror-horizontal="true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17" draw:text-style-name="P28" draw:layer="layout" svg:width="6.209cm" svg:height="3.916cm" svg:x="28.68cm" svg:y="8.00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8" draw:layer="layout" svg:width="0.254cm" svg:height="3.81cm" svg:x="29.032cm" svg:y="8.103cm">
          <text:p/>
          <draw:enhanced-geometry svg:viewBox="0 0 21600 21600" draw:type="rectangle" draw:enhanced-path="M 0 0 L 21600 0 21600 21600 0 21600 0 0 Z N"/>
        </draw:custom-shape>
        <draw:g>
          <draw:custom-shape draw:style-name="gr108" draw:text-style-name="P18" draw:layer="layout" svg:width="0.254cm" svg:height="0.254cm" svg:x="29.54cm" svg:y="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9.667cm" svg:y1="8.23cm" svg:x2="29.667cm" svg:y2="8.865cm">
            <text:p/>
          </draw:line>
          <draw:line draw:style-name="gr109" draw:text-style-name="P3" draw:layer="layout" svg:x1="29.921cm" svg:y1="9.373cm" svg:x2="29.667cm" svg:y2="8.865cm">
            <text:p/>
          </draw:line>
          <draw:line draw:style-name="gr109" draw:text-style-name="P3" draw:layer="layout" svg:x1="29.413cm" svg:y1="9.373cm" svg:x2="29.667cm" svg:y2="8.865cm">
            <text:p/>
          </draw:line>
          <draw:line draw:style-name="gr109" draw:text-style-name="P3" draw:layer="layout" svg:x1="29.667cm" svg:y1="8.484cm" svg:x2="30.048cm" svg:y2="8.738cm">
            <text:p/>
          </draw:line>
          <draw:line draw:style-name="gr109" draw:text-style-name="P3" draw:layer="layout" svg:x1="29.667cm" svg:y1="8.484cm" svg:x2="29.286cm" svg:y2="8.738cm">
            <text:p/>
          </draw:line>
        </draw:g>
        <draw:g>
          <draw:custom-shape draw:style-name="gr108" draw:text-style-name="P18" draw:layer="layout" svg:width="0.254cm" svg:height="0.254cm" svg:x="31.064cm" svg:y="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1.191cm" svg:y1="8.23cm" svg:x2="31.191cm" svg:y2="8.865cm">
            <text:p/>
          </draw:line>
          <draw:line draw:style-name="gr109" draw:text-style-name="P3" draw:layer="layout" svg:x1="31.445cm" svg:y1="9.373cm" svg:x2="31.191cm" svg:y2="8.865cm">
            <text:p/>
          </draw:line>
          <draw:line draw:style-name="gr109" draw:text-style-name="P3" draw:layer="layout" svg:x1="30.937cm" svg:y1="9.373cm" svg:x2="31.191cm" svg:y2="8.865cm">
            <text:p/>
          </draw:line>
          <draw:line draw:style-name="gr109" draw:text-style-name="P3" draw:layer="layout" svg:x1="31.191cm" svg:y1="8.484cm" svg:x2="31.572cm" svg:y2="8.738cm">
            <text:p/>
          </draw:line>
          <draw:line draw:style-name="gr109" draw:text-style-name="P3" draw:layer="layout" svg:x1="31.191cm" svg:y1="8.484cm" svg:x2="30.81cm" svg:y2="8.738cm">
            <text:p/>
          </draw:line>
        </draw:g>
        <draw:g>
          <draw:custom-shape draw:style-name="gr108" draw:text-style-name="P18" draw:layer="layout" svg:width="0.254cm" svg:height="0.254cm" svg:x="32.588cm" svg:y="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2.715cm" svg:y1="8.23cm" svg:x2="32.715cm" svg:y2="8.865cm">
            <text:p/>
          </draw:line>
          <draw:line draw:style-name="gr109" draw:text-style-name="P3" draw:layer="layout" svg:x1="32.969cm" svg:y1="9.373cm" svg:x2="32.715cm" svg:y2="8.865cm">
            <text:p/>
          </draw:line>
          <draw:line draw:style-name="gr109" draw:text-style-name="P3" draw:layer="layout" svg:x1="32.461cm" svg:y1="9.373cm" svg:x2="32.715cm" svg:y2="8.865cm">
            <text:p/>
          </draw:line>
          <draw:line draw:style-name="gr109" draw:text-style-name="P3" draw:layer="layout" svg:x1="32.715cm" svg:y1="8.484cm" svg:x2="33.096cm" svg:y2="8.738cm">
            <text:p/>
          </draw:line>
          <draw:line draw:style-name="gr109" draw:text-style-name="P3" draw:layer="layout" svg:x1="32.715cm" svg:y1="8.484cm" svg:x2="32.334cm" svg:y2="8.738cm">
            <text:p/>
          </draw:line>
        </draw:g>
        <draw:g>
          <draw:custom-shape draw:style-name="gr108" draw:text-style-name="P18" draw:layer="layout" svg:width="0.254cm" svg:height="0.254cm" svg:x="34.112cm" svg:y="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4.239cm" svg:y1="8.23cm" svg:x2="34.239cm" svg:y2="8.865cm">
            <text:p/>
          </draw:line>
          <draw:line draw:style-name="gr109" draw:text-style-name="P3" draw:layer="layout" svg:x1="34.493cm" svg:y1="9.373cm" svg:x2="34.239cm" svg:y2="8.865cm">
            <text:p/>
          </draw:line>
          <draw:line draw:style-name="gr109" draw:text-style-name="P3" draw:layer="layout" svg:x1="33.985cm" svg:y1="9.373cm" svg:x2="34.239cm" svg:y2="8.865cm">
            <text:p/>
          </draw:line>
          <draw:line draw:style-name="gr109" draw:text-style-name="P3" draw:layer="layout" svg:x1="34.239cm" svg:y1="8.484cm" svg:x2="34.62cm" svg:y2="8.738cm">
            <text:p/>
          </draw:line>
          <draw:line draw:style-name="gr109" draw:text-style-name="P3" draw:layer="layout" svg:x1="34.239cm" svg:y1="8.484cm" svg:x2="33.858cm" svg:y2="8.738cm">
            <text:p/>
          </draw:line>
        </draw:g>
        <draw:g>
          <draw:custom-shape draw:style-name="gr108" draw:text-style-name="P18" draw:layer="layout" svg:width="0.254cm" svg:height="0.254cm" svg:x="30.302cm" svg:y="9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0.429cm" svg:y1="9.5cm" svg:x2="30.429cm" svg:y2="10.135cm">
            <text:p/>
          </draw:line>
          <draw:line draw:style-name="gr109" draw:text-style-name="P3" draw:layer="layout" svg:x1="30.683cm" svg:y1="10.643cm" svg:x2="30.429cm" svg:y2="10.135cm">
            <text:p/>
          </draw:line>
          <draw:line draw:style-name="gr109" draw:text-style-name="P3" draw:layer="layout" svg:x1="30.175cm" svg:y1="10.643cm" svg:x2="30.429cm" svg:y2="10.135cm">
            <text:p/>
          </draw:line>
          <draw:line draw:style-name="gr109" draw:text-style-name="P3" draw:layer="layout" svg:x1="30.429cm" svg:y1="9.754cm" svg:x2="30.81cm" svg:y2="10.008cm">
            <text:p/>
          </draw:line>
          <draw:line draw:style-name="gr109" draw:text-style-name="P3" draw:layer="layout" svg:x1="30.429cm" svg:y1="9.754cm" svg:x2="30.048cm" svg:y2="10.008cm">
            <text:p/>
          </draw:line>
        </draw:g>
        <draw:g>
          <draw:custom-shape draw:style-name="gr108" draw:text-style-name="P18" draw:layer="layout" svg:width="0.254cm" svg:height="0.254cm" svg:x="31.826cm" svg:y="9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1.953cm" svg:y1="9.5cm" svg:x2="31.953cm" svg:y2="10.135cm">
            <text:p/>
          </draw:line>
          <draw:line draw:style-name="gr109" draw:text-style-name="P3" draw:layer="layout" svg:x1="32.207cm" svg:y1="10.643cm" svg:x2="31.953cm" svg:y2="10.135cm">
            <text:p/>
          </draw:line>
          <draw:line draw:style-name="gr109" draw:text-style-name="P3" draw:layer="layout" svg:x1="31.699cm" svg:y1="10.643cm" svg:x2="31.953cm" svg:y2="10.135cm">
            <text:p/>
          </draw:line>
          <draw:line draw:style-name="gr109" draw:text-style-name="P3" draw:layer="layout" svg:x1="31.953cm" svg:y1="9.754cm" svg:x2="32.334cm" svg:y2="10.008cm">
            <text:p/>
          </draw:line>
          <draw:line draw:style-name="gr109" draw:text-style-name="P3" draw:layer="layout" svg:x1="31.953cm" svg:y1="9.754cm" svg:x2="31.572cm" svg:y2="10.008cm">
            <text:p/>
          </draw:line>
        </draw:g>
        <draw:g>
          <draw:custom-shape draw:style-name="gr108" draw:text-style-name="P18" draw:layer="layout" svg:width="0.254cm" svg:height="0.254cm" svg:x="33.35cm" svg:y="9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3.477cm" svg:y1="9.5cm" svg:x2="33.477cm" svg:y2="10.135cm">
            <text:p/>
          </draw:line>
          <draw:line draw:style-name="gr109" draw:text-style-name="P3" draw:layer="layout" svg:x1="33.731cm" svg:y1="10.643cm" svg:x2="33.477cm" svg:y2="10.135cm">
            <text:p/>
          </draw:line>
          <draw:line draw:style-name="gr109" draw:text-style-name="P3" draw:layer="layout" svg:x1="33.223cm" svg:y1="10.643cm" svg:x2="33.477cm" svg:y2="10.135cm">
            <text:p/>
          </draw:line>
          <draw:line draw:style-name="gr109" draw:text-style-name="P3" draw:layer="layout" svg:x1="33.477cm" svg:y1="9.754cm" svg:x2="33.858cm" svg:y2="10.008cm">
            <text:p/>
          </draw:line>
          <draw:line draw:style-name="gr109" draw:text-style-name="P3" draw:layer="layout" svg:x1="33.477cm" svg:y1="9.754cm" svg:x2="33.096cm" svg:y2="10.008cm">
            <text:p/>
          </draw:line>
        </draw:g>
        <draw:g>
          <draw:custom-shape draw:style-name="gr108" draw:text-style-name="P18" draw:layer="layout" svg:width="0.254cm" svg:height="0.254cm" svg:x="29.54cm" svg:y="10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29.667cm" svg:y1="10.77cm" svg:x2="29.667cm" svg:y2="11.405cm">
            <text:p/>
          </draw:line>
          <draw:line draw:style-name="gr109" draw:text-style-name="P3" draw:layer="layout" svg:x1="29.921cm" svg:y1="11.913cm" svg:x2="29.667cm" svg:y2="11.405cm">
            <text:p/>
          </draw:line>
          <draw:line draw:style-name="gr109" draw:text-style-name="P3" draw:layer="layout" svg:x1="29.413cm" svg:y1="11.913cm" svg:x2="29.667cm" svg:y2="11.405cm">
            <text:p/>
          </draw:line>
          <draw:line draw:style-name="gr109" draw:text-style-name="P3" draw:layer="layout" svg:x1="29.667cm" svg:y1="11.024cm" svg:x2="30.048cm" svg:y2="11.278cm">
            <text:p/>
          </draw:line>
          <draw:line draw:style-name="gr109" draw:text-style-name="P3" draw:layer="layout" svg:x1="29.667cm" svg:y1="11.024cm" svg:x2="29.286cm" svg:y2="11.278cm">
            <text:p/>
          </draw:line>
        </draw:g>
        <draw:g>
          <draw:custom-shape draw:style-name="gr108" draw:text-style-name="P18" draw:layer="layout" svg:width="0.254cm" svg:height="0.254cm" svg:x="31.064cm" svg:y="10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1.191cm" svg:y1="10.77cm" svg:x2="31.191cm" svg:y2="11.405cm">
            <text:p/>
          </draw:line>
          <draw:line draw:style-name="gr109" draw:text-style-name="P3" draw:layer="layout" svg:x1="31.445cm" svg:y1="11.913cm" svg:x2="31.191cm" svg:y2="11.405cm">
            <text:p/>
          </draw:line>
          <draw:line draw:style-name="gr109" draw:text-style-name="P3" draw:layer="layout" svg:x1="30.937cm" svg:y1="11.913cm" svg:x2="31.191cm" svg:y2="11.405cm">
            <text:p/>
          </draw:line>
          <draw:line draw:style-name="gr109" draw:text-style-name="P3" draw:layer="layout" svg:x1="31.191cm" svg:y1="11.024cm" svg:x2="31.572cm" svg:y2="11.278cm">
            <text:p/>
          </draw:line>
          <draw:line draw:style-name="gr109" draw:text-style-name="P3" draw:layer="layout" svg:x1="31.191cm" svg:y1="11.024cm" svg:x2="30.81cm" svg:y2="11.278cm">
            <text:p/>
          </draw:line>
        </draw:g>
        <draw:g>
          <draw:custom-shape draw:style-name="gr108" draw:text-style-name="P18" draw:layer="layout" svg:width="0.254cm" svg:height="0.254cm" svg:x="32.588cm" svg:y="10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2.715cm" svg:y1="10.77cm" svg:x2="32.715cm" svg:y2="11.405cm">
            <text:p/>
          </draw:line>
          <draw:line draw:style-name="gr109" draw:text-style-name="P3" draw:layer="layout" svg:x1="32.969cm" svg:y1="11.913cm" svg:x2="32.715cm" svg:y2="11.405cm">
            <text:p/>
          </draw:line>
          <draw:line draw:style-name="gr109" draw:text-style-name="P3" draw:layer="layout" svg:x1="32.461cm" svg:y1="11.913cm" svg:x2="32.715cm" svg:y2="11.405cm">
            <text:p/>
          </draw:line>
          <draw:line draw:style-name="gr109" draw:text-style-name="P3" draw:layer="layout" svg:x1="32.715cm" svg:y1="11.024cm" svg:x2="33.096cm" svg:y2="11.278cm">
            <text:p/>
          </draw:line>
          <draw:line draw:style-name="gr109" draw:text-style-name="P3" draw:layer="layout" svg:x1="32.715cm" svg:y1="11.024cm" svg:x2="32.334cm" svg:y2="11.278cm">
            <text:p/>
          </draw:line>
        </draw:g>
        <draw:g>
          <draw:custom-shape draw:style-name="gr108" draw:text-style-name="P18" draw:layer="layout" svg:width="0.254cm" svg:height="0.254cm" svg:x="34.112cm" svg:y="10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3" draw:layer="layout" svg:x1="34.239cm" svg:y1="10.77cm" svg:x2="34.239cm" svg:y2="11.405cm">
            <text:p/>
          </draw:line>
          <draw:line draw:style-name="gr109" draw:text-style-name="P3" draw:layer="layout" svg:x1="34.493cm" svg:y1="11.913cm" svg:x2="34.239cm" svg:y2="11.405cm">
            <text:p/>
          </draw:line>
          <draw:line draw:style-name="gr109" draw:text-style-name="P3" draw:layer="layout" svg:x1="33.985cm" svg:y1="11.913cm" svg:x2="34.239cm" svg:y2="11.405cm">
            <text:p/>
          </draw:line>
          <draw:line draw:style-name="gr109" draw:text-style-name="P3" draw:layer="layout" svg:x1="34.239cm" svg:y1="11.024cm" svg:x2="34.62cm" svg:y2="11.278cm">
            <text:p/>
          </draw:line>
          <draw:line draw:style-name="gr109" draw:text-style-name="P3" draw:layer="layout" svg:x1="34.239cm" svg:y1="11.024cm" svg:x2="33.858cm" svg:y2="11.278cm">
            <text:p/>
          </draw:line>
        </draw:g>
        <draw:frame draw:style-name="gr118" draw:text-style-name="P3" draw:layer="layout" svg:width="3.92cm" svg:height="5.333cm" draw:transform="skewX (0.000174532925199433) rotate (-1.5706217938697) translate (39.989cm 8.006cm)">
          <draw:image xlink:href="Pictures/100000000000018C000001BEF5C296466C8F2D6C.png" xlink:type="simple" xlink:show="embed" xlink:actuate="onLoad">
            <text:p/>
          </draw:image>
        </draw:frame>
        <draw:custom-shape draw:style-name="gr119" draw:text-style-name="P29" draw:layer="layout" svg:width="0.353cm" svg:height="3.88cm" svg:x="28.68cm" svg:y="8.0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cm" draw:marker-start-center="false" draw:marker-end-width="0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4.9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0:38:29.642362430</meta:creation-date>
    <dc:date>2017-06-07T18:05:48.949598846</dc:date>
    <meta:editing-duration>PT6H25M57S</meta:editing-duration>
    <meta:editing-cycles>21</meta:editing-cycles>
    <meta:generator>LibreOffice/5.1.6.2$Linux_X86_64 LibreOffice_project/10m0$Build-2</meta:generator>
    <meta:document-statistic meta:object-count="1005"/>
  </office:meta>
</office:document-meta>
</file>